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MSI_Z022" svg:font-family="MSI_Z022" style:font-pitch="variable"/>
    <style:font-face style:name="MSI_Z023" svg:font-family="MSI_Z023" style:font-pitch="variable"/>
    <style:font-face style:name="MSI_Z024" svg:font-family="MSI_Z024" style:font-pitch="variable"/>
    <style:font-face style:name="MSI_Z025" svg:font-family="MSI_Z025" style:font-pitch="variable"/>
    <style:font-face style:name="MSI_Z026" svg:font-family="MSI_Z026" style:font-pitch="variable"/>
    <style:font-face style:name="MSI_Z027" svg:font-family="MSI_Z027" style:font-pitch="variable"/>
    <style:font-face style:name="MSI_Z028" svg:font-family="MSI_Z028" style:font-pitch="variable"/>
    <style:font-face style:name="MSI_Z029" svg:font-family="MSI_Z029" style:font-pitch="variable"/>
    <style:font-face style:name="MSI_Z030" svg:font-family="MSI_Z030" style:font-pitch="variable"/>
    <style:font-face style:name="MSI_Z031" svg:font-family="MSI_Z031" style:font-pitch="variable"/>
    <style:font-face style:name="MSI_Z032" svg:font-family="MSI_Z032" style:font-pitch="variable"/>
    <style:font-face style:name="MSI_Z033" svg:font-family="MSI_Z033" style:font-pitch="variable"/>
    <style:font-face style:name="MSI_Z034" svg:font-family="MSI_Z034" style:font-pitch="variable"/>
    <style:font-face style:name="MSI_Z035" svg:font-family="MSI_Z035" style:font-pitch="variable"/>
    <style:font-face style:name="MSI_Z036" svg:font-family="MSI_Z036" style:font-pitch="variable"/>
    <style:font-face style:name="MSI_Z037" svg:font-family="MSI_Z037" style:font-pitch="variable"/>
    <style:font-face style:name="MSI_Z038" svg:font-family="MSI_Z038" style:font-pitch="variable"/>
    <style:font-face style:name="MSI_Z039" svg:font-family="MSI_Z039" style:font-pitch="variable"/>
    <style:font-face style:name="MSI_Z040" svg:font-family="MSI_Z040" style:font-pitch="variable"/>
    <style:font-face style:name="MSI_Z041" svg:font-family="MSI_Z04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P019" svg:font-family="QCF_P019" style:font-family-generic="roman" style:font-pitch="variable"/>
    <style:font-face style:name="QCF_P022" svg:font-family="QCF_P022" style:font-family-generic="roman" style:font-pitch="variable"/>
    <style:font-face style:name="QCF_P023" svg:font-family="QCF_P023" style:font-family-generic="roman" style:font-pitch="variable"/>
    <style:font-face style:name="QCF_P024" svg:font-family="QCF_P024" style:font-family-generic="roman" style:font-pitch="variable"/>
    <style:font-face style:name="QCF_P025" svg:font-family="QCF_P025" style:font-family-generic="roman" style:font-pitch="variable"/>
    <style:font-face style:name="QCF_P026" svg:font-family="QCF_P026" style:font-family-generic="roman" style:font-pitch="variable"/>
    <style:font-face style:name="QCF_P027" svg:font-family="QCF_P027" style:font-family-generic="roman" style:font-pitch="variable"/>
    <style:font-face style:name="QCF_P028" svg:font-family="QCF_P028" style:font-family-generic="roman" style:font-pitch="variable"/>
    <style:font-face style:name="QCF_P029" svg:font-family="QCF_P029" style:font-family-generic="roman" style:font-pitch="variable"/>
    <style:font-face style:name="QCF_P030" svg:font-family="QCF_P030" style:font-family-generic="roman" style:font-pitch="variable"/>
    <style:font-face style:name="QCF_P031" svg:font-family="QCF_P031" style:font-family-generic="roman" style:font-pitch="variable"/>
    <style:font-face style:name="QCF_P032" svg:font-family="QCF_P032" style:font-family-generic="roman" style:font-pitch="variable"/>
    <style:font-face style:name="QCF_P033" svg:font-family="QCF_P033" style:font-family-generic="roman" style:font-pitch="variable"/>
    <style:font-face style:name="QCF_P034" svg:font-family="QCF_P034" style:font-family-generic="roman" style:font-pitch="variable"/>
    <style:font-face style:name="QCF_P035" svg:font-family="QCF_P035" style:font-family-generic="roman" style:font-pitch="variable"/>
    <style:font-face style:name="QCF_P036" svg:font-family="QCF_P036" style:font-family-generic="roman" style:font-pitch="variable"/>
    <style:font-face style:name="QCF_P037" svg:font-family="QCF_P037" style:font-family-generic="roman" style:font-pitch="variable"/>
    <style:font-face style:name="QCF_P038" svg:font-family="QCF_P038" style:font-family-generic="roman" style:font-pitch="variable"/>
    <style:font-face style:name="QCF_P039" svg:font-family="QCF_P039" style:font-family-generic="roman" style:font-pitch="variable"/>
    <style:font-face style:name="QCF_P040" svg:font-family="QCF_P040" style:font-family-generic="roman" style:font-pitch="variable"/>
    <style:font-face style:name="QCF_P041" svg:font-family="QCF_P04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1b2d5" style:font-name-complex="MSI_Z023"/>
    </style:style>
    <style:style style:name="P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2fd1f" style:font-name-complex="MSI_Z024"/>
    </style:style>
    <style:style style:name="P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3e2a8" style:font-name-complex="MSI_Z025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447f5" style:font-name-complex="MSI_Z026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5b792" style:font-name-complex="MSI_Z027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63a35" style:font-name-complex="MSI_Z028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650fd" style:font-name-complex="MSI_Z029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269213" style:font-name-complex="MSI_Z030"/>
    </style:style>
    <style:style style:name="P10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201315" style:font-name-complex="MSI_Z022"/>
    </style:style>
    <style:style style:name="P11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22fd1f" style:font-name-complex="MSI_Z024"/>
    </style:style>
    <style:style style:name="P12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23e2a8" style:font-name-complex="MSI_Z025"/>
    </style:style>
    <style:style style:name="P13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2447f5" style:font-name-complex="MSI_Z026"/>
    </style:style>
    <style:style style:name="P14" style:family="paragraph" style:parent-style-name="Standard" style:master-page-name="Standard">
      <style:paragraph-properties fo:text-align="justify" fo:text-align-last="justify" style:justify-single-word="true" style:page-number="22" fo:break-before="auto" fo:break-after="auto" style:writing-mode="rl-tb"/>
      <style:text-properties style:use-window-font-color="true" officeooo:paragraph-rsid="00201315" style:font-name-complex="MSI_Z022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28f3c6" style:font-size-asian="23.5pt" style:font-name-complex="MSI_Z031" style:font-size-complex="23.5pt"/>
    </style:style>
    <style:style style:name="P1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2ad241" style:font-size-asian="23.5pt" style:font-name-complex="MSI_Z032" style:font-size-complex="23.5pt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2eab6d" style:font-size-asian="23.5pt" style:font-name-complex="MSI_Z033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13f65" style:font-size-asian="23.5pt" style:font-name-complex="MSI_Z034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1ed33" style:font-size-asian="23.5pt" style:font-name-complex="MSI_Z035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32fd3" style:font-size-asian="23.5pt" style:font-name-complex="MSI_Z036" style:font-size-complex="23.5pt"/>
    </style:style>
    <style:style style:name="P2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32fd3" style:font-size-asian="23.5pt" style:font-name-complex="MSI_Z037" style:font-size-complex="23.5pt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5f084" style:font-size-asian="23.5pt" style:font-name-complex="MSI_Z038" style:font-size-complex="23.5pt"/>
    </style:style>
    <style:style style:name="P2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63e1d" style:font-size-asian="23.5pt" style:font-name-complex="MSI_Z039" style:font-size-complex="23.5pt"/>
    </style:style>
    <style:style style:name="P2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80f24" style:font-size-asian="23.5pt" style:font-name-complex="MSI_Z040" style:font-size-complex="23.5pt"/>
    </style:style>
    <style:style style:name="P2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8f034" style:font-size-asian="23.5pt" style:font-name-complex="MSI_Z041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2ad241" style:font-size-asian="23.5pt" style:font-name-complex="MSI_Z032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2eab6d" style:font-size-asian="23.5pt" style:font-name-complex="MSI_Z033" style:font-size-complex="23.5pt"/>
    </style:style>
    <style:style style:name="P28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332fd3" style:font-size-asian="23.5pt" style:font-name-complex="MSI_Z037" style:font-size-complex="23.5pt"/>
    </style:style>
    <style:style style:name="P29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35f084" style:font-size-asian="23.5pt" style:font-name-complex="MSI_Z038" style:font-size-complex="23.5pt"/>
    </style:style>
    <style:style style:name="P30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363e1d" style:font-size-asian="23.5pt" style:font-name-complex="MSI_Z039" style:font-size-complex="23.5pt"/>
    </style:style>
    <style:style style:name="T1" style:family="text">
      <style:text-properties fo:color="#000000" style:font-name="QCF_P031"/>
    </style:style>
    <style:style style:name="T2" style:family="text">
      <style:text-properties fo:color="#000000" style:font-name="Liberation Sans"/>
    </style:style>
    <style:style style:name="T3" style:family="text">
      <style:text-properties fo:color="#000000" style:font-name="QCF_P032"/>
    </style:style>
    <style:style style:name="T4" style:family="text">
      <style:text-properties fo:color="#000000" style:font-name="QCF_P033"/>
    </style:style>
    <style:style style:name="T5" style:family="text">
      <style:text-properties fo:color="#000000" style:font-name="QCF_P034"/>
    </style:style>
    <style:style style:name="T6" style:family="text">
      <style:text-properties fo:color="#000000" style:font-name="QCF_P035"/>
    </style:style>
    <style:style style:name="T7" style:family="text">
      <style:text-properties fo:color="#000000" style:font-name="QCF_P036"/>
    </style:style>
    <style:style style:name="T8" style:family="text">
      <style:text-properties fo:color="#000000" style:font-name="QCF_P037"/>
    </style:style>
    <style:style style:name="T9" style:family="text">
      <style:text-properties fo:color="#000000" style:font-name="QCF_P038"/>
    </style:style>
    <style:style style:name="T10" style:family="text">
      <style:text-properties fo:color="#000000" style:font-name="QCF_P039"/>
    </style:style>
    <style:style style:name="T11" style:family="text">
      <style:text-properties fo:color="#000000" style:font-name="QCF_P040"/>
    </style:style>
    <style:style style:name="T12" style:family="text">
      <style:text-properties fo:color="#000000" style:font-name="QCF_P041"/>
    </style:style>
    <style:style style:name="T13" style:family="text">
      <style:text-properties fo:color="#0000a5" style:font-name="QCF_P031"/>
    </style:style>
    <style:style style:name="T14" style:family="text">
      <style:text-properties fo:color="#0000a5" style:font-name="QCF_P032"/>
    </style:style>
    <style:style style:name="T15" style:family="text">
      <style:text-properties fo:color="#0000a5" style:font-name="QCF_P033"/>
    </style:style>
    <style:style style:name="T16" style:family="text">
      <style:text-properties fo:color="#0000a5" style:font-name="QCF_P034"/>
    </style:style>
    <style:style style:name="T17" style:family="text">
      <style:text-properties fo:color="#0000a5" style:font-name="QCF_P035"/>
    </style:style>
    <style:style style:name="T18" style:family="text">
      <style:text-properties fo:color="#0000a5" style:font-name="QCF_P036"/>
    </style:style>
    <style:style style:name="T19" style:family="text">
      <style:text-properties fo:color="#0000a5" style:font-name="QCF_P037"/>
    </style:style>
    <style:style style:name="T20" style:family="text">
      <style:text-properties fo:color="#0000a5" style:font-name="QCF_P038"/>
    </style:style>
    <style:style style:name="T21" style:family="text">
      <style:text-properties fo:color="#0000a5" style:font-name="QCF_P039"/>
    </style:style>
    <style:style style:name="T22" style:family="text">
      <style:text-properties fo:color="#0000a5" style:font-name="QCF_P040"/>
    </style:style>
    <style:style style:name="T23" style:family="text">
      <style:text-properties fo:color="#0000a5" style:font-name="QCF_P041"/>
    </style:style>
    <style:style style:name="T24" style:family="text">
      <style:text-properties fo:color="#9dab0c" style:font-name="Liberation Sans" fo:font-size="13.5pt" style:font-size-asian="13.5pt" style:font-size-complex="13.5pt"/>
    </style:style>
    <style:style style:name="T25" style:family="text">
      <style:text-properties style:font-name="Liberation Sans" fo:font-size="23.5pt" style:font-size-asian="23.5pt" style:font-size-complex="23.5pt"/>
    </style:style>
    <style:style style:name="T26" style:family="text">
      <style:text-properties style:font-name="Liberation Sans" fo:font-size="13.5pt" style:font-size-asian="13.5pt" style:font-size-complex="13.5pt"/>
    </style:style>
    <style:style style:name="T27" style:family="text">
      <style:text-properties style:font-name="QCF_P022" fo:font-size="23.5pt" style:font-size-asian="23.5pt" style:font-size-complex="23.5pt"/>
    </style:style>
    <style:style style:name="T28" style:family="text">
      <style:text-properties style:font-name="QCF_P023" fo:font-size="23.5pt" style:font-size-asian="23.5pt" style:font-size-complex="23.5pt"/>
    </style:style>
    <style:style style:name="T29" style:family="text">
      <style:text-properties fo:color="#ff00ff" style:font-name="QCF_P034"/>
    </style:style>
    <style:style style:name="T30" style:family="text">
      <style:text-properties fo:color="#ff00ff" style:font-name="QCF_P037"/>
    </style:style>
    <style:style style:name="T31" style:family="text">
      <style:text-properties fo:color="#ff00ff" style:font-name="QCF_P039"/>
    </style:style>
    <style:style style:name="T32" style:family="text">
      <style:text-properties style:font-name="QCF_P024" fo:font-size="23.5pt" style:font-size-asian="23.5pt" style:font-size-complex="23.5pt"/>
    </style:style>
    <style:style style:name="T33" style:family="text">
      <style:text-properties style:font-name="QCF_P025" fo:font-size="23.5pt" style:font-size-asian="23.5pt" style:font-size-complex="23.5pt"/>
    </style:style>
    <style:style style:name="T34" style:family="text">
      <style:text-properties style:font-name="QCF_P026" fo:font-size="23.5pt" style:font-size-asian="23.5pt" style:font-size-complex="23.5pt"/>
    </style:style>
    <style:style style:name="T35" style:family="text">
      <style:text-properties style:font-name="QCF_P027" fo:font-size="23.5pt" style:font-size-asian="23.5pt" style:font-size-complex="23.5pt"/>
    </style:style>
    <style:style style:name="T36" style:family="text">
      <style:text-properties style:font-name="QCF_P028" fo:font-size="23.5pt" style:font-size-asian="23.5pt" style:font-size-complex="23.5pt"/>
    </style:style>
    <style:style style:name="T37" style:family="text">
      <style:text-properties style:font-name="QCF_P029" fo:font-size="23.5pt" style:font-size-asian="23.5pt" style:font-size-complex="23.5pt"/>
    </style:style>
    <style:style style:name="T38" style:family="text">
      <style:text-properties style:font-name="QCF_P030" fo:font-size="23.5pt" style:font-size-asian="23.5pt" style:font-size-complex="23.5pt"/>
    </style:style>
    <style:style style:name="T39" style:family="text">
      <style:text-properties style:font-name="Liberation Sans" fo:font-size="23.5pt" style:font-size-asian="23.5pt" style:font-size-complex="23.5pt"/>
    </style:style>
    <style:style style:name="T40" style:family="text">
      <style:text-properties style:font-name="Liberation Sans" fo:font-size="13.5pt" style:font-size-asian="13.5pt" style:font-size-complex="13.5pt"/>
    </style:style>
    <style:style style:name="T41" style:family="text">
      <style:text-properties style:font-name="Liberation Sans"/>
    </style:style>
    <style:style style:name="T42" style:family="text">
      <style:text-properties style:font-name="QCF_P031"/>
    </style:style>
    <style:style style:name="T43" style:family="text">
      <style:text-properties style:font-name="QCF_P031"/>
    </style:style>
    <style:style style:name="T44" style:family="text">
      <style:text-properties style:font-name="QCF_P032"/>
    </style:style>
    <style:style style:name="T45" style:family="text">
      <style:text-properties style:font-name="QCF_P032"/>
    </style:style>
    <style:style style:name="T46" style:family="text">
      <style:text-properties style:font-name="QCF_P033"/>
    </style:style>
    <style:style style:name="T47" style:family="text">
      <style:text-properties style:font-name="QCF_P033"/>
    </style:style>
    <style:style style:name="T48" style:family="text">
      <style:text-properties style:font-name="QCF_P034"/>
    </style:style>
    <style:style style:name="T49" style:family="text">
      <style:text-properties style:font-name="QCF_P034"/>
    </style:style>
    <style:style style:name="T50" style:family="text">
      <style:text-properties style:font-name="QCF_P034"/>
    </style:style>
    <style:style style:name="T51" style:family="text">
      <style:text-properties style:font-name="QCF_P035"/>
    </style:style>
    <style:style style:name="T52" style:family="text">
      <style:text-properties style:font-name="QCF_P035"/>
    </style:style>
    <style:style style:name="T53" style:family="text">
      <style:text-properties style:font-name="QCF_P036"/>
    </style:style>
    <style:style style:name="T54" style:family="text">
      <style:text-properties style:font-name="QCF_P036"/>
    </style:style>
    <style:style style:name="T55" style:family="text">
      <style:text-properties style:font-name="QCF_P037"/>
    </style:style>
    <style:style style:name="T56" style:family="text">
      <style:text-properties style:font-name="QCF_P037"/>
    </style:style>
    <style:style style:name="T57" style:family="text">
      <style:text-properties style:font-name="QCF_P037"/>
    </style:style>
    <style:style style:name="T58" style:family="text">
      <style:text-properties style:font-name="QCF_P038"/>
    </style:style>
    <style:style style:name="T59" style:family="text">
      <style:text-properties style:font-name="QCF_P038"/>
    </style:style>
    <style:style style:name="T60" style:family="text">
      <style:text-properties style:font-name="QCF_P039"/>
    </style:style>
    <style:style style:name="T61" style:family="text">
      <style:text-properties style:font-name="QCF_P039"/>
    </style:style>
    <style:style style:name="T62" style:family="text">
      <style:text-properties style:font-name="QCF_P039"/>
    </style:style>
    <style:style style:name="T63" style:family="text">
      <style:text-properties style:font-name="QCF_P040"/>
    </style:style>
    <style:style style:name="T64" style:family="text">
      <style:text-properties style:font-name="QCF_P040"/>
    </style:style>
    <style:style style:name="T65" style:family="text">
      <style:text-properties style:font-name="QCF_P041"/>
    </style:style>
    <style:style style:name="T66" style:family="text">
      <style:text-properties style:font-name="QCF_P0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oft-page-break/><text:span text:style-name="T27">ﭒ</text:span><text:span text:style-name="T25"> </text:span><text:span text:style-name="T27">ﭓ</text:span><text:span text:style-name="T25"> </text:span><text:span text:style-name="T27">ﭔ</text:span><text:span text:style-name="T25"> </text:span><text:span text:style-name="T27">ﭕ</text:span><text:span text:style-name="T25"> </text:span><text:span text:style-name="T27">ﭖ</text:span><text:span text:style-name="T25"> </text:span><text:span text:style-name="T27">ﭗ</text:span><text:span text:style-name="T25"> </text:span><text:span text:style-name="T27">ﭘ</text:span><text:span text:style-name="T25"> </text:span><text:span text:style-name="T27">ﭙ</text:span><text:span text:style-name="T25"> </text:span><text:span text:style-name="T27">ﭚ</text:span><text:span text:style-name="T25"> </text:span><text:span text:style-name="T27">ﭛ</text:span><text:span text:style-name="T25"> </text:span><text:span text:style-name="T27">ﭜﭝ</text:span><text:span text:style-name="T25"> </text:span><text:span text:style-name="T27">ﭞ</text:span><text:span text:style-name="T25"> </text:span><text:span text:style-name="T27">ﭟ</text:span><text:span text:style-name="T25"> </text:span><text:span text:style-name="T27">ﭠ</text:span><text:span text:style-name="T25"> </text:span><text:span text:style-name="T27">ﭡﭢ</text:span><text:span text:style-name="T25"> </text:span><text:span text:style-name="T27">ﭣ</text:span><text:span text:style-name="T25"> </text:span><text:span text:style-name="T27">ﭤ</text:span><text:span text:style-name="T25"> </text:span><text:span text:style-name="T27">ﭥ</text:span><text:span text:style-name="T25"> </text:span><text:span text:style-name="T27">ﭦ</text:span><text:span text:style-name="T25"> </text:span><text:span text:style-name="T27">ﭧ</text:span><text:span text:style-name="T25"> </text:span><text:span text:style-name="T27">ﭨ</text:span><text:span text:style-name="T25"> </text:span><text:span text:style-name="T27">ﭩ</text:span><text:span text:style-name="T25"> </text:span><text:span text:style-name="T27">ﭪ</text:span><text:span text:style-name="T25"> </text:span><text:span text:style-name="T27">ﭫ</text:span><text:span text:style-name="T25"> </text:span><text:span text:style-name="T27">ﭬ</text:span><text:span text:style-name="T25"> </text:span><text:span text:style-name="T27">ﭭ</text:span><text:span text:style-name="T25"> </text:span><text:span text:style-name="T27">ﭮ</text:span><text:span text:style-name="T25"> </text:span><text:span text:style-name="T27">ﭯ</text:span><text:span text:style-name="T25"> </text:span><text:span text:style-name="T27">ﭰ</text:span><text:span text:style-name="T25"> </text:span><text:span text:style-name="T27">ﭱ</text:span><text:span text:style-name="T25"> </text:span><text:span text:style-name="T27">ﭲ</text:span><text:span text:style-name="T25"> </text:span><text:span text:style-name="T27">ﭳ</text:span><text:span text:style-name="T25"> </text:span><text:span text:style-name="T27">ﭴ</text:span><text:span text:style-name="T25"> </text:span><text:span text:style-name="T27">ﭵﭶ</text:span><text:span text:style-name="T25"> </text:span><text:span text:style-name="T27">ﭷ</text:span><text:span text:style-name="T25"> </text:span><text:span text:style-name="T27">ﭸ</text:span><text:span text:style-name="T25"> </text:span><text:span text:style-name="T27">ﭹ</text:span><text:span text:style-name="T25"> </text:span><text:span text:style-name="T27">ﭺ</text:span><text:span text:style-name="T25"> </text:span><text:span text:style-name="T27">ﭻ</text:span><text:span text:style-name="T25"> </text:span><text:span text:style-name="T27">ﭼ</text:span><text:span text:style-name="T25"> </text:span><text:span text:style-name="T27">ﭽ</text:span><text:span text:style-name="T25"> </text:span><text:span text:style-name="T27">ﭾ</text:span><text:span text:style-name="T25"> </text:span><text:span text:style-name="T27">ﭿ</text:span><text:span text:style-name="T25"> </text:span><text:span text:style-name="T27">ﮀ</text:span><text:span text:style-name="T25"> </text:span><text:span text:style-name="T27">ﮁ</text:span><text:span text:style-name="T25"> </text:span><text:span text:style-name="T27">ﮂ</text:span><text:span text:style-name="T25"> </text:span><text:span text:style-name="T27">ﮃ</text:span><text:span text:style-name="T25"> </text:span><text:span text:style-name="T27">ﮄ</text:span><text:span text:style-name="T25"> </text:span><text:span text:style-name="T27">ﮅﮆ</text:span><text:span text:style-name="T25"> </text:span><text:span text:style-name="T27">ﮇ</text:span><text:span text:style-name="T25"> </text:span><text:span text:style-name="T27">ﮈ</text:span><text:span text:style-name="T25"> </text:span><text:span text:style-name="T27">ﮉ</text:span><text:span text:style-name="T25"> </text:span><text:span text:style-name="T27">ﮊ</text:span><text:span text:style-name="T25"> </text:span><text:span text:style-name="T27">ﮋ</text:span><text:span text:style-name="T25"> </text:span><text:span text:style-name="T27">ﮌ</text:span><text:span text:style-name="T25"> </text:span><text:span text:style-name="T27">ﮍ</text:span><text:span text:style-name="T25"> </text:span><text:span text:style-name="T27">ﮎﮏ</text:span><text:span text:style-name="T25"> </text:span><text:span text:style-name="T27">ﮐ</text:span><text:span text:style-name="T25"> </text:span><text:span text:style-name="T27">ﮑ</text:span><text:span text:style-name="T25"> </text:span><text:span text:style-name="T27">ﮒ</text:span><text:span text:style-name="T25"> </text:span><text:span text:style-name="T27">ﮓ</text:span><text:span text:style-name="T25"> </text:span><text:span text:style-name="T27">ﮔﮕ</text:span><text:span text:style-name="T25"> </text:span><text:span text:style-name="T27">ﮖ</text:span><text:span text:style-name="T25"> </text:span><text:span text:style-name="T27">ﮗ</text:span><text:span text:style-name="T25"> </text:span><text:span text:style-name="T27">ﮘ</text:span><text:span text:style-name="T25"> </text:span><text:span text:style-name="T27">ﮙ</text:span><text:span text:style-name="T25"> </text:span><text:span text:style-name="T27">ﮚ</text:span><text:span text:style-name="T25"> </text:span><text:span text:style-name="T27">ﮛ</text:span><text:span text:style-name="T25"> </text:span><text:span text:style-name="T27">ﮜ</text:span><text:span text:style-name="T25"> </text:span><text:span text:style-name="T27">ﮝ</text:span><text:span text:style-name="T25"> </text:span><text:span text:style-name="T27">ﮞ</text:span><text:span text:style-name="T25"> </text:span><text:span text:style-name="T27">ﮟ</text:span><text:span text:style-name="T25"> </text:span><text:span text:style-name="T27">ﮠ</text:span><text:span text:style-name="T25"> </text:span><text:span text:style-name="T27">ﮡﮢ</text:span><text:span text:style-name="T25"> </text:span><text:span text:style-name="T27">ﮣ</text:span><text:span text:style-name="T25"> </text:span><text:span text:style-name="T27">ﮤ</text:span><text:span text:style-name="T25"> </text:span><text:span text:style-name="T27">ﮥﮦ</text:span><text:span text:style-name="T25"> </text:span><text:span text:style-name="T27">ﮧ</text:span><text:span text:style-name="T25"> </text:span><text:span text:style-name="T27">ﮨ</text:span><text:span text:style-name="T25"> </text:span><text:span text:style-name="T27">ﮩ</text:span><text:span text:style-name="T25"> </text:span><text:span text:style-name="T27">ﮪ</text:span><text:span text:style-name="T25"> </text:span><text:span text:style-name="T27">ﮫﮬ</text:span><text:span text:style-name="T25"> </text:span><text:span text:style-name="T27">ﮭ</text:span><text:span text:style-name="T25"> </text:span><text:span text:style-name="T27">ﮮ</text:span><text:span text:style-name="T25"> </text:span><text:span text:style-name="T27">ﮯ</text:span><text:span text:style-name="T25"> </text:span><text:span text:style-name="T27">ﮰ</text:span><text:span text:style-name="T25"> </text:span><text:span text:style-name="T27">ﮱ</text:span><text:span text:style-name="T25"> </text:span><text:span text:style-name="T27">ﯓﯔ</text:span><text:span text:style-name="T25"> </text:span><text:span text:style-name="T27">ﯕ</text:span><text:span text:style-name="T25"> </text:span><text:span text:style-name="T27">ﯖ</text:span><text:span text:style-name="T25"> </text:span><text:span text:style-name="T27">ﯗ</text:span><text:span text:style-name="T25"> </text:span><text:span text:style-name="T27">ﯘ</text:span><text:span text:style-name="T25"> </text:span><text:span text:style-name="T27">ﯙ</text:span><text:span text:style-name="T25"> </text:span><text:span text:style-name="T27">ﯚ</text:span><text:span text:style-name="T25"> </text:span><text:span text:style-name="T27">ﯛ</text:span><text:span text:style-name="T25"> </text:span><text:span text:style-name="T27">ﯜ</text:span><text:span text:style-name="T25"> </text:span><text:span text:style-name="T27">ﯝﯞ</text:span><text:span text:style-name="T25"> </text:span><text:span text:style-name="T27">ﯟ</text:span><text:span text:style-name="T25"> </text:span><text:span text:style-name="T27">ﯠ</text:span><text:span text:style-name="T25"> </text:span><text:span text:style-name="T27">ﯡ</text:span><text:span text:style-name="T25"> </text:span><text:span text:style-name="T27">ﯢ</text:span><text:span text:style-name="T25"> </text:span><text:span text:style-name="T27">ﯣ</text:span><text:span text:style-name="T25"> </text:span><text:span text:style-name="T27">ﯤ</text:span><text:span text:style-name="T25"> </text:span><text:span text:style-name="T27">ﯥ</text:span><text:span text:style-name="T25"> </text:span><text:span text:style-name="T27">ﯦ</text:span><text:span text:style-name="T25"> </text:span><text:span text:style-name="T27">ﯧ</text:span><text:span text:style-name="T25"> </text:span><text:span text:style-name="T27">ﯨ</text:span><text:span text:style-name="T25"> </text:span><text:span text:style-name="T27">ﯩ</text:span><text:span text:style-name="T25"> </text:span><text:span text:style-name="T27">ﯪ</text:span><text:span text:style-name="T25"> </text:span><text:span text:style-name="T27">ﯫ</text:span><text:span text:style-name="T25"> </text:span><text:span text:style-name="T27">ﯬ</text:span><text:span text:style-name="T25"> </text:span><text:span text:style-name="T27">ﯭ</text:span><text:span text:style-name="T25"> </text:span><text:span text:style-name="T27">ﯮﯯ</text:span><text:span text:style-name="T25"> </text:span><text:span text:style-name="T27">ﯰ</text:span><text:span text:style-name="T25"> </text:span><text:span text:style-name="T27">ﯱ</text:span><text:span text:style-name="T25"> </text:span><text:span text:style-name="T27">ﯲ</text:span><text:span text:style-name="T25"> </text:span><text:span text:style-name="T27">ﯳﯴ</text:span><text:span text:style-name="T25"> </text:span></text:p>
      <text:p text:style-name="P10"><text:span text:style-name="T27">ﯵ</text:span><text:span text:style-name="T25"> </text:span><text:span text:style-name="T27">ﯶ</text:span><text:span text:style-name="T25"> </text:span><text:span text:style-name="T27">ﯷ</text:span><text:span text:style-name="T25"> </text:span><text:span text:style-name="T27">ﯸ</text:span><text:span text:style-name="T25"> </text:span><text:span text:style-name="T27">ﯹﯺ</text:span><text:span text:style-name="T25"> </text:span><text:span text:style-name="T27">ﯻ</text:span><text:span text:style-name="T25"> </text:span><text:span text:style-name="T27">ﯼ</text:span><text:span text:style-name="T25"> </text:span><text:span text:style-name="T27">ﯽ</text:span><text:span text:style-name="T25"> </text:span><text:span text:style-name="T27">ﯾ</text:span><text:span text:style-name="T25"> </text:span><text:span text:style-name="T27">ﯿ</text:span><text:span text:style-name="T25"> </text:span><text:span text:style-name="T27">ﰀ</text:span><text:span text:style-name="T25"> </text:span><text:span text:style-name="T27">ﰁ</text:span><text:span text:style-name="T25"> </text:span><text:span text:style-name="T27">ﰂ</text:span><text:span text:style-name="T25"> </text:span><text:span text:style-name="T27">ﰃﰄ</text:span><text:span text:style-name="T25"> </text:span><text:span text:style-name="T27">ﰅ</text:span><text:span text:style-name="T25"> </text:span><text:span text:style-name="T27">ﰆ</text:span><text:span text:style-name="T25"> </text:span><text:span text:style-name="T27">ﰇ</text:span><text:span text:style-name="T25"> </text:span><text:span text:style-name="T27">ﰈ</text:span><text:span text:style-name="T25"> </text:span><text:span text:style-name="T27">ﰉ</text:span><text:span text:style-name="T26"> </text:span></text:p>
      <text:p text:style-name="P2"><text:span text:style-name="T28">ﭑ</text:span><text:span text:style-name="T25"> </text:span><text:span text:style-name="T28">ﭒ</text:span><text:span text:style-name="T25"> </text:span><text:span text:style-name="T28">ﭓ</text:span><text:span text:style-name="T25"> </text:span><text:span text:style-name="T28">ﭔ</text:span><text:span text:style-name="T25"> </text:span><text:span text:style-name="T28">ﭕ</text:span><text:span text:style-name="T25"> </text:span><text:span text:style-name="T28">ﭖ</text:span><text:span text:style-name="T25"> </text:span><text:span text:style-name="T28">ﭗﭘ</text:span><text:span text:style-name="T25"> </text:span><text:span text:style-name="T28">ﭙ</text:span><text:span text:style-name="T25"> </text:span><text:span text:style-name="T28">ﭚ</text:span><text:span text:style-name="T25"> </text:span><text:span text:style-name="T28">ﭛ</text:span><text:span text:style-name="T25"> </text:span><text:span text:style-name="T28">ﭜ</text:span><text:span text:style-name="T25"> </text:span><text:span text:style-name="T28">ﭝ</text:span><text:span text:style-name="T25"> </text:span><text:span text:style-name="T28">ﭞ</text:span><text:span text:style-name="T25"> </text:span><text:span text:style-name="T28">ﭟ</text:span><text:span text:style-name="T25"> </text:span><text:span text:style-name="T28">ﭠ</text:span><text:span text:style-name="T25"> </text:span><text:span text:style-name="T28">ﭡ</text:span><text:span text:style-name="T25"> </text:span><text:span text:style-name="T28">ﭢ</text:span><text:span text:style-name="T25"> </text:span><text:span text:style-name="T28">ﭣﭤ</text:span><text:span text:style-name="T25"> </text:span><text:span text:style-name="T28">ﭥ</text:span><text:span text:style-name="T25"> </text:span><text:span text:style-name="T28">ﭦ</text:span><text:span text:style-name="T25"> </text:span><text:span text:style-name="T28">ﭧ</text:span><text:span text:style-name="T25"> </text:span><text:span text:style-name="T28">ﭨ</text:span><text:span text:style-name="T25"> </text:span><text:span text:style-name="T28">ﭩ</text:span><text:span text:style-name="T25"> </text:span><text:span text:style-name="T28">ﭪ</text:span><text:span text:style-name="T25"> </text:span><text:span text:style-name="T28">ﭫ</text:span><text:span text:style-name="T25"> </text:span><text:span text:style-name="T28">ﭬ</text:span><text:span text:style-name="T25"> </text:span><text:span text:style-name="T28">ﭭﭮ</text:span><text:span text:style-name="T25"> </text:span><text:span text:style-name="T28">ﭯ</text:span><text:span text:style-name="T25"> </text:span><text:span text:style-name="T28">ﭰﭱ</text:span><text:span text:style-name="T25"> </text:span><text:span text:style-name="T28">ﭲ</text:span><text:span text:style-name="T25"> </text:span><text:span text:style-name="T28">ﭳ</text:span><text:span text:style-name="T25"> </text:span><text:span text:style-name="T28">ﭴ</text:span><text:span text:style-name="T25"> </text:span><text:span text:style-name="T28">ﭵ</text:span><text:span text:style-name="T25"> </text:span><text:span text:style-name="T28">ﭶ</text:span><text:span text:style-name="T25"> </text:span><text:span text:style-name="T28">ﭷ</text:span><text:span text:style-name="T25"> </text:span><text:span text:style-name="T28">ﭸﭹ</text:span><text:span text:style-name="T25"> </text:span><text:span text:style-name="T28">ﭺ</text:span><text:span text:style-name="T25"> </text:span><text:span text:style-name="T28">ﭻ</text:span><text:span text:style-name="T25"> </text:span><text:span text:style-name="T28">ﭼ</text:span><text:span text:style-name="T25"> </text:span><text:span text:style-name="T28">ﭽ</text:span><text:span text:style-name="T25"> </text:span><text:span text:style-name="T28">ﭾ</text:span><text:span text:style-name="T25"> </text:span><text:span text:style-name="T28">ﭿ</text:span><text:span text:style-name="T25"> </text:span><text:span text:style-name="T28">ﮀ</text:span><text:span text:style-name="T25"> </text:span><text:span text:style-name="T28">ﮁ</text:span><text:span text:style-name="T25"> </text:span><text:span text:style-name="T28">ﮂ</text:span><text:span text:style-name="T25"> </text:span><text:span text:style-name="T28">ﮃ</text:span><text:span text:style-name="T25"> </text:span><text:span text:style-name="T28">ﮄ</text:span><text:span text:style-name="T25"> </text:span><text:span text:style-name="T28">ﮅ</text:span><text:span text:style-name="T25"> </text:span><text:span text:style-name="T28">ﮆ</text:span><text:span text:style-name="T25"> </text:span><text:span text:style-name="T28">ﮇ</text:span><text:span text:style-name="T25"> </text:span><text:span text:style-name="T28">ﮈﮉ</text:span><text:span text:style-name="T25"> </text:span><text:span text:style-name="T28">ﮊ</text:span><text:span text:style-name="T25"> </text:span><text:span text:style-name="T28">ﮋ</text:span><text:span text:style-name="T25"> </text:span><text:span text:style-name="T28">ﮌ</text:span><text:span text:style-name="T25"> </text:span><text:span text:style-name="T28">ﮍﮎ</text:span><text:span text:style-name="T25"> </text:span><text:span text:style-name="T28">ﮏ</text:span><text:span text:style-name="T25"> </text:span><text:span text:style-name="T28">ﮐ</text:span><text:span text:style-name="T25"> </text:span><text:span text:style-name="T28">ﮑ</text:span><text:span text:style-name="T25"> </text:span><text:span text:style-name="T28">ﮒ</text:span><text:span text:style-name="T25"> </text:span><text:span text:style-name="T28">ﮓ</text:span><text:span text:style-name="T25"> </text:span><text:span text:style-name="T28">ﮔ</text:span><text:span text:style-name="T25"> </text:span><text:span text:style-name="T28">ﮕ</text:span><text:span text:style-name="T25"> </text:span><text:span text:style-name="T28">ﮖ</text:span><text:span text:style-name="T25"> </text:span><text:span text:style-name="T28">ﮗ</text:span><text:span text:style-name="T25"> </text:span><text:span text:style-name="T28">ﮘ</text:span><text:span text:style-name="T25"> </text:span><text:span text:style-name="T28">ﮙ</text:span><text:span text:style-name="T25"> </text:span><text:span text:style-name="T28">ﮚ</text:span><text:span text:style-name="T25"> </text:span><text:span text:style-name="T28">ﮛ</text:span><text:span text:style-name="T25"> </text:span><text:span text:style-name="T28">ﮜﮝ</text:span><text:span text:style-name="T25"> </text:span><text:span text:style-name="T28">ﮞ</text:span><text:span text:style-name="T25"> </text:span><text:span text:style-name="T28">ﮟ</text:span><text:span text:style-name="T25"> </text:span><text:span text:style-name="T28">ﮠ</text:span><text:span text:style-name="T25"> </text:span><text:span text:style-name="T28">ﮡ</text:span><text:span text:style-name="T25"> </text:span><text:span text:style-name="T28">ﮢ</text:span><text:span text:style-name="T25"> </text:span><text:span text:style-name="T28">ﮣ</text:span><text:span text:style-name="T25"> </text:span><text:span text:style-name="T28">ﮤ</text:span><text:span text:style-name="T25"> </text:span><text:span text:style-name="T28">ﮥ</text:span><text:span text:style-name="T25"> </text:span><text:span text:style-name="T28">ﮦ</text:span><text:span text:style-name="T25"> </text:span><text:span text:style-name="T28">ﮧ</text:span><text:span text:style-name="T25"> </text:span><text:span text:style-name="T28">ﮨ</text:span><text:span text:style-name="T25"> </text:span><text:span text:style-name="T28">ﮩ</text:span><text:span text:style-name="T25"> </text:span><text:span text:style-name="T28">ﮪ</text:span><text:span text:style-name="T25"> </text:span><text:span text:style-name="T28">ﮫ</text:span><text:span text:style-name="T25"> </text:span><text:span text:style-name="T28">ﮬ</text:span><text:span text:style-name="T25"> </text:span><text:span text:style-name="T28">ﮭ</text:span><text:span text:style-name="T25"> </text:span><text:span text:style-name="T28">ﮮ</text:span><text:span text:style-name="T25"> </text:span><text:span text:style-name="T28">ﮯ</text:span><text:span text:style-name="T25"> </text:span><text:span text:style-name="T28">ﮰ</text:span><text:span text:style-name="T25"> </text:span><text:span text:style-name="T28">ﮱ</text:span><text:span text:style-name="T25"> </text:span><text:span text:style-name="T28">ﯓ</text:span><text:span text:style-name="T25"> </text:span><text:span text:style-name="T28">ﯔ</text:span><text:span text:style-name="T25"> </text:span><text:span text:style-name="T28">ﯕ</text:span><text:span text:style-name="T25"> </text:span><text:span text:style-name="T28">ﯖ</text:span><text:span text:style-name="T25"> </text:span><text:span text:style-name="T28">ﯗ</text:span><text:span text:style-name="T25"> </text:span><text:span text:style-name="T28">ﯘ</text:span><text:span text:style-name="T25"> </text:span><text:span text:style-name="T28">ﯙ</text:span><text:span text:style-name="T25"> </text:span><text:span text:style-name="T28">ﯚ</text:span><text:span text:style-name="T25"> </text:span><text:span text:style-name="T28">ﯛ</text:span><text:span text:style-name="T25"> </text:span><text:span text:style-name="T28">ﯜ</text:span><text:span text:style-name="T25"> </text:span><text:span text:style-name="T28">ﯝ</text:span><text:span text:style-name="T25"> </text:span><text:span text:style-name="T28">ﯞ</text:span><text:span text:style-name="T25"> </text:span><text:span text:style-name="T28">ﯟ</text:span><text:span text:style-name="T25"> </text:span><text:span text:style-name="T28">ﯠ</text:span><text:span text:style-name="T25"> </text:span><text:span text:style-name="T28">ﯡ</text:span><text:span text:style-name="T25"> </text:span><text:span text:style-name="T28">ﯢ</text:span><text:span text:style-name="T25"> </text:span><text:span text:style-name="T28">ﯣ</text:span><text:span text:style-name="T25"> </text:span><text:span text:style-name="T28">ﯤ</text:span><text:span text:style-name="T25"> </text:span><text:span text:style-name="T28">ﯥ</text:span><text:span text:style-name="T25"> </text:span><text:span text:style-name="T28">ﯦ</text:span><text:span text:style-name="T25"> </text:span><text:span text:style-name="T28">ﯧ</text:span><text:span text:style-name="T25"> </text:span><text:span text:style-name="T28">ﯨ</text:span><text:span text:style-name="T25"> </text:span><text:span text:style-name="T28">ﯩ</text:span><text:span text:style-name="T25"> </text:span><text:span text:style-name="T28">ﯪ</text:span><text:span text:style-name="T25"> </text:span><text:span text:style-name="T28">ﯫ</text:span><text:span text:style-name="T25"> </text:span><text:span text:style-name="T28">ﯬ</text:span><text:span text:style-name="T25"> </text:span><text:span text:style-name="T28">ﯭ</text:span><text:span text:style-name="T25"> </text:span><text:span text:style-name="T28">ﯮ</text:span><text:span text:style-name="T25"> </text:span><text:span text:style-name="T28">ﯯ</text:span><text:span text:style-name="T25"> </text:span><text:span text:style-name="T28">ﯰ</text:span><text:span text:style-name="T25"> </text:span><text:span text:style-name="T28">ﯱ</text:span><text:span text:style-name="T25"> </text:span><text:span text:style-name="T28">ﯲ</text:span><text:span text:style-name="T25"> </text:span><text:span text:style-name="T28">ﯳ</text:span><text:span text:style-name="T25"> </text:span><text:span text:style-name="T28">ﯴ</text:span><text:span text:style-name="T25"> </text:span><text:span text:style-name="T28">ﯵﯶ</text:span><text:span text:style-name="T25"> </text:span><text:span text:style-name="T28">ﯷ</text:span><text:span text:style-name="T25"> </text:span><text:span text:style-name="T28">ﯸ</text:span><text:span text:style-name="T25"> </text:span><text:span text:style-name="T28">ﯹ</text:span><text:span text:style-name="T25"> </text:span><text:span text:style-name="T28">ﯺ</text:span><text:span text:style-name="T25"> </text:span><text:span text:style-name="T28">ﯻ</text:span><text:span text:style-name="T26"> </text:span></text:p>
      <text:p text:style-name="P3"><text:span text:style-name="T32">ﭑ</text:span><text:span text:style-name="T25"> </text:span><text:span text:style-name="T32">ﭒ</text:span><text:span text:style-name="T25"> </text:span><text:span text:style-name="T32">ﭓ</text:span><text:span text:style-name="T25"> </text:span><text:span text:style-name="T32">ﭔ</text:span><text:span text:style-name="T25"> </text:span><text:span text:style-name="T32">ﭕ</text:span><text:span text:style-name="T25"> </text:span><text:span text:style-name="T32">ﭖ</text:span><text:span text:style-name="T25"> </text:span><text:span text:style-name="T32">ﭗ</text:span><text:span text:style-name="T25"> </text:span><text:span text:style-name="T32">ﭘﭙ</text:span><text:span text:style-name="T25"> </text:span><text:span text:style-name="T32">ﭚ</text:span><text:span text:style-name="T25"> </text:span><text:span text:style-name="T32">ﭛ</text:span><text:span text:style-name="T25"> </text:span><text:span text:style-name="T32">ﭜ</text:span></text:p>
      <text:p text:style-name="P11"><text:span text:style-name="T32">ﭝ</text:span><text:span text:style-name="T25"> </text:span><text:span text:style-name="T32">ﭞ</text:span><text:span text:style-name="T25"> </text:span><text:span text:style-name="T32">ﭟ</text:span><text:span text:style-name="T25"> </text:span><text:span text:style-name="T32">ﭠ</text:span><text:span text:style-name="T25"> </text:span><text:span text:style-name="T32">ﭡ</text:span><text:span text:style-name="T25"> </text:span><text:span text:style-name="T32">ﭢ</text:span><text:span text:style-name="T25"> </text:span><text:span text:style-name="T32">ﭣ</text:span><text:span text:style-name="T25"> </text:span><text:span text:style-name="T32">ﭤ</text:span><text:span text:style-name="T25"> </text:span><text:span text:style-name="T32">ﭥ</text:span><text:span text:style-name="T25"> </text:span><text:span text:style-name="T32">ﭦ</text:span><text:span text:style-name="T25"> </text:span><text:span text:style-name="T32">ﭧ</text:span><text:span text:style-name="T25"> </text:span><text:span text:style-name="T32">ﭨ</text:span><text:span text:style-name="T25"> </text:span><text:span text:style-name="T32">ﭩﭪ</text:span><text:span text:style-name="T25"> </text:span><text:span text:style-name="T32">ﭫ</text:span><text:span text:style-name="T25"> </text:span><text:span text:style-name="T32">ﭬ</text:span><text:span text:style-name="T25"> </text:span><text:span text:style-name="T32">ﭭ</text:span><text:span text:style-name="T25"> </text:span><text:span text:style-name="T32">ﭮ</text:span><text:span text:style-name="T25"> </text:span><text:span text:style-name="T32">ﭯ</text:span><text:span text:style-name="T25"> </text:span><text:span text:style-name="T32">ﭰ</text:span><text:span text:style-name="T25"> </text:span><text:span text:style-name="T32">ﭱ</text:span><text:span text:style-name="T25"> </text:span><text:span text:style-name="T32">ﭲ</text:span><text:span text:style-name="T25"> </text:span><text:span text:style-name="T32">ﭳ</text:span><text:span text:style-name="T25"> </text:span><text:span text:style-name="T32">ﭴ</text:span><text:span text:style-name="T25"> </text:span><text:span text:style-name="T32">ﭵ</text:span><text:span text:style-name="T25"> </text:span><text:span text:style-name="T32">ﭶ</text:span><text:span text:style-name="T25"> </text:span><text:span text:style-name="T32">ﭷ</text:span><text:span text:style-name="T25"> </text:span><text:span text:style-name="T32">ﭸ</text:span><text:span text:style-name="T25"> </text:span><text:span text:style-name="T32">ﭹ</text:span><text:span text:style-name="T25"> </text:span><text:span text:style-name="T32">ﭺ</text:span><text:span text:style-name="T25"> </text:span><text:span text:style-name="T32">ﭻ</text:span><text:span text:style-name="T25"> </text:span><text:span text:style-name="T32">ﭼ</text:span><text:span text:style-name="T25"> </text:span><text:span text:style-name="T32">ﭽ</text:span><text:span text:style-name="T25"> </text:span><text:span text:style-name="T32">ﭾﭿ</text:span><text:span text:style-name="T25"> </text:span><text:span text:style-name="T32">ﮀ</text:span><text:span text:style-name="T25"> </text:span><text:span text:style-name="T32">ﮁ</text:span><text:span text:style-name="T25"> </text:span><text:span text:style-name="T32">ﮂ</text:span><text:span text:style-name="T25"> </text:span><text:span text:style-name="T32">ﮃ</text:span><text:span text:style-name="T25"> </text:span><text:span text:style-name="T32">ﮄ</text:span><text:span text:style-name="T25"> </text:span><text:span text:style-name="T32">ﮅ</text:span><text:span text:style-name="T25"> </text:span><text:span text:style-name="T32">ﮆ</text:span><text:span text:style-name="T25"> </text:span><text:span text:style-name="T32">ﮇ</text:span><text:span text:style-name="T25"> </text:span><text:span text:style-name="T32">ﮈ</text:span><text:span text:style-name="T25"> </text:span><text:span text:style-name="T32">ﮉ</text:span><text:span text:style-name="T25"> </text:span><text:span text:style-name="T32">ﮊﮋ</text:span><text:span text:style-name="T25"> </text:span><text:span text:style-name="T32">ﮌ</text:span><text:span text:style-name="T25"> </text:span><text:span text:style-name="T32">ﮍ</text:span><text:span text:style-name="T25"> </text:span><text:span text:style-name="T32">ﮎ</text:span><text:span text:style-name="T25"> </text:span><text:span text:style-name="T32">ﮏ</text:span><text:span text:style-name="T25"> </text:span><text:span text:style-name="T32">ﮐ</text:span><text:span text:style-name="T25"> </text:span><text:span text:style-name="T32">ﮑ</text:span><text:span text:style-name="T25"> </text:span><text:span text:style-name="T32">ﮒ</text:span><text:span text:style-name="T25"> </text:span><text:span text:style-name="T32">ﮓ</text:span><text:span text:style-name="T25"> </text:span><text:span text:style-name="T32">ﮔ</text:span><text:span text:style-name="T25"> </text:span><text:span text:style-name="T32">ﮕ</text:span><text:span text:style-name="T25"> </text:span><text:span text:style-name="T32">ﮖﮗ</text:span><text:span text:style-name="T25"> </text:span><text:span text:style-name="T32">ﮘ</text:span><text:span text:style-name="T25"> </text:span><text:span text:style-name="T32">ﮙ</text:span><text:span text:style-name="T25"> </text:span><text:span text:style-name="T32">ﮚ</text:span><text:span text:style-name="T25"> </text:span><text:span text:style-name="T32">ﮛ</text:span><text:span text:style-name="T25"> </text:span><text:span text:style-name="T32">ﮜ</text:span><text:span text:style-name="T25"> </text:span><text:span text:style-name="T32">ﮝ</text:span><text:span text:style-name="T25"> </text:span><text:span text:style-name="T32">ﮞ</text:span><text:span text:style-name="T25"> </text:span><text:span text:style-name="T32">ﮟ</text:span><text:span text:style-name="T25"> </text:span><text:span text:style-name="T32">ﮠ</text:span><text:span text:style-name="T25"> </text:span><text:span text:style-name="T32">ﮡ</text:span><text:span text:style-name="T25"> </text:span><text:span text:style-name="T32">ﮢ</text:span><text:span text:style-name="T25"> </text:span><text:span text:style-name="T32">ﮣ</text:span><text:span text:style-name="T25"> </text:span><text:span text:style-name="T32">ﮤ</text:span><text:span text:style-name="T25"> </text:span><text:span text:style-name="T32">ﮥ</text:span><text:span text:style-name="T25"> </text:span><text:span text:style-name="T32">ﮦ</text:span><text:span text:style-name="T25"> </text:span><text:span text:style-name="T32">ﮧ</text:span><text:span text:style-name="T25"> </text:span><text:span text:style-name="T32">ﮨ</text:span><text:span text:style-name="T25"> </text:span><text:span text:style-name="T32">ﮩ</text:span><text:span text:style-name="T25"> </text:span><text:span text:style-name="T32">ﮪ</text:span><text:span text:style-name="T25"> </text:span><text:span text:style-name="T32">ﮫ</text:span><text:span text:style-name="T25"> </text:span><text:span text:style-name="T32">ﮬ</text:span><text:span text:style-name="T25"> </text:span><text:span text:style-name="T32">ﮭ</text:span><text:span text:style-name="T25"> </text:span><text:span text:style-name="T32">ﮮﮯ</text:span><text:span text:style-name="T25"> </text:span><text:span text:style-name="T32">ﮰ</text:span><text:span text:style-name="T25"> </text:span><text:span text:style-name="T32">ﮱ</text:span><text:span text:style-name="T25"> </text:span><text:span text:style-name="T32">ﯓ</text:span><text:span text:style-name="T25"> </text:span><text:span text:style-name="T32">ﯔ</text:span><text:span text:style-name="T25"> </text:span><text:span text:style-name="T32">ﯕ</text:span><text:span text:style-name="T25"> </text:span><text:span text:style-name="T32">ﯖ</text:span><text:span text:style-name="T25"> </text:span><text:span text:style-name="T32">ﯗ</text:span><text:span text:style-name="T25"> </text:span><text:span text:style-name="T32">ﯘ</text:span><text:span text:style-name="T25"> </text:span><text:span text:style-name="T32">ﯙ</text:span><text:span text:style-name="T25"> </text:span><text:span text:style-name="T32">ﯚ</text:span><text:span text:style-name="T25"> </text:span><text:span text:style-name="T32">ﯛ</text:span><text:span text:style-name="T25"> </text:span><text:span text:style-name="T32">ﯜ</text:span><text:span text:style-name="T25"> </text:span><text:span text:style-name="T32">ﯝ</text:span><text:span text:style-name="T25"> </text:span><text:span text:style-name="T32">ﯞﯟ</text:span><text:span text:style-name="T25"> </text:span><text:span text:style-name="T32">ﯠ</text:span><text:span text:style-name="T25"> </text:span><text:span text:style-name="T32">ﯡ</text:span><text:span text:style-name="T25"> </text:span><text:span text:style-name="T32">ﯢ</text:span><text:span text:style-name="T25"> </text:span><text:span text:style-name="T32">ﯣ</text:span><text:span text:style-name="T25"> </text:span><text:span text:style-name="T32">ﯤ</text:span><text:span text:style-name="T25"> </text:span><text:span text:style-name="T32">ﯥ</text:span><text:span text:style-name="T25"> </text:span><text:span text:style-name="T32">ﯦ</text:span><text:span text:style-name="T25"> </text:span><text:span text:style-name="T32">ﯧ</text:span><text:span text:style-name="T25"> </text:span><text:span text:style-name="T32">ﯨ</text:span><text:span text:style-name="T25"> </text:span><text:span text:style-name="T32">ﯩ</text:span><text:span text:style-name="T25"> </text:span><text:span text:style-name="T32">ﯪ</text:span><text:span text:style-name="T25"> </text:span><text:span text:style-name="T32">ﯫ</text:span><text:span text:style-name="T25"> </text:span><text:span text:style-name="T32">ﯬ</text:span><text:span text:style-name="T25"> </text:span><text:span text:style-name="T32">ﯭ</text:span><text:span text:style-name="T25"> </text:span><text:span text:style-name="T32">ﯮ</text:span><text:span text:style-name="T25"> </text:span><text:span text:style-name="T32">ﯯ</text:span><text:span text:style-name="T25"> </text:span><text:span text:style-name="T32">ﯰ</text:span><text:span text:style-name="T25"> </text:span><text:span text:style-name="T32">ﯱ</text:span><text:span text:style-name="T25"> </text:span><text:span text:style-name="T32">ﯲ</text:span><text:span text:style-name="T25"> </text:span><text:span text:style-name="T32">ﯳﯴ</text:span><text:span text:style-name="T25"> </text:span><text:span text:style-name="T32">ﯵ</text:span><text:span text:style-name="T25"> </text:span><text:span text:style-name="T32">ﯶ</text:span><text:span text:style-name="T25"> </text:span><text:span text:style-name="T32">ﯷ</text:span><text:span text:style-name="T25"> </text:span><text:span text:style-name="T32">ﯸ</text:span><text:span text:style-name="T25"> </text:span><text:span text:style-name="T32">ﯹ</text:span><text:span text:style-name="T25"> </text:span><text:span text:style-name="T32">ﯺ</text:span><text:span text:style-name="T25"> </text:span><text:span text:style-name="T32">ﯻ</text:span><text:span text:style-name="T25"> </text:span><text:span text:style-name="T32">ﯼ</text:span><text:span text:style-name="T25"> </text:span><text:span text:style-name="T32">ﯽ</text:span><text:span text:style-name="T25"> </text:span><text:span text:style-name="T32">ﯾ</text:span><text:span text:style-name="T25"> </text:span><text:span text:style-name="T32">ﯿﰀ</text:span><text:span text:style-name="T25"> </text:span><text:span text:style-name="T32">ﰁ</text:span><text:span text:style-name="T25"> </text:span><text:span text:style-name="T32">ﰂ</text:span><text:span text:style-name="T25"> </text:span><text:span text:style-name="T32">ﰃ</text:span><text:span text:style-name="T25"> </text:span><text:span text:style-name="T32">ﰄ</text:span><text:span text:style-name="T25"> </text:span><text:span text:style-name="T32">ﰅ</text:span><text:span text:style-name="T25"> </text:span><text:span text:style-name="T32">ﰆ</text:span><text:span text:style-name="T25"> </text:span><text:span text:style-name="T32">ﰇ</text:span><text:span text:style-name="T25"> </text:span></text:p>
      <text:p text:style-name="P4"><text:span text:style-name="T33">ﭑ</text:span><text:span text:style-name="T25"> </text:span><text:span text:style-name="T33">ﭒ</text:span><text:span text:style-name="T25"> </text:span><text:span text:style-name="T33">ﭓ</text:span><text:span text:style-name="T25"> </text:span><text:span text:style-name="T33">ﭔ</text:span><text:span text:style-name="T25"> </text:span><text:span text:style-name="T33">ﭕ</text:span><text:span text:style-name="T25"> </text:span><text:span text:style-name="T33">ﭖ</text:span><text:span text:style-name="T25"> </text:span><text:span text:style-name="T33">ﭗ</text:span><text:span text:style-name="T25"> </text:span><text:span text:style-name="T33">ﭘ</text:span><text:span text:style-name="T25"> </text:span><text:span text:style-name="T33">ﭙ</text:span><text:span text:style-name="T25"> </text:span><text:span text:style-name="T33">ﭚ</text:span><text:span text:style-name="T25"> </text:span><text:span text:style-name="T33">ﭛ</text:span><text:span text:style-name="T25"> </text:span><text:span text:style-name="T33">ﭜ</text:span><text:span text:style-name="T25"> </text:span><text:span text:style-name="T33">ﭝ</text:span><text:span text:style-name="T25"> </text:span><text:span text:style-name="T33">ﭞ</text:span><text:span text:style-name="T25"> </text:span><text:span text:style-name="T33">ﭟ</text:span><text:span text:style-name="T25"> </text:span><text:span text:style-name="T33">ﭠ</text:span><text:span text:style-name="T25"> </text:span><text:span text:style-name="T33">ﭡ</text:span><text:span text:style-name="T25"> </text:span><text:span text:style-name="T33">ﭢ</text:span><text:span text:style-name="T25"> </text:span><text:span text:style-name="T33">ﭣ</text:span><text:span text:style-name="T25"> </text:span><text:span text:style-name="T33">ﭤ</text:span><text:span text:style-name="T25"> </text:span><text:span text:style-name="T33">ﭥ</text:span><text:span text:style-name="T25"> </text:span><text:span text:style-name="T33">ﭦ</text:span><text:span text:style-name="T25"> </text:span><text:span text:style-name="T33">ﭧ</text:span><text:span text:style-name="T25"> </text:span><text:span text:style-name="T33">ﭨ</text:span><text:span text:style-name="T25"> </text:span><text:span text:style-name="T33">ﭩ</text:span><text:span text:style-name="T25"> </text:span><text:span text:style-name="T33">ﭪ</text:span><text:span text:style-name="T25"> </text:span><text:span text:style-name="T33">ﭫ</text:span><text:span text:style-name="T25"> </text:span><text:span text:style-name="T33">ﭬ</text:span><text:span text:style-name="T25"> </text:span><text:span text:style-name="T33">ﭭ</text:span><text:span text:style-name="T25"> </text:span><text:span text:style-name="T33">ﭮ</text:span><text:span text:style-name="T25"> </text:span><text:span text:style-name="T33">ﭯ</text:span><text:span text:style-name="T25"> </text:span><text:span text:style-name="T33">ﭰ</text:span><text:span text:style-name="T25"> </text:span><text:span text:style-name="T33">ﭱ</text:span><text:span text:style-name="T25"> </text:span><text:span text:style-name="T33">ﭲ</text:span><text:span text:style-name="T25"> </text:span><text:span text:style-name="T33">ﭳ</text:span><text:span text:style-name="T25"> </text:span><text:span text:style-name="T33">ﭴ</text:span><text:span text:style-name="T25"> </text:span><text:span text:style-name="T33">ﭵ</text:span><text:span text:style-name="T25"> </text:span><text:span text:style-name="T33">ﭶ</text:span><text:span text:style-name="T25"> </text:span><text:span text:style-name="T33">ﭷ</text:span><text:span text:style-name="T25"> </text:span><text:span text:style-name="T33">ﭸ</text:span><text:span text:style-name="T25"> </text:span><text:span text:style-name="T33">ﭹ</text:span><text:span text:style-name="T25"> </text:span><text:span text:style-name="T33">ﭺ</text:span><text:span text:style-name="T25"> </text:span><text:span text:style-name="T33">ﭻ</text:span><text:span text:style-name="T25"> </text:span><text:span text:style-name="T33">ﭼ</text:span><text:span text:style-name="T25"> </text:span><text:span text:style-name="T33">ﭽ</text:span><text:span text:style-name="T25"> </text:span><text:span text:style-name="T33">ﭾ</text:span></text:p>
      <text:p text:style-name="P12"><text:span text:style-name="T25"><text:s/></text:span><text:span text:style-name="T33">ﭿ</text:span><text:span text:style-name="T25"> </text:span><text:span text:style-name="T33">ﮀ</text:span><text:span text:style-name="T25"> </text:span><text:span text:style-name="T33">ﮁ</text:span><text:span text:style-name="T25"> </text:span><text:span text:style-name="T33">ﮂ</text:span><text:span text:style-name="T25"> </text:span><text:span text:style-name="T33">ﮃ</text:span><text:span text:style-name="T25"> </text:span><text:span text:style-name="T33">ﮄ</text:span><text:span text:style-name="T25"> </text:span><text:span text:style-name="T33">ﮅ</text:span><text:span text:style-name="T25"> </text:span><text:span text:style-name="T33">ﮆ</text:span><text:span text:style-name="T25"> </text:span><text:span text:style-name="T33">ﮇﮈ</text:span><text:span text:style-name="T25"> </text:span><text:span text:style-name="T33">ﮉ</text:span><text:span text:style-name="T25"> </text:span><text:span text:style-name="T33">ﮊ</text:span><text:span text:style-name="T25"> </text:span><text:span text:style-name="T33">ﮋ</text:span><text:span text:style-name="T25"> </text:span><text:span text:style-name="T33">ﮌ</text:span><text:span text:style-name="T25"> </text:span><text:span text:style-name="T33">ﮍﮎ</text:span><text:span text:style-name="T25"> </text:span><text:span text:style-name="T33">ﮏ</text:span><text:span text:style-name="T25"> </text:span><text:span text:style-name="T33">ﮐ</text:span><text:span text:style-name="T25"> </text:span><text:span text:style-name="T33">ﮑ</text:span><text:span text:style-name="T25"> </text:span><text:span text:style-name="T33">ﮒ</text:span><text:span text:style-name="T25"> </text:span><text:span text:style-name="T33">ﮓ</text:span><text:span text:style-name="T25"> </text:span><text:span text:style-name="T33">ﮔ</text:span><text:span text:style-name="T25"> </text:span><text:span text:style-name="T33">ﮕ</text:span><text:span text:style-name="T25"> </text:span><text:span text:style-name="T33">ﮖ</text:span><text:span text:style-name="T25"> </text:span><text:span text:style-name="T33">ﮗ</text:span><text:span text:style-name="T25"> </text:span><text:span text:style-name="T33">ﮘ</text:span><text:span text:style-name="T25"> </text:span><text:span text:style-name="T33">ﮙ</text:span><text:span text:style-name="T25"> </text:span><text:span text:style-name="T33">ﮚ</text:span><text:span text:style-name="T25"> </text:span><text:span text:style-name="T33">ﮛ</text:span><text:span text:style-name="T25"> </text:span><text:span text:style-name="T33">ﮜ</text:span><text:span text:style-name="T25"> </text:span><text:span text:style-name="T33">ﮝ</text:span><text:span text:style-name="T25"> </text:span><text:span text:style-name="T33">ﮞ</text:span></text:p>
      <text:p text:style-name="P12"><text:span text:style-name="T25"><text:s/></text:span><text:span text:style-name="T33">ﮟ</text:span><text:span text:style-name="T25"> </text:span><text:span text:style-name="T33">ﮠ</text:span><text:span text:style-name="T25"> </text:span><text:span text:style-name="T33">ﮡ</text:span><text:span text:style-name="T25"> </text:span><text:span text:style-name="T33">ﮢ</text:span><text:span text:style-name="T25"> </text:span><text:span text:style-name="T33">ﮣ</text:span><text:span text:style-name="T25"> </text:span><text:span text:style-name="T33">ﮤ</text:span><text:span text:style-name="T25"> </text:span><text:span text:style-name="T33">ﮥ</text:span><text:span text:style-name="T25"> </text:span><text:span text:style-name="T33">ﮦ</text:span><text:span text:style-name="T25"> </text:span><text:span text:style-name="T33">ﮧ</text:span><text:span text:style-name="T25"> </text:span><text:span text:style-name="T33">ﮨ</text:span><text:span text:style-name="T25"> </text:span><text:span text:style-name="T33">ﮩ</text:span><text:span text:style-name="T25"> </text:span><text:span text:style-name="T33">ﮪ</text:span><text:span text:style-name="T25"> </text:span><text:span text:style-name="T33">ﮫ</text:span><text:span text:style-name="T25"> </text:span><text:span text:style-name="T33">ﮬ</text:span><text:span text:style-name="T25"> </text:span><text:span text:style-name="T33">ﮭ</text:span><text:span text:style-name="T25"> </text:span><text:span text:style-name="T33">ﮮ</text:span><text:span text:style-name="T25"> </text:span><text:span text:style-name="T33">ﮯ</text:span><text:span text:style-name="T25"> </text:span><text:span text:style-name="T33">ﮰ</text:span></text:p>
      <text:p text:style-name="P12"><text:span text:style-name="T25"><text:s/></text:span><text:span text:style-name="T33">ﮱ</text:span><text:span text:style-name="T25"> </text:span><text:span text:style-name="T33">ﯓ</text:span><text:span text:style-name="T25"> </text:span><text:span text:style-name="T33">ﯔ</text:span><text:span text:style-name="T25"> </text:span><text:span text:style-name="T33">ﯕ</text:span><text:span text:style-name="T25"> </text:span><text:span text:style-name="T33">ﯖ</text:span><text:span text:style-name="T25"> </text:span><text:span text:style-name="T33">ﯗ</text:span><text:span text:style-name="T25"> </text:span><text:span text:style-name="T33">ﯘﯙ</text:span><text:span text:style-name="T25"> </text:span><text:span text:style-name="T33">ﯚ</text:span><text:span text:style-name="T25"> </text:span><text:span text:style-name="T33">ﯛ</text:span><text:span text:style-name="T25"> </text:span><text:span text:style-name="T33">ﯜ</text:span><text:span text:style-name="T25"> </text:span><text:span text:style-name="T33">ﯝ</text:span><text:span text:style-name="T25"> </text:span><text:span text:style-name="T33">ﯞ</text:span><text:span text:style-name="T25"> </text:span><text:span text:style-name="T33">ﯟﯠ</text:span><text:span text:style-name="T25"> </text:span><text:span text:style-name="T33">ﯡ</text:span><text:span text:style-name="T25"> </text:span><text:span text:style-name="T33">ﯢ</text:span><text:span text:style-name="T25"> </text:span><text:span text:style-name="T33">ﯣ</text:span><text:span text:style-name="T25"> </text:span><text:span text:style-name="T33">ﯤ</text:span><text:span text:style-name="T25"> </text:span><text:span text:style-name="T33">ﯥ</text:span><text:span text:style-name="T25"> </text:span><text:span text:style-name="T33">ﯦ</text:span><text:span text:style-name="T25"> </text:span><text:span text:style-name="T33">ﯧ</text:span><text:span text:style-name="T25"> </text:span><text:span text:style-name="T33">ﯨ</text:span><text:span text:style-name="T25"> </text:span><text:span text:style-name="T33">ﯩ</text:span><text:span text:style-name="T25"> </text:span><text:span text:style-name="T33">ﯪ</text:span><text:span text:style-name="T25"> </text:span><text:span text:style-name="T33">ﯫ</text:span><text:span text:style-name="T25"> </text:span><text:span text:style-name="T33">ﯬ</text:span><text:span text:style-name="T25"> </text:span><text:span text:style-name="T33">ﯭ</text:span><text:span text:style-name="T25"> </text:span><text:span text:style-name="T33">ﯮ</text:span><text:span text:style-name="T25"> </text:span><text:span text:style-name="T33">ﯯ</text:span><text:span text:style-name="T25"> </text:span><text:span text:style-name="T33">ﯰ</text:span><text:span text:style-name="T25"> </text:span><text:span text:style-name="T33">ﯱ</text:span><text:span text:style-name="T25"> </text:span><text:span text:style-name="T33">ﯲﯳ</text:span><text:span text:style-name="T25"> </text:span><text:span text:style-name="T33">ﯴ</text:span><text:span text:style-name="T25"> </text:span><text:span text:style-name="T33">ﯵ</text:span><text:span text:style-name="T25"> </text:span><text:span text:style-name="T33">ﯶ</text:span><text:span text:style-name="T25"> </text:span><text:span text:style-name="T33">ﯷ</text:span><text:span text:style-name="T25"> </text:span><text:span text:style-name="T33">ﯸ</text:span><text:span text:style-name="T25"> </text:span><text:span text:style-name="T33">ﯹ</text:span><text:span text:style-name="T25"> </text:span><text:span text:style-name="T33">ﯺ</text:span><text:span text:style-name="T25"> </text:span><text:span text:style-name="T33">ﯻ</text:span><text:span text:style-name="T25"> </text:span><text:span text:style-name="T33">ﯼ</text:span><text:span text:style-name="T25"> </text:span><text:span text:style-name="T33">ﯽ</text:span><text:span text:style-name="T25"> </text:span><text:span text:style-name="T33">ﯾ</text:span><text:span text:style-name="T25"> </text:span><text:span text:style-name="T33">ﯿ</text:span><text:span text:style-name="T25"> </text:span><text:span text:style-name="T33">ﰀ</text:span><text:span text:style-name="T25"> </text:span><text:span text:style-name="T33">ﰁ</text:span><text:span text:style-name="T25"> </text:span><text:span text:style-name="T33">ﰂ</text:span><text:span text:style-name="T25"> </text:span><text:span text:style-name="T33">ﰃ</text:span><text:span text:style-name="T25"> </text:span><text:span text:style-name="T33">ﰄ</text:span></text:p>
      <text:p text:style-name="P5"><text:span text:style-name="T34">ﭑ</text:span><text:span text:style-name="T25"> </text:span><text:span text:style-name="T34">ﭒ</text:span><text:span text:style-name="T25"> </text:span><text:span text:style-name="T34">ﭓ</text:span><text:span text:style-name="T25"> </text:span><text:span text:style-name="T34">ﭔ</text:span><text:span text:style-name="T25"> </text:span><text:span text:style-name="T34">ﭕ</text:span><text:span text:style-name="T25"> </text:span><text:span text:style-name="T34">ﭖ</text:span><text:span text:style-name="T25"> </text:span><text:span text:style-name="T34">ﭗ</text:span><text:span text:style-name="T25"> </text:span><text:span text:style-name="T34">ﭘ</text:span><text:span text:style-name="T25"> </text:span><text:span text:style-name="T34">ﭙ</text:span><text:span text:style-name="T25"> </text:span><text:span text:style-name="T34">ﭚ</text:span><text:span text:style-name="T25"> </text:span><text:span text:style-name="T34">ﭛ</text:span><text:span text:style-name="T25"> </text:span><text:span text:style-name="T34">ﭜ</text:span><text:span text:style-name="T25"> </text:span><text:span text:style-name="T34">ﭝ</text:span><text:span text:style-name="T25"> </text:span><text:span text:style-name="T34">ﭞﭟ</text:span><text:span text:style-name="T25"> </text:span><text:span text:style-name="T34">ﭠ</text:span><text:span text:style-name="T25"> </text:span><text:span text:style-name="T34">ﭡ</text:span><text:span text:style-name="T25"> </text:span><text:span text:style-name="T34">ﭢ</text:span><text:span text:style-name="T25"> </text:span><text:span text:style-name="T34">ﭣ</text:span><text:span text:style-name="T25"> </text:span><text:span text:style-name="T34">ﭤ</text:span><text:span text:style-name="T25"> </text:span><text:span text:style-name="T34">ﭥ</text:span><text:span text:style-name="T25"> </text:span><text:span text:style-name="T34">ﭦ</text:span><text:span text:style-name="T25"> </text:span><text:span text:style-name="T34">ﭧ</text:span><text:span text:style-name="T25"> </text:span><text:span text:style-name="T34">ﭨ</text:span><text:span text:style-name="T25"> </text:span><text:span text:style-name="T34">ﭩ</text:span><text:span text:style-name="T25"> </text:span><text:span text:style-name="T34">ﭪ</text:span><text:span text:style-name="T25"> </text:span><text:span text:style-name="T34">ﭫ</text:span><text:span text:style-name="T25"> </text:span><text:span text:style-name="T34">ﭬ</text:span><text:span text:style-name="T25"> </text:span><text:span text:style-name="T34">ﭭ</text:span><text:span text:style-name="T25"> </text:span><text:span text:style-name="T34">ﭮ</text:span><text:span text:style-name="T25"> </text:span><text:span text:style-name="T34">ﭯ</text:span><text:span text:style-name="T25"> </text:span><text:span text:style-name="T34">ﭰ</text:span><text:span text:style-name="T25"> </text:span><text:span text:style-name="T34">ﭱ</text:span><text:span text:style-name="T25"> </text:span><text:span text:style-name="T34">ﭲ</text:span><text:span text:style-name="T25"> </text:span><text:span text:style-name="T34">ﭳ</text:span><text:span text:style-name="T25"> </text:span><text:span text:style-name="T34">ﭴﭵ</text:span><text:span text:style-name="T25"> </text:span><text:span text:style-name="T34">ﭶ</text:span><text:span text:style-name="T25"> </text:span><text:span text:style-name="T34">ﭷ</text:span><text:span text:style-name="T25"> </text:span><text:span text:style-name="T34">ﭸ</text:span><text:span text:style-name="T25"> </text:span><text:span text:style-name="T34">ﭹ</text:span><text:span text:style-name="T25"> </text:span><text:span text:style-name="T34">ﭺ</text:span><text:span text:style-name="T25"> </text:span><text:span text:style-name="T34">ﭻ</text:span><text:span text:style-name="T25"> </text:span><text:span text:style-name="T34">ﭼ</text:span><text:span text:style-name="T25"> </text:span><text:span text:style-name="T34">ﭽ</text:span><text:span text:style-name="T25"> </text:span><text:span text:style-name="T34">ﭾ</text:span><text:span text:style-name="T25"> </text:span><text:span text:style-name="T34">ﭿ</text:span><text:span text:style-name="T25"> </text:span><text:span text:style-name="T34">ﮀ</text:span><text:span text:style-name="T25"> </text:span><text:span text:style-name="T34">ﮁ</text:span><text:span text:style-name="T25"> </text:span><text:span text:style-name="T34">ﮂ</text:span><text:span text:style-name="T25"> </text:span><text:span text:style-name="T34">ﮃ</text:span><text:span text:style-name="T25"> </text:span><text:span text:style-name="T34">ﮄ</text:span><text:span text:style-name="T25"> </text:span><text:span text:style-name="T34">ﮅ</text:span><text:span text:style-name="T25"> </text:span><text:span text:style-name="T34">ﮆ</text:span><text:span text:style-name="T25"> </text:span><text:span text:style-name="T34">ﮇ</text:span><text:span text:style-name="T25"> </text:span><text:span text:style-name="T34">ﮈ</text:span><text:span text:style-name="T25"> </text:span><text:span text:style-name="T34">ﮉ</text:span><text:span text:style-name="T25"> </text:span><text:span text:style-name="T34">ﮊ</text:span><text:span text:style-name="T25"> </text:span><text:span text:style-name="T34">ﮋ</text:span><text:span text:style-name="T25"> </text:span><text:span text:style-name="T34">ﮌ</text:span><text:span text:style-name="T25"> </text:span><text:span text:style-name="T34">ﮍ</text:span><text:span text:style-name="T25"> </text:span><text:span text:style-name="T34">ﮎ</text:span><text:span text:style-name="T25"> </text:span><text:span text:style-name="T34">ﮏ</text:span><text:span text:style-name="T25"> </text:span><text:span text:style-name="T34">ﮐ</text:span><text:span text:style-name="T25"> </text:span><text:span text:style-name="T34">ﮑ</text:span><text:span text:style-name="T25"> </text:span><text:span text:style-name="T34">ﮒ</text:span><text:span text:style-name="T25"> </text:span><text:span text:style-name="T34">ﮓ</text:span><text:span text:style-name="T25"> </text:span><text:span text:style-name="T34">ﮔ</text:span><text:span text:style-name="T25"> </text:span><text:span text:style-name="T34">ﮕ</text:span><text:span text:style-name="T25"> </text:span><text:span text:style-name="T34">ﮖ</text:span><text:span text:style-name="T25"> </text:span><text:span text:style-name="T34">ﮗﮘ</text:span><text:span text:style-name="T25"> </text:span><text:span text:style-name="T34">ﮙ</text:span><text:span text:style-name="T25"> </text:span><text:span text:style-name="T34">ﮚ</text:span><text:span text:style-name="T25"> </text:span><text:span text:style-name="T34">ﮛ</text:span><text:span text:style-name="T25"> </text:span><text:span text:style-name="T34">ﮜ</text:span><text:span text:style-name="T25"> </text:span><text:span text:style-name="T34">ﮝ</text:span><text:span text:style-name="T25"> </text:span><text:span text:style-name="T34">ﮞ</text:span><text:span text:style-name="T25"> </text:span><text:span text:style-name="T34">ﮟ</text:span><text:span text:style-name="T25"> </text:span><text:span text:style-name="T34">ﮠ</text:span><text:span text:style-name="T25"> </text:span><text:span text:style-name="T34">ﮡﮢ</text:span><text:span text:style-name="T25"> </text:span><text:span text:style-name="T34">ﮣ</text:span><text:span text:style-name="T25"> </text:span><text:span text:style-name="T34">ﮤ</text:span><text:span text:style-name="T25"> </text:span><text:span text:style-name="T34">ﮥ</text:span><text:span text:style-name="T25"> </text:span><text:span text:style-name="T34">ﮦ</text:span><text:span text:style-name="T25"> </text:span><text:span text:style-name="T34">ﮧ</text:span><text:span text:style-name="T25"> </text:span><text:span text:style-name="T34">ﮨ</text:span><text:span text:style-name="T25"> </text:span><text:span text:style-name="T34">ﮩ</text:span><text:span text:style-name="T25"> </text:span><text:span text:style-name="T34">ﮪ</text:span><text:span text:style-name="T25"> </text:span><text:span text:style-name="T34">ﮫ</text:span><text:span text:style-name="T25"> </text:span><text:span text:style-name="T34">ﮬ</text:span><text:span text:style-name="T25"> </text:span><text:span text:style-name="T34">ﮭ</text:span><text:span text:style-name="T25"> </text:span><text:span text:style-name="T34">ﮮ</text:span><text:span text:style-name="T25"> </text:span><text:span text:style-name="T34">ﮯ</text:span><text:span text:style-name="T25"> </text:span><text:span text:style-name="T34">ﮰ</text:span><text:span text:style-name="T25"> </text:span><text:span text:style-name="T34">ﮱ</text:span><text:span text:style-name="T25"> </text:span><text:span text:style-name="T34">ﯓ</text:span><text:span text:style-name="T25"> </text:span><text:span text:style-name="T34">ﯔﯕ</text:span><text:span text:style-name="T25"> </text:span><text:span text:style-name="T34">ﯖ</text:span><text:span text:style-name="T25"> </text:span><text:span text:style-name="T34">ﯗ</text:span><text:span text:style-name="T25"> </text:span><text:span text:style-name="T34">ﯘ</text:span></text:p>
      <text:p text:style-name="P13"><text:span text:style-name="T25"><text:s/></text:span><text:span text:style-name="T34">ﯙ</text:span><text:span text:style-name="T25"> </text:span><text:span text:style-name="T34">ﯚ</text:span><text:span text:style-name="T25"> </text:span><text:span text:style-name="T34">ﯛ</text:span><text:span text:style-name="T25"> </text:span><text:span text:style-name="T34">ﯜ</text:span><text:span text:style-name="T25"> </text:span><text:span text:style-name="T34">ﯝ</text:span><text:span text:style-name="T25"> </text:span><text:span text:style-name="T34">ﯞ</text:span><text:span text:style-name="T25"> </text:span><text:span text:style-name="T34">ﯟ</text:span><text:span text:style-name="T25"> </text:span><text:span text:style-name="T34">ﯠ</text:span><text:span text:style-name="T25"> </text:span><text:span text:style-name="T34">ﯡ</text:span><text:span text:style-name="T25"> </text:span><text:span text:style-name="T34">ﯢ</text:span><text:span text:style-name="T25"> </text:span><text:span text:style-name="T34">ﯣ</text:span><text:span text:style-name="T25"> </text:span><text:span text:style-name="T34">ﯤ</text:span><text:span text:style-name="T25"> </text:span><text:span text:style-name="T34">ﯥ</text:span><text:span text:style-name="T25"> </text:span><text:span text:style-name="T34">ﯦ</text:span><text:span text:style-name="T25"> </text:span><text:span text:style-name="T34">ﯧ</text:span><text:span text:style-name="T25"> </text:span><text:span text:style-name="T34">ﯨ</text:span><text:span text:style-name="T25"> </text:span><text:span text:style-name="T34">ﯩ</text:span><text:span text:style-name="T25"> </text:span><text:span text:style-name="T34">ﯪ</text:span><text:span text:style-name="T25"> </text:span><text:span text:style-name="T34">ﯫ</text:span><text:span text:style-name="T25"> </text:span><text:span text:style-name="T34">ﯬ</text:span><text:span text:style-name="T25"> </text:span><text:span text:style-name="T34">ﯭ</text:span><text:span text:style-name="T25"> </text:span><text:span text:style-name="T34">ﯮﯯ</text:span><text:span text:style-name="T25"> </text:span><text:span text:style-name="T34">ﯰ</text:span><text:span text:style-name="T25"> </text:span><text:span text:style-name="T34">ﯱ</text:span><text:span text:style-name="T25"> </text:span><text:span text:style-name="T34">ﯲ</text:span><text:span text:style-name="T25"> </text:span><text:span text:style-name="T34">ﯳ</text:span><text:span text:style-name="T25"> </text:span><text:span text:style-name="T34">ﯴ</text:span><text:span text:style-name="T25"> </text:span><text:span text:style-name="T34">ﯵ</text:span><text:span text:style-name="T25"> </text:span><text:span text:style-name="T34">ﯶ</text:span><text:span text:style-name="T25"> </text:span><text:span text:style-name="T34">ﯷ</text:span><text:span text:style-name="T25"> </text:span><text:span text:style-name="T34">ﯸ</text:span><text:span text:style-name="T25"> </text:span><text:span text:style-name="T34">ﯹ</text:span><text:span text:style-name="T25"> </text:span><text:span text:style-name="T34">ﯺﯻ</text:span><text:span text:style-name="T25"> </text:span><text:span text:style-name="T34">ﯼ</text:span><text:span text:style-name="T25"> </text:span><text:span text:style-name="T34">ﯽ</text:span><text:span text:style-name="T25"> </text:span><text:span text:style-name="T34">ﯾ</text:span><text:span text:style-name="T25"> </text:span><text:span text:style-name="T34">ﯿ</text:span><text:span text:style-name="T25"> </text:span><text:span text:style-name="T34">ﰀ</text:span><text:span text:style-name="T25"> </text:span><text:span text:style-name="T34">ﰁ</text:span><text:span text:style-name="T25"> </text:span><text:span text:style-name="T34">ﰂ</text:span><text:span text:style-name="T25"> </text:span><text:span text:style-name="T34">ﰃ</text:span><text:span text:style-name="T25"> </text:span><text:span text:style-name="T34">ﰄ</text:span></text:p>
      <text:p text:style-name="P6"><text:span text:style-name="T35">ﭒ</text:span><text:span text:style-name="T25"> </text:span><text:span text:style-name="T35">ﭓ</text:span><text:span text:style-name="T25"> </text:span><text:span text:style-name="T35">ﭔ</text:span><text:span text:style-name="T25"> </text:span><text:span text:style-name="T35">ﭕ</text:span><text:span text:style-name="T25"> </text:span><text:span text:style-name="T35">ﭖ</text:span><text:span text:style-name="T25"> </text:span><text:span text:style-name="T35">ﭗ</text:span><text:span text:style-name="T25"> </text:span><text:span text:style-name="T35">ﭘ</text:span><text:span text:style-name="T25"> </text:span><text:span text:style-name="T35">ﭙ</text:span><text:span text:style-name="T25"> </text:span><text:span text:style-name="T35">ﭚ</text:span><text:span text:style-name="T25"> </text:span><text:span text:style-name="T35">ﭛ</text:span><text:span text:style-name="T25"> </text:span><text:span text:style-name="T35">ﭜ</text:span><text:span text:style-name="T25"> </text:span><text:span text:style-name="T35">ﭝ</text:span><text:span text:style-name="T25"> </text:span><text:span text:style-name="T35">ﭞ</text:span><text:span text:style-name="T25"> </text:span><text:span text:style-name="T35">ﭟ</text:span><text:span text:style-name="T25"> </text:span><text:span text:style-name="T35">ﭠ</text:span><text:span text:style-name="T25"> </text:span><text:span text:style-name="T35">ﭡ</text:span><text:span text:style-name="T25"> </text:span><text:span text:style-name="T35">ﭢ</text:span><text:span text:style-name="T25"> </text:span><text:span text:style-name="T35">ﭣ</text:span><text:span text:style-name="T25"> </text:span><text:span text:style-name="T35">ﭤ</text:span><text:span text:style-name="T25"> </text:span><text:span text:style-name="T35">ﭥ</text:span><text:span text:style-name="T25"> </text:span><text:span text:style-name="T35">ﭦ</text:span><text:span text:style-name="T25"> </text:span><text:span text:style-name="T35">ﭧ</text:span><text:span text:style-name="T25"> </text:span><text:span text:style-name="T35">ﭨ</text:span><text:span text:style-name="T25"> </text:span><text:span text:style-name="T35">ﭩ</text:span><text:span text:style-name="T25"> </text:span><text:span text:style-name="T35">ﭪ</text:span><text:span text:style-name="T25"> </text:span><text:span text:style-name="T35">ﭫ</text:span><text:span text:style-name="T25"> </text:span><text:span text:style-name="T35">ﭬ</text:span><text:span text:style-name="T25"> </text:span><text:span text:style-name="T35">ﭭ</text:span><text:span text:style-name="T25"> </text:span><text:span text:style-name="T35">ﭮ</text:span><text:span text:style-name="T25"> </text:span><text:span text:style-name="T35">ﭯ</text:span><text:span text:style-name="T25"> </text:span><text:span text:style-name="T35">ﭰ</text:span><text:span text:style-name="T25"> </text:span><text:span text:style-name="T35">ﭱ</text:span><text:span text:style-name="T25"> </text:span><text:span text:style-name="T35">ﭲ</text:span><text:span text:style-name="T25"> </text:span><text:span text:style-name="T35">ﭳ</text:span><text:span text:style-name="T25"> </text:span><text:span text:style-name="T35">ﭴ</text:span><text:span text:style-name="T25"> </text:span><text:span text:style-name="T35">ﭵ</text:span><text:span text:style-name="T25"> </text:span><text:span text:style-name="T35">ﭶ</text:span><text:span text:style-name="T25"> </text:span><text:span text:style-name="T35">ﭷ</text:span><text:span text:style-name="T25"> </text:span><text:span text:style-name="T35">ﭸﭹ</text:span><text:span text:style-name="T25"> </text:span><text:span text:style-name="T35">ﭺ</text:span><text:span text:style-name="T25"> </text:span><text:span text:style-name="T35">ﭻ</text:span><text:span text:style-name="T25"> </text:span><text:span text:style-name="T35">ﭼ</text:span><text:span text:style-name="T25"> </text:span><text:span text:style-name="T35">ﭽ</text:span><text:span text:style-name="T25"> </text:span><text:span text:style-name="T35">ﭾ</text:span><text:span text:style-name="T25"> </text:span><text:span text:style-name="T35">ﭿﮀ</text:span><text:span text:style-name="T25"> </text:span><text:span text:style-name="T35">ﮁ</text:span><text:span text:style-name="T25"> </text:span><text:span text:style-name="T35">ﮂ</text:span><text:span text:style-name="T25"> </text:span><text:span text:style-name="T35">ﮃﮄ</text:span><text:span text:style-name="T25"> </text:span><text:span text:style-name="T35">ﮅ</text:span><text:span text:style-name="T25"> </text:span><text:span text:style-name="T35">ﮆ</text:span><text:span text:style-name="T25"> </text:span><text:span text:style-name="T35">ﮇ</text:span><text:span text:style-name="T25"> </text:span><text:span text:style-name="T35">ﮈ</text:span><text:span text:style-name="T25"> </text:span><text:span text:style-name="T35">ﮉ</text:span><text:span text:style-name="T25"> </text:span><text:span text:style-name="T35">ﮊ</text:span><text:span text:style-name="T25"> </text:span><text:span text:style-name="T35">ﮋ</text:span><text:span text:style-name="T25"> </text:span><text:span text:style-name="T35">ﮌ</text:span><text:span text:style-name="T25"> </text:span><text:span text:style-name="T35">ﮍ</text:span><text:span text:style-name="T25"> </text:span><text:span text:style-name="T35">ﮎ</text:span><text:span text:style-name="T25"> </text:span><text:span text:style-name="T35">ﮏ</text:span><text:span text:style-name="T25"> </text:span><text:span text:style-name="T35">ﮐﮑ</text:span><text:span text:style-name="T25"> </text:span><text:span text:style-name="T35">ﮒ</text:span><text:span text:style-name="T25"> </text:span><text:span text:style-name="T35">ﮓ</text:span><text:span text:style-name="T25"> </text:span><text:span text:style-name="T35">ﮔ</text:span><text:span text:style-name="T25"> </text:span><text:span text:style-name="T35">ﮕ</text:span><text:span text:style-name="T25"> </text:span><text:span text:style-name="T35">ﮖ</text:span><text:span text:style-name="T25"> </text:span><text:span text:style-name="T35">ﮗﮘ</text:span><text:span text:style-name="T25"> </text:span><text:span text:style-name="T35">ﮙ</text:span><text:span text:style-name="T25"> </text:span><text:span text:style-name="T35">ﮚ</text:span><text:span text:style-name="T25"> </text:span><text:span text:style-name="T35">ﮛ</text:span><text:span text:style-name="T25"> </text:span><text:span text:style-name="T35">ﮜ</text:span><text:span text:style-name="T25"> </text:span><text:span text:style-name="T35">ﮝ</text:span><text:span text:style-name="T25"> </text:span><text:span text:style-name="T35">ﮞ</text:span><text:span text:style-name="T25"> </text:span><text:span text:style-name="T35">ﮟ</text:span><text:span text:style-name="T25"> </text:span><text:span text:style-name="T35">ﮠ</text:span><text:span text:style-name="T25"> </text:span><text:span text:style-name="T35">ﮡ</text:span><text:span text:style-name="T25"> </text:span><text:span text:style-name="T35">ﮢ</text:span><text:span text:style-name="T25"> </text:span><text:span text:style-name="T35">ﮣﮤ</text:span><text:span text:style-name="T25"> </text:span><text:span text:style-name="T35">ﮥ</text:span><text:span text:style-name="T25"> </text:span><text:span text:style-name="T35">ﮦ</text:span><text:span text:style-name="T25"> </text:span><text:span text:style-name="T35">ﮧ</text:span><text:span text:style-name="T25"> </text:span><text:span text:style-name="T35">ﮨ</text:span><text:span text:style-name="T25"> </text:span><text:span text:style-name="T35">ﮩﮪ</text:span><text:span text:style-name="T25"> </text:span><text:span text:style-name="T35">ﮫ</text:span><text:span text:style-name="T25"> </text:span><text:span text:style-name="T35">ﮬ</text:span><text:span text:style-name="T25"> </text:span><text:span text:style-name="T35">ﮭ</text:span><text:span text:style-name="T25"> </text:span><text:span text:style-name="T35">ﮮ</text:span><text:span text:style-name="T25"> </text:span><text:span text:style-name="T35">ﮯ</text:span><text:span text:style-name="T25"> </text:span><text:span text:style-name="T35">ﮰ</text:span><text:span text:style-name="T25"> </text:span><text:span text:style-name="T35">ﮱ</text:span><text:span text:style-name="T25"> </text:span><text:span text:style-name="T35">ﯓ</text:span><text:span text:style-name="T25"> </text:span><text:span text:style-name="T35">ﯔ</text:span><text:span text:style-name="T25"> </text:span><text:span text:style-name="T35">ﯕ</text:span><text:span text:style-name="T25"> </text:span><text:span text:style-name="T35">ﯖ</text:span><text:span text:style-name="T25"> </text:span><text:span text:style-name="T35">ﯗ</text:span><text:span text:style-name="T25"> </text:span><text:span text:style-name="T35">ﯘ</text:span><text:span text:style-name="T25"> </text:span><text:span text:style-name="T35">ﯙ</text:span><text:span text:style-name="T25"> </text:span><text:span text:style-name="T35">ﯚ</text:span><text:span text:style-name="T25"> </text:span><text:span text:style-name="T35">ﯛ</text:span><text:span text:style-name="T25"> </text:span><text:span text:style-name="T35">ﯜ</text:span><text:span text:style-name="T25"> </text:span><text:span text:style-name="T35">ﯝ</text:span><text:span text:style-name="T25"> </text:span><text:span text:style-name="T35">ﯞ</text:span><text:span text:style-name="T25"> </text:span><text:span text:style-name="T35">ﯟ</text:span><text:span text:style-name="T25"> </text:span><text:span text:style-name="T35">ﯠ</text:span><text:span text:style-name="T25"> </text:span><text:span text:style-name="T35">ﯡ</text:span><text:span text:style-name="T25"> </text:span><text:span text:style-name="T35">ﯢ</text:span><text:span text:style-name="T25"> </text:span><text:span text:style-name="T35">ﯣ</text:span><text:span text:style-name="T25"> </text:span><text:span text:style-name="T35">ﯤ</text:span><text:span text:style-name="T25"> </text:span><text:span text:style-name="T35">ﯥ</text:span><text:span text:style-name="T25"> </text:span><text:span text:style-name="T35">ﯦ</text:span><text:span text:style-name="T25"> </text:span><text:span text:style-name="T35">ﯧ</text:span><text:span text:style-name="T25"> </text:span><text:span text:style-name="T35">ﯨ</text:span><text:span text:style-name="T25"> </text:span><text:span text:style-name="T35">ﯩﯪ</text:span><text:span text:style-name="T25"> </text:span><text:span text:style-name="T35">ﯫ</text:span><text:span text:style-name="T25"> </text:span><text:span text:style-name="T35">ﯬ</text:span><text:span text:style-name="T25"> </text:span><text:span text:style-name="T35">ﯭ</text:span><text:span text:style-name="T25"> </text:span><text:span text:style-name="T35">ﯮ</text:span><text:span text:style-name="T25"> </text:span><text:span text:style-name="T35">ﯯ</text:span><text:span text:style-name="T25"> </text:span><text:span text:style-name="T35">ﯰ</text:span><text:span text:style-name="T25"> </text:span><text:span text:style-name="T35">ﯱ</text:span><text:span text:style-name="T25"> </text:span><text:span text:style-name="T35">ﯲ</text:span><text:span text:style-name="T25"> </text:span><text:span text:style-name="T35">ﯳ</text:span><text:span text:style-name="T25"> </text:span><text:span text:style-name="T35">ﯴ</text:span><text:span text:style-name="T25"> </text:span><text:span text:style-name="T35">ﯵ</text:span><text:span text:style-name="T25"> </text:span><text:span text:style-name="T35">ﯶ</text:span><text:span text:style-name="T25"> </text:span><text:span text:style-name="T35">ﯷ</text:span><text:span text:style-name="T25"> </text:span><text:span text:style-name="T35">ﯸﯹ</text:span><text:span text:style-name="T25"> </text:span><text:span text:style-name="T35">ﯺ</text:span><text:span text:style-name="T25"> </text:span><text:span text:style-name="T35">ﯻ</text:span><text:span text:style-name="T25"> </text:span><text:span text:style-name="T35">ﯼ</text:span><text:span text:style-name="T25"> </text:span><text:span text:style-name="T35">ﯽ</text:span><text:span text:style-name="T25"> </text:span><text:span text:style-name="T35">ﯾ</text:span></text:p>
      <text:p text:style-name="P7"><text:span text:style-name="T36">ﭑ</text:span><text:span text:style-name="T25"> </text:span><text:span text:style-name="T36">ﭒ</text:span><text:span text:style-name="T25"> </text:span><text:span text:style-name="T36">ﭓ</text:span><text:span text:style-name="T25"> </text:span><text:span text:style-name="T36">ﭔ</text:span><text:span text:style-name="T25"> </text:span><text:span text:style-name="T36">ﭕ</text:span><text:span text:style-name="T25"> </text:span><text:span text:style-name="T36">ﭖ</text:span><text:span text:style-name="T25"> </text:span><text:span text:style-name="T36">ﭗ</text:span><text:span text:style-name="T25"> </text:span><text:span text:style-name="T36">ﭘ</text:span><text:span text:style-name="T25"> </text:span><text:span text:style-name="T36">ﭙ</text:span><text:span text:style-name="T25"> </text:span><text:span text:style-name="T36">ﭚ</text:span><text:span text:style-name="T25"> </text:span><text:span text:style-name="T36">ﭛ</text:span><text:span text:style-name="T25"> </text:span><text:span text:style-name="T36">ﭜﭝ</text:span><text:span text:style-name="T25"> </text:span><text:span text:style-name="T36">ﭞ</text:span><text:span text:style-name="T25"> </text:span><text:span text:style-name="T36">ﭟ</text:span><text:span text:style-name="T25"> </text:span><text:span text:style-name="T36">ﭠ</text:span><text:span text:style-name="T25"> </text:span><text:span text:style-name="T36">ﭡ</text:span><text:span text:style-name="T25"> </text:span><text:span text:style-name="T36">ﭢ</text:span><text:span text:style-name="T25"> </text:span><text:span text:style-name="T36">ﭣ</text:span><text:span text:style-name="T25"> </text:span><text:span text:style-name="T36">ﭤ</text:span><text:span text:style-name="T25"> </text:span><text:span text:style-name="T36">ﭥ</text:span><text:span text:style-name="T25"> </text:span><text:span text:style-name="T36">ﭦ</text:span><text:span text:style-name="T25"> </text:span><text:span text:style-name="T36">ﭧ</text:span><text:span text:style-name="T25"> </text:span><text:span text:style-name="T36">ﭨ</text:span><text:span text:style-name="T25"> </text:span><text:span text:style-name="T36">ﭩ</text:span><text:span text:style-name="T25"> </text:span><text:span text:style-name="T36">ﭪ</text:span><text:span text:style-name="T25"> </text:span><text:span text:style-name="T36">ﭫ</text:span><text:span text:style-name="T25"> </text:span><text:span text:style-name="T36">ﭬ</text:span><text:span text:style-name="T25"> </text:span><text:span text:style-name="T36">ﭭ</text:span><text:span text:style-name="T25"> </text:span><text:span text:style-name="T36">ﭮ</text:span><text:span text:style-name="T25"> </text:span><text:span text:style-name="T36">ﭯ</text:span><text:span text:style-name="T25"> </text:span><text:span text:style-name="T36">ﭰ</text:span><text:span text:style-name="T25"> </text:span><text:span text:style-name="T36">ﭱ</text:span><text:span text:style-name="T25"> </text:span><text:span text:style-name="T36">ﭲ</text:span><text:span text:style-name="T25"> </text:span><text:span text:style-name="T36">ﭳﭴ</text:span><text:span text:style-name="T25"> </text:span><text:span text:style-name="T36">ﭵ</text:span><text:span text:style-name="T25"> </text:span><text:span text:style-name="T36">ﭶ</text:span><text:span text:style-name="T25"> </text:span><text:span text:style-name="T36">ﭷ</text:span><text:span text:style-name="T25"> </text:span><text:span text:style-name="T36">ﭸ</text:span><text:span text:style-name="T25"> </text:span><text:span text:style-name="T36">ﭹ</text:span><text:span text:style-name="T25"> </text:span><text:span text:style-name="T36">ﭺ</text:span><text:span text:style-name="T25"> </text:span><text:span text:style-name="T36">ﭻ</text:span><text:span text:style-name="T25"> </text:span><text:span text:style-name="T36">ﭼ</text:span><text:span text:style-name="T25"> </text:span><text:span text:style-name="T36">ﭽ</text:span><text:span text:style-name="T25"> </text:span><text:span text:style-name="T36">ﭾ</text:span><text:span text:style-name="T25"> </text:span><text:span text:style-name="T36">ﭿﮀ</text:span><text:span text:style-name="T25"> </text:span><text:span text:style-name="T36">ﮁ</text:span><text:span text:style-name="T25"> </text:span><text:span text:style-name="T36">ﮂ</text:span><text:span text:style-name="T25"> </text:span><text:span text:style-name="T36">ﮃ</text:span><text:span text:style-name="T25"> </text:span><text:span text:style-name="T36">ﮄ</text:span><text:span text:style-name="T25"> </text:span><text:span text:style-name="T36">ﮅ</text:span><text:span text:style-name="T25"> </text:span><text:span text:style-name="T36">ﮆﮇ</text:span><text:span text:style-name="T25"> </text:span><text:span text:style-name="T36">ﮈ</text:span><text:span text:style-name="T25"> </text:span><text:span text:style-name="T36">ﮉ</text:span><text:span text:style-name="T25"> </text:span><text:span text:style-name="T36">ﮊ</text:span><text:span text:style-name="T25"> </text:span><text:span text:style-name="T36">ﮋ</text:span><text:span text:style-name="T25"> </text:span><text:span text:style-name="T36">ﮌ</text:span><text:span text:style-name="T25"> </text:span><text:span text:style-name="T36">ﮍﮎ</text:span><text:span text:style-name="T25"> </text:span><text:span text:style-name="T36">ﮏ</text:span><text:span text:style-name="T25"> </text:span><text:span text:style-name="T36">ﮐ</text:span><text:span text:style-name="T25"> </text:span><text:span text:style-name="T36">ﮑ</text:span><text:span text:style-name="T25"> </text:span><text:span text:style-name="T36">ﮒﮓ</text:span><text:span text:style-name="T25"> </text:span><text:span text:style-name="T36">ﮔ</text:span><text:span text:style-name="T25"> </text:span><text:span text:style-name="T36">ﮕ</text:span><text:span text:style-name="T25"> </text:span><text:span text:style-name="T36">ﮖ</text:span><text:span text:style-name="T25"> </text:span><text:span text:style-name="T36">ﮗ</text:span><text:span text:style-name="T25"> </text:span><text:span text:style-name="T36">ﮘ</text:span><text:span text:style-name="T25"> </text:span><text:span text:style-name="T36">ﮙ</text:span><text:span text:style-name="T25"> </text:span><text:span text:style-name="T36">ﮚ</text:span><text:span text:style-name="T25"> </text:span><text:span text:style-name="T36">ﮛ</text:span><text:span text:style-name="T25"> </text:span><text:span text:style-name="T36">ﮜ</text:span><text:span text:style-name="T25"> </text:span><text:span text:style-name="T36">ﮝ</text:span><text:span text:style-name="T25"> </text:span><text:span text:style-name="T36">ﮞ</text:span><text:span text:style-name="T25"> </text:span><text:span text:style-name="T36">ﮟ</text:span><text:span text:style-name="T25"> </text:span><text:span text:style-name="T36">ﮠ</text:span><text:span text:style-name="T25"> </text:span><text:span text:style-name="T36">ﮡ</text:span><text:span text:style-name="T25"> </text:span><text:span text:style-name="T36">ﮢ</text:span><text:span text:style-name="T25"> </text:span><text:span text:style-name="T36">ﮣﮤ</text:span><text:span text:style-name="T25"> </text:span><text:span text:style-name="T36">ﮥ</text:span><text:span text:style-name="T25"> </text:span><text:span text:style-name="T36">ﮦ</text:span><text:span text:style-name="T25"> </text:span><text:span text:style-name="T36">ﮧ</text:span><text:span text:style-name="T25"> </text:span><text:span text:style-name="T36">ﮨ</text:span><text:span text:style-name="T25"> </text:span><text:span text:style-name="T36">ﮩﮪ</text:span><text:span text:style-name="T25"> </text:span><text:span text:style-name="T36">ﮫ</text:span><text:span text:style-name="T25"> </text:span><text:span text:style-name="T36">ﮬ</text:span><text:span text:style-name="T25"> </text:span><text:span text:style-name="T36">ﮭ</text:span><text:span text:style-name="T25"> </text:span><text:span text:style-name="T36">ﮮ</text:span><text:span text:style-name="T25"> </text:span><text:span text:style-name="T36">ﮯ</text:span><text:span text:style-name="T25"> </text:span><text:span text:style-name="T36">ﮰ</text:span><text:span text:style-name="T25"> </text:span><text:span text:style-name="T36">ﮱ</text:span><text:span text:style-name="T25"> </text:span><text:span text:style-name="T36">ﯓ</text:span><text:span text:style-name="T25"> </text:span><text:span text:style-name="T36">ﯔ</text:span><text:span text:style-name="T25"> </text:span><text:span text:style-name="T36">ﯕﯖ</text:span><text:span text:style-name="T25"> </text:span><text:span text:style-name="T36">ﯗ</text:span><text:span text:style-name="T25"> </text:span><text:span text:style-name="T36">ﯘ</text:span><text:span text:style-name="T25"> </text:span><text:span text:style-name="T36">ﯙ</text:span><text:span text:style-name="T25"> </text:span><text:span text:style-name="T36">ﯚ</text:span><text:span text:style-name="T25"> </text:span><text:span text:style-name="T36">ﯛ</text:span><text:span text:style-name="T25"> </text:span><text:span text:style-name="T36">ﯜ</text:span><text:span text:style-name="T25"> </text:span><text:span text:style-name="T36">ﯝ</text:span><text:span text:style-name="T25"> </text:span><text:span text:style-name="T36">ﯞ</text:span><text:span text:style-name="T25"> </text:span><text:span text:style-name="T36">ﯟ</text:span><text:span text:style-name="T25"> </text:span><text:span text:style-name="T36">ﯠ</text:span><text:span text:style-name="T25"> </text:span><text:span text:style-name="T36">ﯡ</text:span><text:span text:style-name="T25"> </text:span><text:span text:style-name="T36">ﯢ</text:span><text:span text:style-name="T25"> </text:span><text:span text:style-name="T36">ﯣ</text:span><text:span text:style-name="T25"> </text:span><text:span text:style-name="T36">ﯤ</text:span><text:span text:style-name="T25"> </text:span><text:span text:style-name="T36">ﯥ</text:span><text:span text:style-name="T25"> </text:span><text:span text:style-name="T36">ﯦ</text:span><text:span text:style-name="T25"> </text:span><text:span text:style-name="T36">ﯧ</text:span><text:span text:style-name="T25"> </text:span><text:span text:style-name="T36">ﯨ</text:span><text:span text:style-name="T25"> </text:span><text:span text:style-name="T36">ﯩ</text:span><text:span text:style-name="T25"> </text:span><text:span text:style-name="T36">ﯪ</text:span><text:span text:style-name="T25"> </text:span><text:span text:style-name="T36">ﯫ</text:span><text:span text:style-name="T25"> </text:span><text:span text:style-name="T36">ﯬ</text:span><text:span text:style-name="T25"> </text:span><text:span text:style-name="T36">ﯭ</text:span><text:span text:style-name="T25"> </text:span><text:span text:style-name="T36">ﯮﯯ</text:span><text:span text:style-name="T25"> </text:span><text:span text:style-name="T36">ﯰ</text:span><text:span text:style-name="T25"> </text:span><text:span text:style-name="T36">ﯱ</text:span><text:span text:style-name="T25"> </text:span><text:span text:style-name="T36">ﯲ</text:span><text:span text:style-name="T25"> </text:span><text:span text:style-name="T36">ﯳ</text:span><text:span text:style-name="T25"> </text:span><text:span text:style-name="T36">ﯴﯵ</text:span><text:span text:style-name="T25"> </text:span><text:span text:style-name="T36">ﯶ</text:span><text:span text:style-name="T25"> </text:span><text:span text:style-name="T36">ﯷ</text:span><text:span text:style-name="T25"> </text:span><text:span text:style-name="T36">ﯸ</text:span><text:span text:style-name="T25"> </text:span><text:span text:style-name="T36">ﯹ</text:span><text:span text:style-name="T25"> </text:span><text:span text:style-name="T36">ﯺ</text:span><text:span text:style-name="T25"> </text:span><text:span text:style-name="T36">ﯻ</text:span><text:span text:style-name="T25"> </text:span><text:span text:style-name="T36">ﯼ</text:span></text:p>
      <text:p text:style-name="P8"><text:span text:style-name="T37">ﭑ</text:span><text:span text:style-name="T25"> </text:span><text:span text:style-name="T37">ﭒ</text:span><text:span text:style-name="T25"> </text:span><text:span text:style-name="T37">ﭓ</text:span><text:span text:style-name="T25"> </text:span><text:span text:style-name="T37">ﭔ</text:span><text:span text:style-name="T25"> </text:span><text:span text:style-name="T37">ﭕ</text:span><text:span text:style-name="T25"> </text:span><text:span text:style-name="T37">ﭖ</text:span><text:span text:style-name="T25"> </text:span><text:span text:style-name="T37">ﭗﭘ</text:span><text:span text:style-name="T25"> </text:span><text:span text:style-name="T37">ﭙ</text:span><text:span text:style-name="T25"> </text:span><text:span text:style-name="T37">ﭚ</text:span><text:span text:style-name="T25"> </text:span><text:span text:style-name="T37">ﭛ</text:span><text:span text:style-name="T25"> </text:span><text:span text:style-name="T37">ﭜ</text:span><text:span text:style-name="T25"> </text:span><text:span text:style-name="T37">ﭝ</text:span><text:span text:style-name="T25"> </text:span><text:span text:style-name="T37">ﭞﭟ</text:span><text:span text:style-name="T25"> </text:span><text:span text:style-name="T37">ﭠ</text:span><text:span text:style-name="T25"> </text:span><text:span text:style-name="T37">ﭡ</text:span><text:span text:style-name="T25"> </text:span><text:span text:style-name="T37">ﭢ</text:span><text:span text:style-name="T25"> </text:span><text:span text:style-name="T37">ﭣ</text:span><text:span text:style-name="T25"> </text:span><text:span text:style-name="T37">ﭤ</text:span><text:span text:style-name="T25"> </text:span><text:span text:style-name="T37">ﭥ</text:span><text:span text:style-name="T25"> </text:span><text:span text:style-name="T37">ﭦ</text:span><text:span text:style-name="T25"> </text:span><text:span text:style-name="T37">ﭧ</text:span><text:span text:style-name="T25"> </text:span><text:span text:style-name="T37">ﭨ</text:span><text:span text:style-name="T25"> </text:span><text:span text:style-name="T37">ﭩﭪ</text:span><text:span text:style-name="T25"> </text:span><text:span text:style-name="T37">ﭫ</text:span><text:span text:style-name="T25"> </text:span><text:span text:style-name="T37">ﭬ</text:span><text:span text:style-name="T25"> </text:span><text:span text:style-name="T37">ﭭ</text:span><text:span text:style-name="T25"> </text:span><text:span text:style-name="T37">ﭮ</text:span><text:span text:style-name="T25"> </text:span><text:span text:style-name="T37">ﭯ</text:span><text:span text:style-name="T25"> </text:span><text:span text:style-name="T37">ﭰ</text:span><text:span text:style-name="T25"> </text:span><text:span text:style-name="T37">ﭱﭲ</text:span><text:span text:style-name="T25"> </text:span><text:span text:style-name="T37">ﭳ</text:span><text:span text:style-name="T25"> </text:span><text:span text:style-name="T37">ﭴ</text:span><text:span text:style-name="T25"> </text:span><text:span text:style-name="T37">ﭵ</text:span><text:span text:style-name="T25"> </text:span><text:span text:style-name="T37">ﭶ</text:span><text:span text:style-name="T25"> </text:span><text:span text:style-name="T37">ﭷ</text:span><text:span text:style-name="T25"> </text:span><text:span text:style-name="T37">ﭸ</text:span><text:span text:style-name="T25"> </text:span><text:span text:style-name="T37">ﭹ</text:span><text:span text:style-name="T25"> </text:span><text:span text:style-name="T37">ﭺ</text:span><text:span text:style-name="T25"> </text:span><text:span text:style-name="T37">ﭻ</text:span><text:span text:style-name="T25"> </text:span><text:span text:style-name="T37">ﭼ</text:span><text:span text:style-name="T25"> </text:span><text:span text:style-name="T37">ﭽ</text:span><text:span text:style-name="T25"> </text:span><text:span text:style-name="T37">ﭾﭿ</text:span><text:span text:style-name="T25"> </text:span><text:span text:style-name="T37">ﮀ</text:span><text:span text:style-name="T25"> </text:span><text:span text:style-name="T37">ﮁ</text:span><text:span text:style-name="T25"> </text:span><text:span text:style-name="T37">ﮂ</text:span><text:span text:style-name="T25"> </text:span><text:span text:style-name="T37">ﮃ</text:span><text:span text:style-name="T25"> </text:span><text:span text:style-name="T37">ﮄﮅ</text:span><text:span text:style-name="T25"> </text:span><text:span text:style-name="T37">ﮆ</text:span><text:span text:style-name="T25"> </text:span><text:span text:style-name="T37">ﮇ</text:span><text:span text:style-name="T25"> </text:span><text:span text:style-name="T37">ﮈ</text:span><text:span text:style-name="T25"> </text:span><text:span text:style-name="T37">ﮉ</text:span><text:span text:style-name="T25"> </text:span><text:span text:style-name="T37">ﮊ</text:span><text:span text:style-name="T25"> </text:span><text:span text:style-name="T37">ﮋﮌ</text:span><text:span text:style-name="T25"> </text:span><text:span text:style-name="T37">ﮍ</text:span><text:span text:style-name="T25"> </text:span><text:span text:style-name="T37">ﮎ</text:span><text:span text:style-name="T25"> </text:span><text:span text:style-name="T37">ﮏ</text:span><text:span text:style-name="T25"> </text:span><text:span text:style-name="T37">ﮐ</text:span><text:span text:style-name="T25"> </text:span><text:span text:style-name="T37">ﮑﮒ</text:span><text:span text:style-name="T25"> </text:span><text:span text:style-name="T37">ﮓ</text:span><text:span text:style-name="T25"> </text:span><text:span text:style-name="T37">ﮔ</text:span><text:span text:style-name="T25"> </text:span><text:span text:style-name="T37">ﮕ</text:span><text:span text:style-name="T25"> </text:span><text:span text:style-name="T37">ﮖ</text:span><text:span text:style-name="T25"> </text:span><text:span text:style-name="T37">ﮗ</text:span><text:span text:style-name="T25"> </text:span><text:span text:style-name="T37">ﮘ</text:span><text:span text:style-name="T25"> </text:span><text:span text:style-name="T37">ﮙ</text:span><text:span text:style-name="T25"> </text:span><text:span text:style-name="T37">ﮚ</text:span><text:span text:style-name="T25"> </text:span><text:span text:style-name="T37">ﮛ</text:span><text:span text:style-name="T25"> </text:span><text:span text:style-name="T37">ﮜ</text:span><text:span text:style-name="T25"> </text:span><text:span text:style-name="T37">ﮝ</text:span><text:span text:style-name="T25"> </text:span><text:span text:style-name="T37">ﮞ</text:span><text:span text:style-name="T25"> </text:span><text:span text:style-name="T37">ﮟ</text:span><text:span text:style-name="T25"> </text:span><text:span text:style-name="T37">ﮠ</text:span><text:span text:style-name="T25"> </text:span><text:span text:style-name="T37">ﮡ</text:span><text:span text:style-name="T25"> </text:span><text:span text:style-name="T37">ﮢ</text:span><text:span text:style-name="T25"> </text:span><text:span text:style-name="T37">ﮣ</text:span><text:span text:style-name="T25"> </text:span><text:span text:style-name="T37">ﮤ</text:span><text:span text:style-name="T25"> </text:span><text:span text:style-name="T37">ﮥ</text:span><text:span text:style-name="T25"> </text:span><text:span text:style-name="T37">ﮦ</text:span><text:span text:style-name="T25"> </text:span><text:span text:style-name="T37">ﮧ</text:span><text:span text:style-name="T25"> </text:span><text:span text:style-name="T37">ﮨ</text:span><text:span text:style-name="T25"> </text:span><text:span text:style-name="T37">ﮩ</text:span><text:span text:style-name="T25"> </text:span><text:span text:style-name="T37">ﮪ</text:span><text:span text:style-name="T25"> </text:span><text:span text:style-name="T37">ﮫ</text:span><text:span text:style-name="T25"> </text:span><text:span text:style-name="T37">ﮬ</text:span><text:span text:style-name="T25"> </text:span><text:span text:style-name="T37">ﮭ</text:span><text:span text:style-name="T25"> </text:span><text:span text:style-name="T37">ﮮ</text:span><text:span text:style-name="T25"> </text:span><text:span text:style-name="T37">ﮯ</text:span><text:span text:style-name="T25"> </text:span><text:span text:style-name="T37">ﮰﮱ</text:span><text:span text:style-name="T25"> </text:span><text:span text:style-name="T37">ﯓ</text:span><text:span text:style-name="T25"> </text:span><text:span text:style-name="T37">ﯔ</text:span><text:span text:style-name="T25"> </text:span><text:span text:style-name="T37">ﯕ</text:span><text:span text:style-name="T25"> </text:span><text:span text:style-name="T37">ﯖ</text:span><text:span text:style-name="T25"> </text:span><text:span text:style-name="T37">ﯗﯘ</text:span><text:span text:style-name="T25"> </text:span><text:span text:style-name="T37">ﯙ</text:span><text:span text:style-name="T25"> </text:span><text:span text:style-name="T37">ﯚ</text:span><text:span text:style-name="T25"> </text:span><text:span text:style-name="T37">ﯛ</text:span><text:span text:style-name="T25"> </text:span><text:span text:style-name="T37">ﯜ</text:span><text:span text:style-name="T25"> </text:span><text:span text:style-name="T37">ﯝ</text:span><text:span text:style-name="T25"> </text:span><text:span text:style-name="T37">ﯞ</text:span><text:span text:style-name="T25"> </text:span><text:span text:style-name="T37">ﯟ</text:span><text:span text:style-name="T25"> </text:span><text:span text:style-name="T37">ﯠ</text:span><text:span text:style-name="T25"> </text:span><text:span text:style-name="T37">ﯡ</text:span><text:span text:style-name="T25"> </text:span><text:span text:style-name="T37">ﯢ</text:span><text:span text:style-name="T25"> </text:span><text:span text:style-name="T37">ﯣﯤ</text:span><text:span text:style-name="T25"> </text:span><text:span text:style-name="T37">ﯥ</text:span><text:span text:style-name="T25"> </text:span><text:span text:style-name="T37">ﯦ</text:span><text:span text:style-name="T25"> </text:span><text:span text:style-name="T37">ﯧ</text:span><text:span text:style-name="T25"> </text:span><text:span text:style-name="T37">ﯨﯩ</text:span><text:span text:style-name="T25"> </text:span><text:span text:style-name="T37">ﯪ</text:span><text:span text:style-name="T25"> </text:span><text:span text:style-name="T37">ﯫ</text:span><text:span text:style-name="T25"> </text:span><text:span text:style-name="T37">ﯬ</text:span><text:span text:style-name="T25"> </text:span><text:span text:style-name="T37">ﯭ</text:span><text:span text:style-name="T25"> </text:span><text:span text:style-name="T37">ﯮ</text:span><text:span text:style-name="T25"> </text:span><text:span text:style-name="T37">ﯯ</text:span><text:span text:style-name="T25"> </text:span><text:span text:style-name="T37">ﯰ</text:span><text:span text:style-name="T25"> </text:span><text:span text:style-name="T37">ﯱ</text:span><text:span text:style-name="T25"> </text:span><text:span text:style-name="T37">ﯲ</text:span><text:span text:style-name="T25"> </text:span><text:span text:style-name="T37">ﯳ</text:span><text:span text:style-name="T25"> </text:span><text:span text:style-name="T37">ﯴ</text:span><text:span text:style-name="T25"> </text:span><text:span text:style-name="T37">ﯵ</text:span><text:span text:style-name="T25"> </text:span><text:span text:style-name="T37">ﯶﯷ</text:span><text:span text:style-name="T25"> </text:span><text:span text:style-name="T37">ﯸ</text:span><text:span text:style-name="T25"> </text:span><text:span text:style-name="T37">ﯹ</text:span><text:span text:style-name="T25"> </text:span><text:span text:style-name="T37">ﯺ</text:span><text:span text:style-name="T25"> </text:span><text:span text:style-name="T37">ﯻ</text:span><text:span text:style-name="T25"> </text:span><text:span text:style-name="T37">ﯼ</text:span><text:span text:style-name="T25"> </text:span><text:span text:style-name="T37">ﯽ</text:span></text:p>
      <text:p text:style-name="P9"><text:span text:style-name="T38">ﭑ</text:span><text:span text:style-name="T25"> </text:span><text:span text:style-name="T38">ﭒ</text:span><text:span text:style-name="T25"> </text:span><text:span text:style-name="T38">ﭓ</text:span><text:span text:style-name="T25"> </text:span><text:span text:style-name="T38">ﭔ</text:span><text:span text:style-name="T25"> </text:span><text:span text:style-name="T38">ﭕ</text:span><text:span text:style-name="T25"> </text:span><text:span text:style-name="T38">ﭖ</text:span><text:span text:style-name="T25"> </text:span><text:span text:style-name="T38">ﭗﭘ</text:span><text:span text:style-name="T25"> </text:span><text:span text:style-name="T38">ﭙ</text:span><text:span text:style-name="T25"> </text:span><text:span text:style-name="T38">ﭚ</text:span><text:span text:style-name="T25"> </text:span><text:span text:style-name="T38">ﭛ</text:span><text:span text:style-name="T25"> </text:span><text:span text:style-name="T38">ﭜﭝ</text:span><text:span text:style-name="T25"> </text:span><text:span text:style-name="T38">ﭞ</text:span><text:span text:style-name="T25"> </text:span><text:span text:style-name="T38">ﭟ</text:span><text:span text:style-name="T25"> </text:span><text:span text:style-name="T38">ﭠ</text:span><text:span text:style-name="T25"> </text:span><text:span text:style-name="T38">ﭡ</text:span><text:span text:style-name="T25"> </text:span><text:span text:style-name="T38">ﭢ</text:span><text:span text:style-name="T25"> </text:span><text:span text:style-name="T38">ﭣ</text:span><text:span text:style-name="T25"> </text:span><text:span text:style-name="T38">ﭤ</text:span><text:span text:style-name="T25"> </text:span><text:span text:style-name="T38">ﭥﭦ</text:span><text:span text:style-name="T25"> </text:span><text:span text:style-name="T38">ﭧ</text:span><text:span text:style-name="T25"> </text:span><text:span text:style-name="T38">ﭨ</text:span><text:span text:style-name="T25"> </text:span><text:span text:style-name="T38">ﭩﭪ</text:span><text:span text:style-name="T25"> </text:span><text:span text:style-name="T38">ﭫ</text:span><text:span text:style-name="T25"> </text:span><text:span text:style-name="T38">ﭬ</text:span><text:span text:style-name="T25"> </text:span><text:span text:style-name="T38">ﭭ</text:span><text:span text:style-name="T25"> </text:span><text:span text:style-name="T38">ﭮ</text:span><text:span text:style-name="T25"> </text:span><text:span text:style-name="T38">ﭯ</text:span><text:span text:style-name="T25"> </text:span><text:span text:style-name="T38">ﭰ</text:span><text:span text:style-name="T25"> </text:span><text:span text:style-name="T38">ﭱ</text:span><text:span text:style-name="T25"> </text:span><text:span text:style-name="T38">ﭲ</text:span><text:span text:style-name="T25"> </text:span><text:span text:style-name="T38">ﭳ</text:span><text:span text:style-name="T25"> </text:span><text:span text:style-name="T38">ﭴ</text:span><text:span text:style-name="T25"> </text:span><text:span text:style-name="T38">ﭵ</text:span><text:span text:style-name="T25"> </text:span><text:span text:style-name="T38">ﭶ</text:span><text:span text:style-name="T25"> </text:span><text:span text:style-name="T38">ﭷ</text:span><text:span text:style-name="T25"> </text:span><text:span text:style-name="T38">ﭸ</text:span><text:span text:style-name="T25"> </text:span><text:span text:style-name="T38">ﭹ</text:span><text:span text:style-name="T25"> </text:span><text:span text:style-name="T38">ﭺ</text:span><text:span text:style-name="T25"> </text:span><text:span text:style-name="T38">ﭻ</text:span><text:span text:style-name="T25"> </text:span><text:span text:style-name="T38">ﭼ</text:span><text:span text:style-name="T25"> </text:span><text:span text:style-name="T38">ﭽﭾ</text:span><text:span text:style-name="T25"> </text:span><text:span text:style-name="T38">ﭿ</text:span><text:span text:style-name="T25"> </text:span><text:span text:style-name="T38">ﮀ</text:span><text:span text:style-name="T25"> </text:span><text:span text:style-name="T38">ﮁ</text:span><text:span text:style-name="T25"> </text:span><text:span text:style-name="T38">ﮂ</text:span><text:span text:style-name="T25"> </text:span><text:span text:style-name="T38">ﮃ</text:span><text:span text:style-name="T25"> </text:span><text:span text:style-name="T38">ﮄ</text:span><text:span text:style-name="T25"> </text:span><text:span text:style-name="T38">ﮅ</text:span><text:span text:style-name="T25"> </text:span><text:span text:style-name="T38">ﮆ</text:span><text:span text:style-name="T25"> </text:span><text:span text:style-name="T38">ﮇ</text:span><text:span text:style-name="T25"> </text:span><text:span text:style-name="T38">ﮈ</text:span><text:span text:style-name="T25"> </text:span><text:span text:style-name="T38">ﮉ</text:span><text:span text:style-name="T25"> </text:span><text:span text:style-name="T38">ﮊ</text:span><text:span text:style-name="T25"> </text:span><text:span text:style-name="T38">ﮋ</text:span><text:span text:style-name="T25"> </text:span><text:span text:style-name="T38">ﮌﮍ</text:span><text:span text:style-name="T25"> </text:span><text:span text:style-name="T38">ﮎ</text:span><text:span text:style-name="T25"> </text:span><text:span text:style-name="T38">ﮏ</text:span><text:span text:style-name="T25"> </text:span><text:span text:style-name="T38">ﮐ</text:span><text:span text:style-name="T25"> </text:span><text:span text:style-name="T38">ﮑ</text:span><text:span text:style-name="T25"> </text:span><text:span text:style-name="T38">ﮒ</text:span><text:span text:style-name="T25"> </text:span><text:span text:style-name="T38">ﮓ</text:span><text:span text:style-name="T25"> </text:span><text:span text:style-name="T38">ﮔ</text:span><text:span text:style-name="T25"> </text:span><text:span text:style-name="T38">ﮕ</text:span><text:span text:style-name="T25"> </text:span><text:span text:style-name="T38">ﮖﮗ</text:span><text:span text:style-name="T25"> </text:span><text:span text:style-name="T38">ﮘ</text:span><text:span text:style-name="T25"> </text:span><text:span text:style-name="T38">ﮙ</text:span><text:span text:style-name="T25"> </text:span><text:span text:style-name="T38">ﮚ</text:span><text:span text:style-name="T25"> </text:span><text:span text:style-name="T38">ﮛ</text:span><text:span text:style-name="T25"> </text:span><text:span text:style-name="T38">ﮜ</text:span><text:span text:style-name="T25"> </text:span><text:span text:style-name="T38">ﮝ</text:span><text:span text:style-name="T25"> </text:span><text:span text:style-name="T38">ﮞﮟ</text:span><text:span text:style-name="T25"> </text:span><text:span text:style-name="T38">ﮠ</text:span><text:span text:style-name="T25"> </text:span><text:span text:style-name="T38">ﮡ</text:span><text:span text:style-name="T25"> </text:span><text:span text:style-name="T38">ﮢ</text:span><text:span text:style-name="T25"> </text:span><text:span text:style-name="T38">ﮣ</text:span><text:span text:style-name="T25"> </text:span><text:span text:style-name="T38">ﮤ</text:span><text:span text:style-name="T25"> </text:span><text:span text:style-name="T38">ﮥ</text:span><text:span text:style-name="T25"> </text:span><text:span text:style-name="T38">ﮦ</text:span><text:span text:style-name="T25"> </text:span><text:span text:style-name="T38">ﮧ</text:span><text:span text:style-name="T25"> </text:span><text:span text:style-name="T38">ﮨﮩ</text:span><text:span text:style-name="T25"> </text:span><text:span text:style-name="T38">ﮪﮫ</text:span><text:span text:style-name="T25"> </text:span><text:span text:style-name="T38">ﮬ</text:span><text:span text:style-name="T25"> </text:span><text:span text:style-name="T38">ﮭ</text:span><text:span text:style-name="T25"> </text:span><text:span text:style-name="T38">ﮮ</text:span><text:span text:style-name="T25"> </text:span><text:span text:style-name="T38">ﮯ</text:span><text:span text:style-name="T25"> </text:span><text:span text:style-name="T38">ﮰ</text:span><text:span text:style-name="T25"> </text:span><text:span text:style-name="T38">ﮱ</text:span><text:span text:style-name="T25"> </text:span><text:span text:style-name="T38">ﯓ</text:span><text:span text:style-name="T25"> </text:span><text:span text:style-name="T38">ﯔ</text:span><text:span text:style-name="T25"> </text:span><text:span text:style-name="T38">ﯕﯖ</text:span><text:span text:style-name="T25"> </text:span><text:span text:style-name="T38">ﯗ</text:span><text:span text:style-name="T25"> </text:span><text:span text:style-name="T38">ﯘ</text:span><text:span text:style-name="T25"> </text:span><text:span text:style-name="T38">ﯙ</text:span><text:span text:style-name="T25"> </text:span><text:span text:style-name="T38">ﯚ</text:span><text:span text:style-name="T25"> </text:span><text:span text:style-name="T38">ﯛ</text:span><text:span text:style-name="T25"> </text:span><text:span text:style-name="T38">ﯜﯝ</text:span><text:span text:style-name="T25"> </text:span><text:span text:style-name="T38">ﯞ</text:span><text:span text:style-name="T25"> </text:span><text:span text:style-name="T38">ﯟ</text:span><text:span text:style-name="T25"> </text:span><text:span text:style-name="T38">ﯠ</text:span><text:span text:style-name="T25"> </text:span><text:span text:style-name="T38">ﯡ</text:span><text:span text:style-name="T25"> </text:span><text:span text:style-name="T38">ﯢ</text:span><text:span text:style-name="T25"> </text:span><text:span text:style-name="T38">ﯣ</text:span><text:span text:style-name="T25"> </text:span><text:span text:style-name="T38">ﯤﯥ</text:span><text:span text:style-name="T25"> </text:span><text:span text:style-name="T38">ﯦ</text:span><text:span text:style-name="T25"> </text:span><text:span text:style-name="T38">ﯧ</text:span><text:span text:style-name="T25"> </text:span><text:span text:style-name="T38">ﯨ</text:span><text:span text:style-name="T25"> </text:span><text:span text:style-name="T38">ﯩ</text:span><text:span text:style-name="T25"> </text:span><text:span text:style-name="T38">ﯪ</text:span><text:span text:style-name="T25"> </text:span><text:span text:style-name="T38">ﯫ</text:span><text:span text:style-name="T25"> </text:span><text:span text:style-name="T38">ﯬ</text:span><text:span text:style-name="T25"> </text:span><text:span text:style-name="T38">ﯭ</text:span><text:span text:style-name="T25"> </text:span><text:span text:style-name="T38">ﯮ</text:span><text:span text:style-name="T25"> </text:span><text:span text:style-name="T38">ﯯ</text:span><text:span text:style-name="T25"> </text:span><text:span text:style-name="T38">ﯰ</text:span><text:span text:style-name="T25"> </text:span><text:span text:style-name="T38">ﯱ</text:span><text:span text:style-name="T25"> </text:span><text:span text:style-name="T38">ﯲ</text:span><text:span text:style-name="T25"> </text:span><text:span text:style-name="T38">ﯳ</text:span><text:span text:style-name="T25"> </text:span><text:span text:style-name="T38">ﯴ</text:span><text:span text:style-name="T25"> </text:span><text:span text:style-name="T38">ﯵﯶ</text:span><text:span text:style-name="T25"> </text:span><text:span text:style-name="T38">ﯷ</text:span><text:span text:style-name="T25"> </text:span><text:span text:style-name="T38">ﯸ</text:span><text:span text:style-name="T25"> </text:span><text:span text:style-name="T38">ﯹ</text:span><text:span text:style-name="T25"> </text:span><text:span text:style-name="T38">ﯺ</text:span><text:span text:style-name="T25"> </text:span><text:span text:style-name="T38">ﯻ</text:span><text:span text:style-name="T25"> </text:span><text:span text:style-name="T38">ﯼ</text:span><text:span text:style-name="T25"> </text:span><text:span text:style-name="T38">ﯽ</text:span><text:span text:style-name="T25"> </text:span><text:span text:style-name="T38">ﯾ</text:span><text:span text:style-name="T25"> </text:span><text:span text:style-name="T38">ﯿ</text:span><text:span text:style-name="T25"> </text:span><text:span text:style-name="T38">ﰀ</text:span><text:span text:style-name="T25"> </text:span><text:span text:style-name="T38">ﰁﰂ</text:span><text:span text:style-name="T25"> </text:span><text:span text:style-name="T38">ﰃ</text:span><text:span text:style-name="T25"> </text:span><text:span text:style-name="T38">ﰄ</text:span><text:span text:style-name="T25"> </text:span><text:span text:style-name="T38">ﰅ</text:span><text:span text:style-name="T25"> </text:span><text:span text:style-name="T38">ﰆ</text:span><text:span text:style-name="T25"> </text:span><text:span text:style-name="T38">ﰇ</text:span><text:span text:style-name="T25"> </text:span><text:span text:style-name="T38">ﰈ</text:span><text:span text:style-name="T25"> </text:span><text:span text:style-name="T38">ﰉ</text:span><text:span text:style-name="T25"> </text:span><text:span text:style-name="T38">ﰊ</text:span><text:span text:style-name="T25"> </text:span><text:span text:style-name="T38">ﰋ</text:span><text:span text:style-name="T25"> </text:span><text:span text:style-name="T38">ﰌ</text:span><text:span text:style-name="T25"> </text:span><text:span text:style-name="T38">ﰍﰎ</text:span><text:span text:style-name="T25"> </text:span><text:span text:style-name="T38">ﰏ</text:span><text:span text:style-name="T25"> </text:span><text:span text:style-name="T38">ﰐ</text:span><text:span text:style-name="T25"> </text:span><text:span text:style-name="T38">ﰑﰒ</text:span><text:span text:style-name="T25"> </text:span><text:span text:style-name="T38">ﰓ</text:span><text:span text:style-name="T25"> </text:span><text:span text:style-name="T38">ﰔ</text:span><text:span text:style-name="T25"> </text:span><text:span text:style-name="T38">ﰕ</text:span><text:span text:style-name="T25"> </text:span><text:span text:style-name="T38">ﰖ</text:span><text:span text:style-name="T25"> </text:span><text:span text:style-name="T38">ﰗ</text:span><text:span text:style-name="T25"> </text:span><text:span text:style-name="T38">ﰘ</text:span><text:span text:style-name="T25"> </text:span><text:span text:style-name="T38">ﰙ</text:span><text:span text:style-name="T25"> </text:span><text:span text:style-name="T38">ﰚﰛ</text:span><text:span text:style-name="T25"> </text:span><text:span text:style-name="T38">ﰜ</text:span><text:span text:style-name="T25"> </text:span><text:span text:style-name="T38">ﰝ</text:span><text:span text:style-name="T25"> </text:span><text:span text:style-name="T38">ﰞ</text:span><text:span text:style-name="T25"> </text:span><text:span text:style-name="T38">ﰟ</text:span><text:span text:style-name="T25"> </text:span><text:span text:style-name="T38">ﰠ</text:span><text:span text:style-name="T25"> </text:span><text:span text:style-name="T38">ﰡ</text:span><text:span text:style-name="T25"> </text:span><text:span text:style-name="T38">ﰢ</text:span><text:span text:style-name="T25"> </text:span><text:span text:style-name="T38">ﰣ</text:span></text:p>
      <text:p text:style-name="P15"><text:span text:style-name="T42">ﭑ</text:span><text:span text:style-name="T41"> </text:span><text:span text:style-name="T42">ﭒ</text:span><text:span text:style-name="T41"> </text:span><text:span text:style-name="T42">ﭓ</text:span><text:span text:style-name="T42">ﭔ</text:span><text:span text:style-name="T41"> </text:span><text:span text:style-name="T42">ﭕ</text:span><text:span text:style-name="T41"> </text:span><text:span text:style-name="T42">ﭖ</text:span><text:span text:style-name="T41"> </text:span><text:span text:style-name="T42">ﭗ</text:span><text:span text:style-name="T41"> </text:span><text:span text:style-name="T42">ﭘ</text:span><text:span text:style-name="T41"> </text:span><text:span text:style-name="T42">ﭙ</text:span><text:span text:style-name="T41"> </text:span><text:span text:style-name="T42">ﭚ</text:span><text:span text:style-name="T41"> </text:span><text:span text:style-name="T42">ﭛ</text:span><text:span text:style-name="T41"> </text:span><text:span text:style-name="T42">ﭜ</text:span><text:span text:style-name="T41"> </text:span><text:span text:style-name="T42">ﭝ</text:span><text:span text:style-name="T41"> </text:span><text:span text:style-name="T42">ﭞ</text:span><text:span text:style-name="T41"> </text:span><text:span text:style-name="T42">ﭟ</text:span><text:span text:style-name="T41"> </text:span><text:span text:style-name="T42">ﭠ</text:span><text:span text:style-name="T42">ﭡ</text:span><text:span text:style-name="T41"> </text:span><text:span text:style-name="T42">ﭢ</text:span><text:span text:style-name="T41"> </text:span><text:span text:style-name="T42">ﭣ</text:span><text:span text:style-name="T41"> </text:span><text:span text:style-name="T42">ﭤ</text:span><text:span text:style-name="T41"> </text:span><text:span text:style-name="T42">ﭥ</text:span><text:span text:style-name="T41"> </text:span><text:span text:style-name="T42">ﭦ</text:span><text:span text:style-name="T41"> </text:span><text:span text:style-name="T42">ﭧ</text:span><text:span text:style-name="T42">ﭨ</text:span><text:span text:style-name="T41"> </text:span><text:span text:style-name="T42">ﭩ</text:span><text:span text:style-name="T41"> </text:span><text:span text:style-name="T42">ﭪ</text:span><text:span text:style-name="T41"> </text:span><text:span text:style-name="T42">ﭫ</text:span><text:span text:style-name="T41"> </text:span><text:span text:style-name="T42">ﭬ</text:span><text:span text:style-name="T41"> </text:span><text:span text:style-name="T42">ﭭ</text:span><text:span text:style-name="T42">ﭮ</text:span><text:span text:style-name="T41"> </text:span><text:span text:style-name="T42">ﭯ</text:span><text:span text:style-name="T41"> </text:span><text:span text:style-name="T42">ﭰ</text:span><text:span text:style-name="T41"> </text:span><text:span text:style-name="T42">ﭱ</text:span><text:span text:style-name="T41"> </text:span><text:span text:style-name="T42">ﭲ</text:span><text:span text:style-name="T41"> </text:span><text:span text:style-name="T42">ﭳ</text:span><text:span text:style-name="T41"> </text:span><text:span text:style-name="T42">ﭴ</text:span><text:span text:style-name="T41"> </text:span><text:span text:style-name="T42">ﭵ</text:span><text:span text:style-name="T41"> </text:span><text:span text:style-name="T42">ﭶ</text:span><text:span text:style-name="T41"> </text:span><text:span text:style-name="T42">ﭷ</text:span><text:span text:style-name="T41"> </text:span><text:span text:style-name="T42">ﭸ</text:span><text:span text:style-name="T41"> </text:span><text:span text:style-name="T42">ﭹ</text:span><text:span text:style-name="T41"> </text:span><text:span text:style-name="T42">ﭺ</text:span><text:span text:style-name="T42">ﭻ</text:span><text:span text:style-name="T41"> </text:span><text:span text:style-name="T42">ﭼ</text:span><text:span text:style-name="T41"> </text:span><text:span text:style-name="T42">ﭽ</text:span><text:span text:style-name="T41"> </text:span><text:span text:style-name="T42">ﭾ</text:span><text:span text:style-name="T41"> </text:span><text:span text:style-name="T42">ﭿ</text:span><text:span text:style-name="T41"> </text:span><text:span text:style-name="T42">ﮀ</text:span><text:span text:style-name="T41"> </text:span><text:span text:style-name="T42">ﮁ</text:span><text:span text:style-name="T41"> </text:span><text:span text:style-name="T42">ﮂ</text:span><text:span text:style-name="T41"> </text:span><text:span text:style-name="T42">ﮃ</text:span><text:span text:style-name="T41"> </text:span><text:span text:style-name="T42">ﮄ</text:span><text:span text:style-name="T42">ﮅ</text:span><text:span text:style-name="T41"> </text:span><text:span text:style-name="T42">ﮆ</text:span><text:span text:style-name="T41"> </text:span><text:span text:style-name="T42">ﮇ</text:span><text:span text:style-name="T41"> </text:span><text:span text:style-name="T42">ﮈ</text:span><text:span text:style-name="T41"> </text:span><text:span text:style-name="T42">ﮉ</text:span><text:span text:style-name="T41"> </text:span><text:span text:style-name="T42">ﮊ</text:span><text:span text:style-name="T41"> </text:span><text:span text:style-name="T42">ﮋ</text:span><text:span text:style-name="T41"> </text:span><text:span text:style-name="T42">ﮌ</text:span><text:span text:style-name="T41"> </text:span><text:span text:style-name="T42">ﮍ</text:span><text:span text:style-name="T41"> </text:span><text:span text:style-name="T42">ﮎ</text:span><text:span text:style-name="T41"> </text:span><text:span text:style-name="T42">ﮏ</text:span><text:span text:style-name="T41"> </text:span><text:span text:style-name="T42">ﮐ</text:span><text:span text:style-name="T41"> </text:span><text:span text:style-name="T42">ﮑ</text:span><text:span text:style-name="T41"> </text:span><text:span text:style-name="T42">ﮒ</text:span><text:span text:style-name="T41"> </text:span><text:span text:style-name="T42">ﮓ</text:span><text:span text:style-name="T41"> </text:span><text:span text:style-name="T42">ﮔ</text:span><text:span text:style-name="T41"> </text:span><text:span text:style-name="T42">ﮕ</text:span><text:span text:style-name="T41"> </text:span><text:span text:style-name="T42">ﮖ</text:span><text:span text:style-name="T41"> </text:span><text:span text:style-name="T42">ﮗ</text:span><text:span text:style-name="T42">ﮘ</text:span><text:span text:style-name="T41"> </text:span><text:span text:style-name="T42">ﮙ</text:span><text:span text:style-name="T41"> </text:span><text:span text:style-name="T42">ﮚ</text:span><text:span text:style-name="T41"> </text:span><text:span text:style-name="T42">ﮛ</text:span><text:span text:style-name="T41"> </text:span><text:span text:style-name="T42">ﮜ</text:span><text:span text:style-name="T41"> </text:span><text:span text:style-name="T42">ﮝ</text:span><text:span text:style-name="T41"> </text:span><text:span text:style-name="T42">ﮞ</text:span><text:span text:style-name="T41"> </text:span><text:span text:style-name="T42">ﮟ</text:span><text:span text:style-name="T41"> </text:span><text:span text:style-name="T42">ﮠ</text:span><text:span text:style-name="T41"> </text:span><text:span text:style-name="T42">ﮡ</text:span><text:span text:style-name="T41"> </text:span><text:span text:style-name="T42">ﮢ</text:span><text:span text:style-name="T41"> </text:span><text:span text:style-name="T42">ﮣ</text:span><text:span text:style-name="T41"> </text:span><text:span text:style-name="T42">ﮤ</text:span><text:span text:style-name="T41"> </text:span><text:span text:style-name="T42">ﮥ</text:span><text:span text:style-name="T41"> </text:span><text:span text:style-name="T42">ﮦ</text:span><text:span text:style-name="T41"> </text:span><text:span text:style-name="T42">ﮧ</text:span><text:span text:style-name="T42">ﮨ</text:span><text:span text:style-name="T41"> </text:span><text:span text:style-name="T42">ﮩ</text:span><text:span text:style-name="T41"> </text:span><text:span text:style-name="T42">ﮪ</text:span><text:span text:style-name="T41"> </text:span><text:span text:style-name="T42">ﮫ</text:span><text:span text:style-name="T41"> </text:span><text:span text:style-name="T42">ﮬ</text:span><text:span text:style-name="T41"> </text:span><text:span text:style-name="T42">ﮭ</text:span><text:span text:style-name="T41"> </text:span><text:span text:style-name="T42">ﮮ</text:span><text:span text:style-name="T41"> </text:span><text:span text:style-name="T42">ﮯ</text:span><text:span text:style-name="T41"> </text:span><text:span text:style-name="T42">ﮰ</text:span><text:span text:style-name="T41"> </text:span><text:span text:style-name="T42">ﮱ</text:span><text:span text:style-name="T41"> </text:span><text:span text:style-name="T42">ﯓ</text:span><text:span text:style-name="T41"> </text:span><text:span text:style-name="T42">ﯔ</text:span><text:span text:style-name="T41"> </text:span><text:span text:style-name="T42">ﯕ</text:span><text:span text:style-name="T41"> </text:span><text:span text:style-name="T42">ﯖ</text:span><text:span text:style-name="T41"> </text:span><text:span text:style-name="T42">ﯗ</text:span><text:span text:style-name="T41"> </text:span><text:span text:style-name="T42">ﯘ</text:span><text:span text:style-name="T41"> </text:span><text:span text:style-name="T42">ﯙ</text:span><text:span text:style-name="T41"> </text:span><text:span text:style-name="T42">ﯚ</text:span><text:span text:style-name="T41"> </text:span><text:span text:style-name="T42">ﯛ</text:span><text:span text:style-name="T41"> </text:span><text:span text:style-name="T42">ﯜ</text:span><text:span text:style-name="T41"> </text:span><text:span text:style-name="T42">ﯝ</text:span><text:span text:style-name="T41"> </text:span><text:span text:style-name="T42">ﯞ</text:span><text:span text:style-name="T41"> </text:span><text:span text:style-name="T42">ﯟ</text:span><text:span text:style-name="T41"> </text:span><text:span text:style-name="T42">ﯠ</text:span><text:span text:style-name="T41"> </text:span><text:span text:style-name="T42">ﯡ</text:span><text:span text:style-name="T41"> </text:span><text:span text:style-name="T42">ﯢ</text:span><text:span text:style-name="T41"> </text:span><text:span text:style-name="T42">ﯣ</text:span><text:span text:style-name="T41"> </text:span><text:span text:style-name="T42">ﯤ</text:span><text:span text:style-name="T41"> </text:span><text:span text:style-name="T42">ﯥ</text:span><text:span text:style-name="T41"> </text:span><text:span text:style-name="T42">ﯦ</text:span><text:span text:style-name="T41"> </text:span><text:span text:style-name="T42">ﯧ</text:span><text:span text:style-name="T41"> </text:span><text:span text:style-name="T42">ﯨ</text:span><text:span text:style-name="T41"> </text:span><text:span text:style-name="T42">ﯩ</text:span><text:span text:style-name="T41"> </text:span><text:span text:style-name="T42">ﯪ</text:span><text:span text:style-name="T41"> </text:span><text:span text:style-name="T42">ﯫ</text:span><text:span text:style-name="T41"> </text:span><text:span text:style-name="T42">ﯬ</text:span><text:span text:style-name="T42">ﯭ</text:span><text:span text:style-name="T41"> </text:span><text:span text:style-name="T42">ﯮ</text:span><text:span text:style-name="T41"> </text:span><text:span text:style-name="T42">ﯯ</text:span><text:span text:style-name="T41"> </text:span><text:span text:style-name="T42">ﯰ</text:span><text:span text:style-name="T41"> </text:span><text:span text:style-name="T42">ﯱ</text:span></text:p>
      <text:p text:style-name="P16"><text:span text:style-name="T44">ﭒ</text:span><text:span text:style-name="T41"> </text:span><text:span text:style-name="T44">ﭓ</text:span><text:span text:style-name="T41"> </text:span><text:span text:style-name="T44">ﭔ</text:span><text:span text:style-name="T41"> </text:span><text:span text:style-name="T44">ﭕ</text:span><text:span text:style-name="T41"> </text:span><text:span text:style-name="T44">ﭖ</text:span><text:span text:style-name="T44">ﭗ</text:span><text:span text:style-name="T41"> </text:span><text:span text:style-name="T44">ﭘ</text:span><text:span text:style-name="T41"> </text:span><text:span text:style-name="T44">ﭙ</text:span><text:span text:style-name="T41"> </text:span><text:span text:style-name="T44">ﭚ</text:span><text:span text:style-name="T41"> </text:span><text:span text:style-name="T44">ﭛ</text:span><text:span text:style-name="T41"> </text:span><text:span text:style-name="T44">ﭜ</text:span><text:span text:style-name="T41"> </text:span><text:span text:style-name="T44">ﭝ</text:span><text:span text:style-name="T41"> </text:span><text:span text:style-name="T44">ﭞ</text:span><text:span text:style-name="T41"> </text:span><text:span text:style-name="T44">ﭟ</text:span><text:span text:style-name="T41"> </text:span><text:span text:style-name="T44">ﭠ</text:span><text:span text:style-name="T41"> </text:span><text:span text:style-name="T44">ﭡ</text:span><text:span text:style-name="T41"> </text:span><text:span text:style-name="T44">ﭢ</text:span><text:span text:style-name="T41"> </text:span><text:span text:style-name="T44">ﭣ</text:span><text:span text:style-name="T44">ﭤ</text:span><text:span text:style-name="T41"> </text:span><text:span text:style-name="T44">ﭥ</text:span><text:span text:style-name="T41"> </text:span><text:span text:style-name="T44">ﭦ</text:span><text:span text:style-name="T44">ﭧ</text:span><text:span text:style-name="T41"> </text:span><text:span text:style-name="T44">ﭨ</text:span><text:span text:style-name="T41"> </text:span><text:span text:style-name="T44">ﭩ</text:span><text:span text:style-name="T41"> </text:span><text:span text:style-name="T44">ﭪ</text:span><text:span text:style-name="T41"> </text:span><text:span text:style-name="T44">ﭫ</text:span><text:span text:style-name="T41"> </text:span><text:span text:style-name="T44">ﭬ</text:span><text:span text:style-name="T41"> </text:span><text:span text:style-name="T44">ﭭ</text:span></text:p>
      <text:p text:style-name="P26"><text:span text:style-name="T44">ﭮ</text:span><text:span text:style-name="T41"> </text:span><text:span text:style-name="T44">ﭯ</text:span><text:span text:style-name="T41"> </text:span><text:span text:style-name="T44">ﭰ</text:span><text:span text:style-name="T41"> </text:span><text:span text:style-name="T44">ﭱ</text:span><text:span text:style-name="T41"> </text:span><text:span text:style-name="T44">ﭲ</text:span><text:span text:style-name="T41"> </text:span><text:span text:style-name="T44">ﭳ</text:span><text:span text:style-name="T41"> </text:span><text:span text:style-name="T44">ﭴ</text:span><text:span text:style-name="T41"> </text:span><text:span text:style-name="T44">ﭵ</text:span><text:span text:style-name="T41"> </text:span><text:span text:style-name="T44">ﭶ</text:span><text:span text:style-name="T41"> </text:span><text:span text:style-name="T44">ﭷ</text:span><text:span text:style-name="T41"> </text:span><text:span text:style-name="T44">ﭸ</text:span><text:span text:style-name="T41"> </text:span><text:span text:style-name="T44">ﭹ</text:span><text:span text:style-name="T41"> </text:span><text:span text:style-name="T44">ﭺ</text:span><text:span text:style-name="T41"> </text:span><text:span text:style-name="T44">ﭻ</text:span><text:span text:style-name="T41"> </text:span><text:span text:style-name="T44">ﭼ</text:span><text:span text:style-name="T41"> </text:span><text:span text:style-name="T44">ﭽ</text:span><text:span text:style-name="T41"> </text:span><text:span text:style-name="T44">ﭾ</text:span><text:span text:style-name="T41"> </text:span><text:span text:style-name="T44">ﭿ</text:span><text:span text:style-name="T41"> </text:span><text:span text:style-name="T44">ﮀ</text:span><text:span text:style-name="T41"> </text:span><text:span text:style-name="T44">ﮁ</text:span><text:span text:style-name="T41"> </text:span><text:span text:style-name="T44">ﮂ</text:span><text:span text:style-name="T41"> </text:span><text:span text:style-name="T44">ﮃ</text:span><text:span text:style-name="T41"> </text:span><text:span text:style-name="T44">ﮄ</text:span><text:span text:style-name="T41"> </text:span><text:span text:style-name="T44">ﮅ</text:span><text:span text:style-name="T41"> </text:span><text:span text:style-name="T44">ﮆ</text:span><text:span text:style-name="T41"> </text:span><text:span text:style-name="T44">ﮇ</text:span><text:span text:style-name="T41"> </text:span><text:span text:style-name="T44">ﮈ</text:span><text:span text:style-name="T41"> </text:span><text:span text:style-name="T44">ﮉ</text:span><text:span text:style-name="T41"> </text:span><text:span text:style-name="T44">ﮊ</text:span><text:span text:style-name="T44">ﮋ</text:span><text:span text:style-name="T41"> </text:span><text:span text:style-name="T44">ﮌ</text:span><text:span text:style-name="T41"> </text:span><text:span text:style-name="T44">ﮍ</text:span><text:span text:style-name="T41"> </text:span><text:span text:style-name="T44">ﮎ</text:span><text:span text:style-name="T41"> </text:span><text:span text:style-name="T44">ﮏ</text:span><text:span text:style-name="T41"> </text:span><text:span text:style-name="T44">ﮐ</text:span><text:span text:style-name="T41"> </text:span><text:span text:style-name="T44">ﮑ</text:span><text:span text:style-name="T41"> </text:span><text:span text:style-name="T44">ﮒ</text:span><text:span text:style-name="T41"> </text:span><text:span text:style-name="T44">ﮓ</text:span><text:span text:style-name="T41"> </text:span><text:span text:style-name="T44">ﮔ</text:span><text:span text:style-name="T41"> </text:span><text:span text:style-name="T44">ﮕ</text:span><text:span text:style-name="T41"> </text:span><text:span text:style-name="T44">ﮖ</text:span><text:span text:style-name="T41"> </text:span><text:span text:style-name="T44">ﮗ</text:span><text:span text:style-name="T41"> </text:span><text:span text:style-name="T44">ﮘ</text:span><text:span text:style-name="T44">ﮙ</text:span><text:span text:style-name="T41"> </text:span><text:span text:style-name="T44">ﮚ</text:span><text:span text:style-name="T41"> </text:span><text:span text:style-name="T44">ﮛ</text:span><text:span text:style-name="T44">ﮜ</text:span><text:span text:style-name="T41"> </text:span><text:span text:style-name="T44">ﮝ</text:span><text:span text:style-name="T41"> </text:span><text:span text:style-name="T44">ﮞ</text:span><text:span text:style-name="T41"> </text:span><text:span text:style-name="T44">ﮟ</text:span><text:span text:style-name="T41"> </text:span><text:span text:style-name="T44">ﮠ</text:span><text:span text:style-name="T41"> </text:span><text:span text:style-name="T44">ﮡ</text:span><text:span text:style-name="T41"> </text:span><text:span text:style-name="T44">ﮢ</text:span><text:span text:style-name="T41"> </text:span><text:span text:style-name="T44">ﮣ</text:span><text:span text:style-name="T41"> </text:span><text:span text:style-name="T44">ﮤ</text:span><text:span text:style-name="T41"> </text:span><text:span text:style-name="T44">ﮥ</text:span><text:span text:style-name="T41"> </text:span><text:span text:style-name="T44">ﮦ</text:span><text:span text:style-name="T41"> </text:span><text:span text:style-name="T44">ﮧ</text:span><text:span text:style-name="T44">ﮨ</text:span><text:span text:style-name="T41"> </text:span><text:span text:style-name="T44">ﮩ</text:span><text:span text:style-name="T41"> </text:span><text:span text:style-name="T44">ﮪ</text:span><text:span text:style-name="T41"> </text:span><text:span text:style-name="T44">ﮫ</text:span><text:span text:style-name="T41"> </text:span><text:span text:style-name="T44">ﮬ</text:span><text:span text:style-name="T41"> </text:span><text:span text:style-name="T44">ﮭ</text:span><text:span text:style-name="T41"> </text:span><text:span text:style-name="T44">ﮮ</text:span><text:span text:style-name="T41"> </text:span><text:span text:style-name="T44">ﮯ</text:span><text:span text:style-name="T41"> </text:span><text:span text:style-name="T44">ﮰ</text:span><text:span text:style-name="T41"> </text:span><text:span text:style-name="T44">ﮱ</text:span><text:span text:style-name="T41"> </text:span><text:span text:style-name="T44">ﯓ</text:span><text:span text:style-name="T41"> </text:span><text:span text:style-name="T44">ﯔ</text:span><text:span text:style-name="T41"> </text:span><text:span text:style-name="T44">ﯕ</text:span><text:span text:style-name="T41"> </text:span><text:span text:style-name="T44">ﯖ</text:span><text:span text:style-name="T41"> </text:span><text:span text:style-name="T44">ﯗ</text:span><text:span text:style-name="T41"> </text:span><text:span text:style-name="T44">ﯘ</text:span><text:span text:style-name="T44">ﯙ</text:span><text:span text:style-name="T41"> </text:span><text:span text:style-name="T44">ﯚ</text:span><text:span text:style-name="T41"> </text:span><text:span text:style-name="T44">ﯛ</text:span><text:span text:style-name="T41"> </text:span><text:span text:style-name="T44">ﯜ</text:span><text:span text:style-name="T41"> </text:span><text:span text:style-name="T44">ﯝ</text:span><text:span text:style-name="T41"> </text:span><text:span text:style-name="T44">ﯞ</text:span><text:span text:style-name="T41"> </text:span><text:span text:style-name="T44">ﯟ</text:span><text:span text:style-name="T41"> </text:span><text:span text:style-name="T44">ﯠ</text:span><text:span text:style-name="T41"> </text:span><text:span text:style-name="T44">ﯡ</text:span><text:span text:style-name="T41"> </text:span><text:span text:style-name="T44">ﯢ</text:span></text:p>
      <text:p text:style-name="P26"><text:span text:style-name="T44">ﯣ</text:span><text:span text:style-name="T41"> </text:span><text:span text:style-name="T44">ﯤ</text:span><text:span text:style-name="T41"> </text:span><text:span text:style-name="T44">ﯥ</text:span><text:span text:style-name="T41"> </text:span><text:span text:style-name="T44">ﯦ</text:span><text:span text:style-name="T41"> </text:span><text:span text:style-name="T44">ﯧ</text:span><text:span text:style-name="T41"> </text:span><text:span text:style-name="T44">ﯨ</text:span><text:span text:style-name="T41"> </text:span><text:span text:style-name="T44">ﯩ</text:span><text:span text:style-name="T41"> </text:span><text:span text:style-name="T44">ﯪ</text:span></text:p>
      <text:p text:style-name="P26"><text:span text:style-name="T44">ﯫ</text:span><text:span text:style-name="T41"> </text:span><text:span text:style-name="T44">ﯬ</text:span><text:span text:style-name="T41"> </text:span><text:span text:style-name="T44">ﯭ</text:span><text:span text:style-name="T41"> </text:span><text:span text:style-name="T44">ﯮ</text:span><text:span text:style-name="T41"> </text:span><text:span text:style-name="T44">ﯯ</text:span><text:span text:style-name="T41"> </text:span><text:span text:style-name="T44">ﯰ</text:span><text:span text:style-name="T41"> </text:span><text:span text:style-name="T44">ﯱ</text:span><text:span text:style-name="T41"> </text:span><text:span text:style-name="T44">ﯲ</text:span><text:span text:style-name="T41"> </text:span><text:span text:style-name="T44">ﯳ</text:span><text:span text:style-name="T41"> </text:span><text:span text:style-name="T44">ﯴ</text:span><text:span text:style-name="T41"> </text:span><text:span text:style-name="T44">ﯵ</text:span><text:span text:style-name="T41"> </text:span><text:span text:style-name="T44">ﯶ</text:span><text:span text:style-name="T41"> </text:span><text:span text:style-name="T44">ﯷ</text:span><text:span text:style-name="T41"> </text:span><text:span text:style-name="T44">ﯸ</text:span><text:span text:style-name="T44">ﯹ</text:span><text:span text:style-name="T41"> </text:span><text:span text:style-name="T44">ﯺ</text:span><text:span text:style-name="T41"> </text:span><text:span text:style-name="T44">ﯻ</text:span><text:span text:style-name="T41"> </text:span><text:span text:style-name="T44">ﯼ</text:span><text:span text:style-name="T41"> </text:span><text:span text:style-name="T44">ﯽ</text:span><text:span text:style-name="T41"> </text:span><text:span text:style-name="T44">ﯾ</text:span></text:p>
      <text:p text:style-name="P17"><text:span text:style-name="T46">ﭑ</text:span><text:span text:style-name="T41"> </text:span><text:span text:style-name="T46">ﭒ</text:span><text:span text:style-name="T41"> </text:span><text:span text:style-name="T46">ﭓ</text:span><text:span text:style-name="T41"> </text:span><text:span text:style-name="T46">ﭔ</text:span><text:span text:style-name="T41"> </text:span><text:span text:style-name="T46">ﭕ</text:span><text:span text:style-name="T41"> </text:span><text:span text:style-name="T46">ﭖ</text:span><text:span text:style-name="T41"> </text:span><text:span text:style-name="T46">ﭗ</text:span><text:span text:style-name="T41"> </text:span><text:span text:style-name="T46">ﭘ</text:span><text:span text:style-name="T46">ﭙ</text:span><text:span text:style-name="T41"> </text:span><text:span text:style-name="T46">ﭚ</text:span><text:span text:style-name="T41"> </text:span><text:span text:style-name="T46">ﭛ</text:span><text:span text:style-name="T41"> </text:span><text:span text:style-name="T46">ﭜ</text:span><text:span text:style-name="T41"> </text:span><text:span text:style-name="T46">ﭝ</text:span><text:span text:style-name="T41"> </text:span><text:span text:style-name="T46">ﭞ</text:span><text:span text:style-name="T41"> </text:span><text:span text:style-name="T46">ﭟ</text:span><text:span text:style-name="T41"> </text:span><text:span text:style-name="T46">ﭠ</text:span><text:span text:style-name="T41"> </text:span><text:span text:style-name="T46">ﭡ</text:span><text:span text:style-name="T41"> </text:span><text:span text:style-name="T46">ﭢ</text:span><text:span text:style-name="T41"> </text:span><text:span text:style-name="T46">ﭣ</text:span><text:span text:style-name="T41"> </text:span><text:span text:style-name="T46">ﭤ</text:span><text:span text:style-name="T41"> </text:span><text:span text:style-name="T46">ﭥ</text:span><text:span text:style-name="T41"> </text:span><text:span text:style-name="T46">ﭦ</text:span><text:span text:style-name="T41"> </text:span><text:span text:style-name="T46">ﭧ</text:span><text:span text:style-name="T41"> </text:span><text:span text:style-name="T46">ﭨ</text:span><text:span text:style-name="T41"> </text:span><text:span text:style-name="T46">ﭩ</text:span><text:span text:style-name="T41"> </text:span><text:span text:style-name="T46">ﭪ</text:span><text:span text:style-name="T41"> </text:span><text:span text:style-name="T46">ﭫ</text:span><text:span text:style-name="T41"> </text:span><text:span text:style-name="T46">ﭬ</text:span><text:span text:style-name="T41"> </text:span><text:span text:style-name="T46">ﭭ</text:span><text:span text:style-name="T41"> </text:span><text:span text:style-name="T46">ﭮ</text:span><text:span text:style-name="T41"> </text:span><text:span text:style-name="T46">ﭯ</text:span><text:span text:style-name="T46">ﭰ</text:span><text:span text:style-name="T41"> </text:span><text:span text:style-name="T46">ﭱ</text:span><text:span text:style-name="T41"> </text:span><text:span text:style-name="T46">ﭲ</text:span><text:span text:style-name="T41"> </text:span><text:span text:style-name="T46">ﭳ</text:span><text:span text:style-name="T41"> </text:span><text:span text:style-name="T46">ﭴ</text:span><text:span text:style-name="T41"> </text:span><text:span text:style-name="T46">ﭵ</text:span><text:span text:style-name="T46">ﭶ</text:span><text:span text:style-name="T41"> </text:span><text:span text:style-name="T46">ﭷ</text:span><text:span text:style-name="T41"> </text:span><text:span text:style-name="T46">ﭸ</text:span><text:span text:style-name="T41"> </text:span><text:span text:style-name="T46">ﭹ</text:span><text:span text:style-name="T41"> </text:span><text:span text:style-name="T46">ﭺ</text:span><text:span text:style-name="T41"> </text:span><text:span text:style-name="T46">ﭻ</text:span><text:span text:style-name="T41"> </text:span><text:span text:style-name="T46">ﭼ</text:span><text:span text:style-name="T41"> </text:span><text:span text:style-name="T46">ﭽ</text:span><text:span text:style-name="T41"> </text:span><text:span text:style-name="T46">ﭾ</text:span><text:span text:style-name="T41"> </text:span><text:span text:style-name="T46">ﭿ</text:span><text:span text:style-name="T41"> </text:span><text:span text:style-name="T46">ﮀ</text:span><text:span text:style-name="T41"> </text:span><text:span text:style-name="T46">ﮁ</text:span><text:span text:style-name="T41"> </text:span><text:span text:style-name="T46">ﮂ</text:span><text:span text:style-name="T41"> </text:span><text:span text:style-name="T46">ﮃ</text:span><text:span text:style-name="T41"> </text:span><text:span text:style-name="T46">ﮄ</text:span><text:span text:style-name="T41"> </text:span><text:span text:style-name="T46">ﮅ</text:span><text:span text:style-name="T41"> </text:span><text:span text:style-name="T46">ﮆ</text:span><text:span text:style-name="T41"> </text:span><text:span text:style-name="T46">ﮇ</text:span><text:span text:style-name="T41"> </text:span><text:span text:style-name="T46">ﮈ</text:span><text:span text:style-name="T41"> </text:span><text:span text:style-name="T46">ﮉ</text:span><text:span text:style-name="T41"> </text:span><text:span text:style-name="T46">ﮊ</text:span><text:span text:style-name="T41"> </text:span><text:span text:style-name="T46">ﮋ</text:span><text:span text:style-name="T41"> </text:span><text:span text:style-name="T46">ﮌ</text:span><text:span text:style-name="T41"> </text:span><text:span text:style-name="T46">ﮍ</text:span><text:span text:style-name="T41"> </text:span><text:span text:style-name="T46">ﮎ</text:span><text:span text:style-name="T41"> </text:span><text:span text:style-name="T46">ﮏ</text:span><text:span text:style-name="T41"> </text:span><text:span text:style-name="T46">ﮐ</text:span><text:span text:style-name="T46">ﮑ</text:span><text:span text:style-name="T41"> </text:span><text:span text:style-name="T46">ﮒ</text:span><text:span text:style-name="T41"> </text:span><text:span text:style-name="T46">ﮓ</text:span><text:span text:style-name="T41"> </text:span><text:span text:style-name="T46">ﮔ</text:span><text:span text:style-name="T41"> </text:span><text:span text:style-name="T46">ﮕ</text:span><text:span text:style-name="T41"> </text:span><text:span text:style-name="T46">ﮖ</text:span><text:span text:style-name="T41"> </text:span><text:span text:style-name="T46">ﮗ</text:span><text:span text:style-name="T41"> </text:span><text:span text:style-name="T46">ﮘ</text:span><text:span text:style-name="T41"> </text:span><text:span text:style-name="T46">ﮙ</text:span></text:p>
      <text:p text:style-name="P27"><text:span text:style-name="T46">ﮚ</text:span><text:span text:style-name="T41"> </text:span><text:span text:style-name="T46">ﮛ</text:span><text:span text:style-name="T41"> </text:span><text:span text:style-name="T46">ﮜ</text:span><text:span text:style-name="T41"> </text:span><text:span text:style-name="T46">ﮝ</text:span><text:span text:style-name="T41"> </text:span><text:span text:style-name="T46">ﮞ</text:span><text:span text:style-name="T46">ﮟ</text:span><text:span text:style-name="T41"> </text:span><text:span text:style-name="T46">ﮠ</text:span><text:span text:style-name="T41"> </text:span><text:span text:style-name="T46">ﮡ</text:span><text:span text:style-name="T41"> </text:span><text:span text:style-name="T46">ﮢ</text:span><text:span text:style-name="T41"> </text:span><text:span text:style-name="T46">ﮣ</text:span><text:span text:style-name="T41"> </text:span><text:span text:style-name="T46">ﮤ</text:span><text:span text:style-name="T41"> </text:span><text:span text:style-name="T46">ﮥ</text:span><text:span text:style-name="T41"> </text:span><text:span text:style-name="T46">ﮦ</text:span><text:span text:style-name="T41"> </text:span><text:span text:style-name="T46">ﮧ</text:span><text:span text:style-name="T41"> </text:span><text:span text:style-name="T46">ﮨ</text:span><text:span text:style-name="T41"> </text:span><text:span text:style-name="T46">ﮩ</text:span><text:span text:style-name="T46">ﮪ</text:span><text:span text:style-name="T41"> </text:span><text:span text:style-name="T46">ﮫ</text:span><text:span text:style-name="T41"> </text:span><text:span text:style-name="T46">ﮬ</text:span><text:span text:style-name="T41"> </text:span><text:span text:style-name="T46">ﮭ</text:span><text:span text:style-name="T41"> </text:span><text:span text:style-name="T46">ﮮ</text:span><text:span text:style-name="T41"> </text:span><text:span text:style-name="T46">ﮯ</text:span><text:span text:style-name="T41"> </text:span><text:span text:style-name="T46">ﮰ</text:span><text:span text:style-name="T41"> </text:span><text:span text:style-name="T46">ﮱ</text:span><text:span text:style-name="T41"> </text:span><text:span text:style-name="T46">ﯓ</text:span><text:span text:style-name="T41"> </text:span><text:span text:style-name="T46">ﯔ</text:span><text:span text:style-name="T41"> </text:span><text:span text:style-name="T46">ﯕ</text:span><text:span text:style-name="T41"> </text:span><text:span text:style-name="T46">ﯖ</text:span><text:span text:style-name="T41"> </text:span><text:span text:style-name="T46">ﯗ</text:span><text:span text:style-name="T41"> </text:span><text:span text:style-name="T46">ﯘ</text:span><text:span text:style-name="T41"> </text:span><text:span text:style-name="T46">ﯙ</text:span><text:span text:style-name="T41"> </text:span><text:span text:style-name="T46">ﯚ</text:span><text:span text:style-name="T41"> </text:span><text:span text:style-name="T46">ﯛ</text:span><text:span text:style-name="T41"> </text:span><text:span text:style-name="T46">ﯜ</text:span><text:span text:style-name="T41"> </text:span><text:span text:style-name="T46">ﯝ</text:span><text:span text:style-name="T41"> </text:span><text:span text:style-name="T46">ﯞ</text:span><text:span text:style-name="T41"> </text:span><text:span text:style-name="T46">ﯟ</text:span><text:span text:style-name="T46">ﯠ</text:span><text:span text:style-name="T41"> </text:span><text:span text:style-name="T46">ﯡ</text:span><text:span text:style-name="T41"> </text:span><text:span text:style-name="T46">ﯢ</text:span><text:span text:style-name="T41"> </text:span><text:span text:style-name="T46">ﯣ</text:span><text:span text:style-name="T41"> </text:span><text:span text:style-name="T46">ﯤ</text:span><text:span text:style-name="T41"> </text:span><text:span text:style-name="T46">ﯥ</text:span><text:span text:style-name="T41"> </text:span><text:span text:style-name="T46">ﯦ</text:span><text:span text:style-name="T41"> </text:span><text:span text:style-name="T46">ﯧ</text:span><text:span text:style-name="T41"> </text:span><text:span text:style-name="T46">ﯨ</text:span><text:span text:style-name="T41"> </text:span><text:span text:style-name="T46">ﯩ</text:span><text:span text:style-name="T41"> </text:span><text:span text:style-name="T46">ﯪ</text:span><text:span text:style-name="T41"> </text:span><text:span text:style-name="T46">ﯫ</text:span><text:span text:style-name="T41"> </text:span><text:span text:style-name="T46">ﯬ</text:span><text:span text:style-name="T41"> </text:span><text:span text:style-name="T46">ﯭ</text:span><text:span text:style-name="T46">ﯮ</text:span><text:span text:style-name="T41"> </text:span><text:span text:style-name="T46">ﯯ</text:span><text:span text:style-name="T41"> </text:span><text:span text:style-name="T46">ﯰ</text:span><text:span text:style-name="T41"> </text:span><text:span text:style-name="T46">ﯱ</text:span><text:span text:style-name="T41"> </text:span><text:span text:style-name="T46">ﯲ</text:span><text:span text:style-name="T41"> </text:span><text:span text:style-name="T46">ﯳ</text:span><text:span text:style-name="T41"> </text:span><text:span text:style-name="T46">ﯴ</text:span><text:span text:style-name="T41"> </text:span><text:span text:style-name="T46">ﯵ</text:span><text:span text:style-name="T41"> </text:span><text:span text:style-name="T46">ﯶ</text:span><text:span text:style-name="T41"> </text:span><text:span text:style-name="T46">ﯷ</text:span><text:span text:style-name="T46">ﯸ</text:span><text:span text:style-name="T41"> </text:span><text:span text:style-name="T46">ﯹ</text:span><text:span text:style-name="T41"> </text:span><text:span text:style-name="T46">ﯺ</text:span><text:span text:style-name="T41"> </text:span><text:span text:style-name="T46">ﯻ</text:span><text:span text:style-name="T41"> </text:span><text:span text:style-name="T46">ﯼ</text:span><text:span text:style-name="T41"> </text:span><text:span text:style-name="T46">ﯽ</text:span><text:span text:style-name="T41"> </text:span><text:span text:style-name="T46">ﯾ</text:span><text:span text:style-name="T41"> </text:span><text:span text:style-name="T46">ﯿ</text:span><text:span text:style-name="T41"> </text:span><text:span text:style-name="T46">ﰀ</text:span><text:span text:style-name="T41"> </text:span><text:span text:style-name="T46">ﰁ</text:span><text:span text:style-name="T41"> </text:span><text:span text:style-name="T46">ﰂ</text:span><text:span text:style-name="T41"> </text:span><text:span text:style-name="T46">ﰃ</text:span><text:span text:style-name="T46">ﰄ</text:span><text:span text:style-name="T41"> </text:span><text:span text:style-name="T46">ﰅ</text:span><text:span text:style-name="T41"> </text:span><text:span text:style-name="T46">ﰆ</text:span><text:span text:style-name="T41"> </text:span><text:span text:style-name="T46">ﰇ</text:span><text:span text:style-name="T41"> </text:span><text:span text:style-name="T46">ﰈ</text:span><text:span text:style-name="T41"> </text:span><text:span text:style-name="T46">ﰉ</text:span><text:span text:style-name="T41"> </text:span><text:span text:style-name="T46">ﰊ</text:span><text:span text:style-name="T41"> </text:span><text:span text:style-name="T46">ﰋ</text:span><text:span text:style-name="T41"> </text:span><text:span text:style-name="T46">ﰌ</text:span><text:span text:style-name="T41"> </text:span><text:span text:style-name="T46">ﰍ</text:span></text:p>
      <text:p text:style-name="P18"><text:span text:style-name="T48">ﭑ</text:span><text:span text:style-name="T41"> </text:span><text:span text:style-name="T48">ﭒ</text:span><text:span text:style-name="T41"> </text:span><text:span text:style-name="T48">ﭓ</text:span><text:span text:style-name="T41"> </text:span><text:span text:style-name="T48">ﭔ</text:span><text:span text:style-name="T41"> </text:span><text:span text:style-name="T48">ﭕ</text:span><text:span text:style-name="T41"> </text:span><text:span text:style-name="T48">ﭖ</text:span><text:span text:style-name="T48">ﭗ</text:span><text:span text:style-name="T41"> </text:span><text:span text:style-name="T48">ﭘ</text:span><text:span text:style-name="T41"> </text:span><text:span text:style-name="T48">ﭙ</text:span><text:span text:style-name="T41"> </text:span><text:span text:style-name="T48">ﭚ</text:span><text:span text:style-name="T41"> </text:span><text:span text:style-name="T48">ﭛ</text:span><text:span text:style-name="T41"> </text:span><text:span text:style-name="T48">ﭜ</text:span><text:span text:style-name="T41"> </text:span><text:span text:style-name="T48">ﭝ</text:span><text:span text:style-name="T41"> </text:span><text:span text:style-name="T48">ﭞ</text:span><text:span text:style-name="T48">ﭟ</text:span><text:span text:style-name="T41"> </text:span><text:span text:style-name="T48">ﭠ</text:span><text:span text:style-name="T41"> </text:span><text:span text:style-name="T48">ﭡ</text:span><text:span text:style-name="T41"> </text:span><text:span text:style-name="T48">ﭢ</text:span><text:span text:style-name="T41"> </text:span><text:span text:style-name="T48">ﭣ</text:span><text:span text:style-name="T41"> </text:span><text:span text:style-name="T48">ﭤ</text:span><text:span text:style-name="T41"> </text:span><text:span text:style-name="T48">ﭥ</text:span><text:span text:style-name="T41"> </text:span><text:span text:style-name="T48">ﭦ</text:span><text:span text:style-name="T48">ﭧ</text:span><text:span text:style-name="T41"> </text:span><text:span text:style-name="T48">ﭨ</text:span><text:span text:style-name="T41"> </text:span><text:span text:style-name="T48">ﭩ</text:span><text:span text:style-name="T41"> </text:span><text:span text:style-name="T48">ﭪ</text:span><text:span text:style-name="T41"> </text:span><text:span text:style-name="T48">ﭫ</text:span><text:span text:style-name="T41"> </text:span><text:span text:style-name="T48">ﭬ</text:span><text:span text:style-name="T41"> </text:span><text:span text:style-name="T48">ﭭ</text:span><text:span text:style-name="T41"> </text:span><text:span text:style-name="T48">ﭮ</text:span><text:span text:style-name="T41"> </text:span><text:span text:style-name="T48">ﭯ</text:span><text:span text:style-name="T41"> </text:span><text:span text:style-name="T48">ﭰ</text:span><text:span text:style-name="T41"> </text:span><text:span text:style-name="T48">ﭱ</text:span><text:span text:style-name="T41"> </text:span><text:span text:style-name="T48">ﭲ</text:span><text:span text:style-name="T41"> </text:span><text:span text:style-name="T48">ﭳ</text:span><text:span text:style-name="T48">ﭴ</text:span><text:span text:style-name="T41"> </text:span><text:span text:style-name="T48">ﭵ</text:span><text:span text:style-name="T41"> </text:span><text:span text:style-name="T48">ﭶ</text:span><text:span text:style-name="T41"> </text:span><text:span text:style-name="T48">ﭷ</text:span><text:span text:style-name="T41"> </text:span><text:span text:style-name="T48">ﭸ</text:span><text:span text:style-name="T48">ﭹ</text:span><text:span text:style-name="T41"> </text:span><text:span text:style-name="T48">ﭺ</text:span><text:span text:style-name="T41"> </text:span><text:span text:style-name="T48">ﭻ</text:span><text:span text:style-name="T41"> </text:span><text:span text:style-name="T48">ﭼ</text:span><text:span text:style-name="T41"> </text:span><text:span text:style-name="T48">ﭽ</text:span><text:span text:style-name="T41"> </text:span><text:span text:style-name="T48">ﭾ</text:span><text:span text:style-name="T41"> </text:span><text:span text:style-name="T48">ﭿ</text:span><text:span text:style-name="T41"> </text:span><text:span text:style-name="T48">ﮀ</text:span><text:span text:style-name="T41"> </text:span><text:span text:style-name="T48">ﮁ</text:span><text:span text:style-name="T41"> </text:span><text:span text:style-name="T48">ﮂ</text:span><text:span text:style-name="T41"> </text:span><text:span text:style-name="T48">ﮃ</text:span><text:span text:style-name="T41"> </text:span><text:span text:style-name="T48">ﮄ</text:span><text:span text:style-name="T41"> </text:span><text:span text:style-name="T48">ﮅ</text:span><text:span text:style-name="T41"> </text:span><text:span text:style-name="T48">ﮆ</text:span><text:span text:style-name="T41"> </text:span><text:span text:style-name="T48">ﮇ</text:span><text:span text:style-name="T48">ﮈ</text:span><text:span text:style-name="T41"> </text:span><text:span text:style-name="T48">ﮉ</text:span><text:span text:style-name="T41"> </text:span><text:span text:style-name="T48">ﮊ</text:span><text:span text:style-name="T41"> </text:span><text:span text:style-name="T48">ﮋ</text:span><text:span text:style-name="T41"> </text:span><text:span text:style-name="T48">ﮌ</text:span><text:span text:style-name="T48">ﮍ</text:span><text:span text:style-name="T41"> </text:span><text:span text:style-name="T48">ﮎ</text:span><text:span text:style-name="T41"> </text:span><text:span text:style-name="T48">ﮏ</text:span><text:span text:style-name="T41"> </text:span><text:span text:style-name="T48">ﮐ</text:span><text:span text:style-name="T41"> </text:span><text:span text:style-name="T48">ﮑ</text:span><text:span text:style-name="T41"> </text:span><text:span text:style-name="T48">ﮒ</text:span><text:span text:style-name="T41"> </text:span><text:span text:style-name="T48">ﮓ</text:span><text:span text:style-name="T41"> </text:span><text:span text:style-name="T48">ﮔ</text:span><text:span text:style-name="T41"> </text:span><text:span text:style-name="T48">ﮕ</text:span><text:span text:style-name="T41"> </text:span><text:span text:style-name="T48">ﮖ</text:span><text:span text:style-name="T48">ﮗ</text:span><text:span text:style-name="T41"> </text:span><text:span text:style-name="T48">ﮘ</text:span><text:span text:style-name="T41"> </text:span><text:span text:style-name="T48">ﮙ</text:span><text:span text:style-name="T41"> </text:span><text:span text:style-name="T48">ﮚ</text:span><text:span text:style-name="T41"> </text:span><text:span text:style-name="T48">ﮛ</text:span><text:span text:style-name="T41"> </text:span><text:span text:style-name="T48">ﮜ</text:span><text:span text:style-name="T41"> </text:span><text:span text:style-name="T48">ﮝ</text:span><text:span text:style-name="T41"> </text:span><text:span text:style-name="T48">ﮞ</text:span><text:span text:style-name="T41"> </text:span><text:span text:style-name="T48">ﮟ</text:span><text:span text:style-name="T41"> </text:span><text:span text:style-name="T48">ﮠ</text:span><text:span text:style-name="T41"> </text:span><text:span text:style-name="T48">ﮡ</text:span><text:span text:style-name="T41"> </text:span><text:span text:style-name="T48">ﮢ</text:span><text:span text:style-name="T41"> </text:span><text:span text:style-name="T48">ﮣ</text:span><text:span text:style-name="T41"> </text:span><text:span text:style-name="T48">ﮤ</text:span><text:span text:style-name="T41"> </text:span><text:span text:style-name="T48">ﮥ</text:span><text:span text:style-name="T48">ﮦ</text:span><text:span text:style-name="T41"> </text:span><text:span text:style-name="T48">ﮧ</text:span><text:span text:style-name="T41"> </text:span><text:span text:style-name="T48">ﮨ</text:span><text:span text:style-name="T41"> </text:span><text:span text:style-name="T48">ﮩ</text:span><text:span text:style-name="T48">ﮪ</text:span><text:span text:style-name="T41"> </text:span><text:span text:style-name="T48">ﮫ</text:span><text:span text:style-name="T41"> </text:span><text:span text:style-name="T48">ﮬ</text:span><text:span text:style-name="T41"> </text:span><text:span text:style-name="T48">ﮭ</text:span><text:span text:style-name="T41"> </text:span><text:span text:style-name="T48">ﮮ</text:span><text:span text:style-name="T41"> </text:span><text:span text:style-name="T48">ﮯ</text:span><text:span text:style-name="T41"> </text:span><text:span text:style-name="T48">ﮰ</text:span><text:span text:style-name="T41"> </text:span><text:span text:style-name="T48">ﮱ</text:span><text:span text:style-name="T41"> </text:span><text:span text:style-name="T48">ﯓ</text:span><text:span text:style-name="T41"> </text:span><text:span text:style-name="T48">ﯔ</text:span><text:span text:style-name="T41"> </text:span><text:span text:style-name="T48">ﯕ</text:span><text:span text:style-name="T41"> </text:span><text:span text:style-name="T48">ﯖ</text:span><text:span text:style-name="T41"> </text:span><text:span text:style-name="T48">ﯗ</text:span><text:span text:style-name="T41"> </text:span><text:span text:style-name="T48">ﯘ</text:span><text:span text:style-name="T41"> </text:span><text:span text:style-name="T48">ﯙ</text:span><text:span text:style-name="T41"> </text:span><text:span text:style-name="T48">ﯚ</text:span><text:span text:style-name="T41"> </text:span><text:span text:style-name="T48">ﯛ</text:span><text:span text:style-name="T41"> </text:span><text:span text:style-name="T48">ﯜ</text:span><text:span text:style-name="T48">ﯝ</text:span><text:span text:style-name="T41"> </text:span><text:span text:style-name="T48">ﯞ</text:span><text:span text:style-name="T41"> </text:span><text:span text:style-name="T48">ﯟ</text:span><text:span text:style-name="T41"> </text:span><text:span text:style-name="T48">ﯠ</text:span><text:span text:style-name="T41"> </text:span><text:span text:style-name="T48">ﯡ</text:span><text:span text:style-name="T41"> </text:span><text:span text:style-name="T48">ﯢ</text:span><text:span text:style-name="T41"> </text:span><text:span text:style-name="T48">ﯣ</text:span><text:span text:style-name="T41"> </text:span><text:span text:style-name="T48">ﯤ</text:span><text:span text:style-name="T41"> </text:span><text:span text:style-name="T48">ﯥ</text:span><text:span text:style-name="T41"> </text:span><text:span text:style-name="T48">ﯦ</text:span><text:span text:style-name="T48">ﯧ</text:span><text:span text:style-name="T41"> </text:span><text:span text:style-name="T48">ﯨ</text:span><text:span text:style-name="T41"> </text:span><text:span text:style-name="T48">ﯩ</text:span><text:span text:style-name="T41"> </text:span><text:span text:style-name="T48">ﯪ</text:span><text:span text:style-name="T41"> </text:span><text:span text:style-name="T48">ﯫ</text:span><text:span text:style-name="T41"> </text:span><text:span text:style-name="T48">ﯬ</text:span><text:span text:style-name="T41"> </text:span><text:span text:style-name="T48">ﯭ</text:span><text:span text:style-name="T41"> </text:span><text:span text:style-name="T48">ﯮ</text:span><text:span text:style-name="T41"> </text:span><text:span text:style-name="T48">ﯯ</text:span><text:span text:style-name="T41"> </text:span><text:span text:style-name="T48">ﯰ</text:span><text:span text:style-name="T41"> </text:span><text:span text:style-name="T48">ﯱ</text:span><text:span text:style-name="T48">ﯲ</text:span><text:span text:style-name="T41"> </text:span><text:span text:style-name="T48">ﯳ</text:span><text:span text:style-name="T41"> </text:span><text:span text:style-name="T48">ﯴ</text:span><text:span text:style-name="T41"> </text:span><text:span text:style-name="T48">ﯵ</text:span><text:span text:style-name="T41"> </text:span><text:span text:style-name="T48">ﯶ</text:span><text:span text:style-name="T41"> </text:span><text:span text:style-name="T48">ﯷ</text:span><text:span text:style-name="T48">ﯸ</text:span><text:span text:style-name="T41"> </text:span><text:span text:style-name="T48">ﯹ</text:span><text:span text:style-name="T41"> </text:span><text:span text:style-name="T48">ﯺ</text:span><text:span text:style-name="T41"> </text:span><text:span text:style-name="T48">ﯻ</text:span><text:span text:style-name="T41"> </text:span><text:span text:style-name="T48">ﯼ</text:span><text:span text:style-name="T41"> </text:span><text:span text:style-name="T48">ﯽ</text:span><text:span text:style-name="T41"> </text:span><text:span text:style-name="T48">ﯾ</text:span><text:span text:style-name="T41"> </text:span><text:span text:style-name="T48">ﯿ</text:span><text:span text:style-name="T41"> </text:span><text:span text:style-name="T48">ﰀ</text:span></text:p>
      <text:p text:style-name="P19"><text:span text:style-name="T51">ﭑ</text:span><text:span text:style-name="T41"> </text:span><text:span text:style-name="T51">ﭒ</text:span><text:span text:style-name="T41"> </text:span><text:span text:style-name="T51">ﭓ</text:span><text:span text:style-name="T51">ﭔ</text:span><text:span text:style-name="T41"> </text:span><text:span text:style-name="T51">ﭕ</text:span><text:span text:style-name="T41"> </text:span><text:span text:style-name="T51">ﭖ</text:span><text:span text:style-name="T41"> </text:span><text:span text:style-name="T51">ﭗ</text:span><text:span text:style-name="T51">ﭘ</text:span><text:span text:style-name="T41"> </text:span><text:span text:style-name="T51">ﭙ</text:span><text:span text:style-name="T41"> </text:span><text:span text:style-name="T51">ﭚ</text:span><text:span text:style-name="T41"> </text:span><text:span text:style-name="T51">ﭛ</text:span><text:span text:style-name="T41"> </text:span><text:span text:style-name="T51">ﭜ</text:span><text:span text:style-name="T51">ﭝ</text:span><text:span text:style-name="T41"> </text:span><text:span text:style-name="T51">ﭞ</text:span><text:span text:style-name="T41"> </text:span><text:span text:style-name="T51">ﭟ</text:span><text:span text:style-name="T41"> </text:span><text:span text:style-name="T51">ﭠ</text:span><text:span text:style-name="T51">ﭡ</text:span><text:span text:style-name="T41"> </text:span><text:span text:style-name="T51">ﭢ</text:span><text:span text:style-name="T41"> </text:span><text:span text:style-name="T51">ﭣ</text:span><text:span text:style-name="T41"> </text:span><text:span text:style-name="T51">ﭤ</text:span><text:span text:style-name="T41"> </text:span><text:span text:style-name="T51">ﭥ</text:span><text:span text:style-name="T41"> </text:span><text:span text:style-name="T51">ﭦ</text:span><text:span text:style-name="T51">ﭧ</text:span><text:span text:style-name="T41"> </text:span><text:span text:style-name="T51">ﭨ</text:span><text:span text:style-name="T41"> </text:span><text:span text:style-name="T51">ﭩ</text:span><text:span text:style-name="T41"> </text:span><text:span text:style-name="T51">ﭪ</text:span><text:span text:style-name="T41"> </text:span><text:span text:style-name="T51">ﭫ</text:span><text:span text:style-name="T51">ﭬ</text:span><text:span text:style-name="T41"> </text:span><text:span text:style-name="T51">ﭭ</text:span><text:span text:style-name="T41"> </text:span><text:span text:style-name="T51">ﭮ</text:span><text:span text:style-name="T41"> </text:span><text:span text:style-name="T51">ﭯ</text:span><text:span text:style-name="T41"> </text:span><text:span text:style-name="T51">ﭰ</text:span><text:span text:style-name="T41"> </text:span><text:span text:style-name="T51">ﭱ</text:span><text:span text:style-name="T41"> </text:span><text:span text:style-name="T51">ﭲ</text:span><text:span text:style-name="T41"> </text:span><text:span text:style-name="T51">ﭳ</text:span><text:span text:style-name="T41"> </text:span><text:span text:style-name="T51">ﭴ</text:span><text:span text:style-name="T41"> </text:span><text:span text:style-name="T51">ﭵ</text:span><text:span text:style-name="T41"> </text:span><text:span text:style-name="T51">ﭶ</text:span><text:span text:style-name="T51">ﭷ</text:span><text:span text:style-name="T41"> </text:span><text:span text:style-name="T51">ﭸ</text:span><text:span text:style-name="T41"> </text:span><text:span text:style-name="T51">ﭹ</text:span><text:span text:style-name="T41"> </text:span><text:span text:style-name="T51">ﭺ</text:span><text:span text:style-name="T41"> </text:span><text:span text:style-name="T51">ﭻ</text:span><text:span text:style-name="T41"> </text:span><text:span text:style-name="T51">ﭼ</text:span><text:span text:style-name="T41"> </text:span><text:span text:style-name="T51">ﭽ</text:span><text:span text:style-name="T41"> </text:span><text:span text:style-name="T51">ﭾ</text:span><text:span text:style-name="T51">ﭿ</text:span><text:span text:style-name="T41"> </text:span><text:span text:style-name="T51">ﮀ</text:span><text:span text:style-name="T41"> </text:span><text:span text:style-name="T51">ﮁ</text:span><text:span text:style-name="T41"> </text:span><text:span text:style-name="T51">ﮂ</text:span><text:span text:style-name="T41"> </text:span><text:span text:style-name="T51">ﮃ</text:span><text:span text:style-name="T41"> </text:span><text:span text:style-name="T51">ﮄ</text:span><text:span text:style-name="T51">ﮅ</text:span><text:span text:style-name="T41"> </text:span><text:span text:style-name="T51">ﮆ</text:span><text:span text:style-name="T41"> </text:span><text:span text:style-name="T51">ﮇ</text:span><text:span text:style-name="T41"> </text:span><text:span text:style-name="T51">ﮈ</text:span><text:span text:style-name="T41"> </text:span><text:span text:style-name="T51">ﮉ</text:span><text:span text:style-name="T41"> </text:span><text:span text:style-name="T51">ﮊ</text:span><text:span text:style-name="T41"> </text:span><text:span text:style-name="T51">ﮋ</text:span><text:span text:style-name="T41"> </text:span><text:span text:style-name="T51">ﮌ</text:span><text:span text:style-name="T51">ﮍ</text:span><text:span text:style-name="T41"> </text:span><text:span text:style-name="T51">ﮎ</text:span><text:span text:style-name="T41"> </text:span><text:span text:style-name="T51">ﮏ</text:span><text:span text:style-name="T41"> </text:span><text:span text:style-name="T51">ﮐ</text:span><text:span text:style-name="T41"> </text:span><text:span text:style-name="T51">ﮑ</text:span><text:span text:style-name="T51">ﮒ</text:span><text:span text:style-name="T41"> </text:span><text:span text:style-name="T51">ﮓ</text:span><text:span text:style-name="T41"> </text:span><text:span text:style-name="T51">ﮔ</text:span><text:span text:style-name="T41"> </text:span><text:span text:style-name="T51">ﮕ</text:span><text:span text:style-name="T41"> </text:span><text:span text:style-name="T51">ﮖ</text:span><text:span text:style-name="T41"> </text:span><text:span text:style-name="T51">ﮗ</text:span><text:span text:style-name="T41"> </text:span><text:span text:style-name="T51">ﮘ</text:span><text:span text:style-name="T51">ﮙ</text:span><text:span text:style-name="T41"> </text:span><text:span text:style-name="T51">ﮚ</text:span><text:span text:style-name="T41"> </text:span><text:span text:style-name="T51">ﮛ</text:span><text:span text:style-name="T41"> </text:span><text:span text:style-name="T51">ﮜ</text:span><text:span text:style-name="T41"> </text:span><text:span text:style-name="T51">ﮝ</text:span><text:span text:style-name="T41"> </text:span><text:span text:style-name="T51">ﮞ</text:span><text:span text:style-name="T41"> </text:span><text:span text:style-name="T51">ﮟ</text:span><text:span text:style-name="T41"> </text:span><text:span text:style-name="T51">ﮠ</text:span><text:span text:style-name="T41"> </text:span><text:span text:style-name="T51">ﮡ</text:span><text:span text:style-name="T41"> </text:span><text:span text:style-name="T51">ﮢ</text:span><text:span text:style-name="T51">ﮣ</text:span><text:span text:style-name="T41"> </text:span><text:span text:style-name="T51">ﮤ</text:span><text:span text:style-name="T41"> </text:span><text:span text:style-name="T51">ﮥ</text:span><text:span text:style-name="T41"> </text:span><text:span text:style-name="T51">ﮦ</text:span><text:span text:style-name="T41"> </text:span><text:span text:style-name="T51">ﮧ</text:span><text:span text:style-name="T41"> </text:span><text:span text:style-name="T51">ﮨ</text:span><text:span text:style-name="T41"> </text:span><text:span text:style-name="T51">ﮩ</text:span><text:span text:style-name="T41"> </text:span><text:span text:style-name="T51">ﮪ</text:span><text:span text:style-name="T51">ﮫ</text:span><text:span text:style-name="T41"> </text:span><text:span text:style-name="T51">ﮬ</text:span><text:span text:style-name="T41"> </text:span><text:span text:style-name="T51">ﮭ</text:span><text:span text:style-name="T41"> </text:span><text:span text:style-name="T51">ﮮ</text:span><text:span text:style-name="T41"> </text:span><text:span text:style-name="T51">ﮯ</text:span><text:span text:style-name="T51">ﮰ</text:span><text:span text:style-name="T41"> </text:span><text:span text:style-name="T51">ﮱ</text:span><text:span text:style-name="T41"> </text:span><text:span text:style-name="T51">ﯓ</text:span><text:span text:style-name="T41"> </text:span><text:span text:style-name="T51">ﯔ</text:span><text:span text:style-name="T41"> </text:span><text:span text:style-name="T51">ﯕ</text:span><text:span text:style-name="T41"> </text:span><text:span text:style-name="T51">ﯖ</text:span><text:span text:style-name="T41"> </text:span><text:span text:style-name="T51">ﯗ</text:span><text:span text:style-name="T41"> </text:span><text:span text:style-name="T51">ﯘ</text:span><text:span text:style-name="T51">ﯙ</text:span><text:span text:style-name="T41"> </text:span><text:span text:style-name="T51">ﯚ</text:span><text:span text:style-name="T41"> </text:span><text:span text:style-name="T51">ﯛ</text:span><text:span text:style-name="T41"> </text:span><text:span text:style-name="T51">ﯜ</text:span><text:span text:style-name="T41"> </text:span><text:span text:style-name="T51">ﯝ</text:span><text:span text:style-name="T41"> </text:span><text:span text:style-name="T51">ﯞ</text:span><text:span text:style-name="T41"> </text:span><text:span text:style-name="T51">ﯟ</text:span><text:span text:style-name="T41"> </text:span><text:span text:style-name="T51">ﯠ</text:span><text:span text:style-name="T41"> </text:span><text:span text:style-name="T51">ﯡ</text:span><text:span text:style-name="T41"> </text:span><text:span text:style-name="T51">ﯢ</text:span><text:span text:style-name="T41"> </text:span><text:span text:style-name="T51">ﯣ</text:span><text:span text:style-name="T41"> </text:span><text:span text:style-name="T51">ﯤ</text:span><text:span text:style-name="T41"> </text:span><text:span text:style-name="T51">ﯥ</text:span><text:span text:style-name="T41"> </text:span><text:span text:style-name="T51">ﯦ</text:span><text:span text:style-name="T41"> </text:span><text:span text:style-name="T51">ﯧ</text:span><text:span text:style-name="T51">ﯨ</text:span><text:span text:style-name="T41"> </text:span><text:span text:style-name="T51">ﯩ</text:span><text:span text:style-name="T41"> </text:span><text:span text:style-name="T51">ﯪ</text:span><text:span text:style-name="T51">ﯫ</text:span><text:span text:style-name="T41"> </text:span><text:span text:style-name="T51">ﯬ</text:span><text:span text:style-name="T41"> </text:span><text:span text:style-name="T51">ﯭ</text:span><text:span text:style-name="T41"> </text:span><text:span text:style-name="T51">ﯮ</text:span><text:span text:style-name="T41"> </text:span><text:span text:style-name="T51">ﯯ</text:span><text:span text:style-name="T41"> </text:span><text:span text:style-name="T51">ﯰ</text:span><text:span text:style-name="T51">ﯱ</text:span><text:span text:style-name="T41"> </text:span><text:span text:style-name="T51">ﯲ</text:span><text:span text:style-name="T41"> </text:span><text:span text:style-name="T51">ﯳ</text:span><text:span text:style-name="T41"> </text:span><text:span text:style-name="T51">ﯴ</text:span><text:span text:style-name="T41"> </text:span><text:span text:style-name="T51">ﯵ</text:span><text:span text:style-name="T41"> </text:span><text:span text:style-name="T51">ﯶ</text:span><text:span text:style-name="T41"> </text:span><text:span text:style-name="T51">ﯷ</text:span><text:span text:style-name="T41"> </text:span><text:span text:style-name="T51">ﯸ</text:span><text:span text:style-name="T41"> </text:span><text:span text:style-name="T51">ﯹ</text:span><text:span text:style-name="T41"> </text:span><text:span text:style-name="T51">ﯺ</text:span><text:span text:style-name="T41"> </text:span><text:span text:style-name="T51">ﯻ</text:span><text:span text:style-name="T41"> </text:span><text:span text:style-name="T51">ﯼ</text:span><text:span text:style-name="T41"> </text:span><text:span text:style-name="T51">ﯽ</text:span><text:span text:style-name="T41"> </text:span><text:span text:style-name="T51">ﯾ</text:span><text:span text:style-name="T41"> </text:span><text:span text:style-name="T51">ﯿ</text:span><text:span text:style-name="T51">ﰀ</text:span><text:span text:style-name="T41"> </text:span><text:span text:style-name="T51">ﰁ</text:span><text:span text:style-name="T41"> </text:span><text:span text:style-name="T51">ﰂ</text:span><text:span text:style-name="T41"> </text:span><text:span text:style-name="T51">ﰃ</text:span><text:span text:style-name="T41"> </text:span><text:span text:style-name="T51">ﰄ</text:span></text:p>
      <text:p text:style-name="P20"><text:span text:style-name="T53">ﭑ</text:span><text:span text:style-name="T41"> </text:span><text:span text:style-name="T53">ﭒ</text:span><text:span text:style-name="T41"> </text:span><text:span text:style-name="T53">ﭓ</text:span><text:span text:style-name="T41"> </text:span><text:span text:style-name="T53">ﭔ</text:span><text:span text:style-name="T41"> </text:span><text:span text:style-name="T53">ﭕ</text:span><text:span text:style-name="T41"> </text:span><text:span text:style-name="T53">ﭖ</text:span><text:span text:style-name="T41"> </text:span><text:span text:style-name="T53">ﭗ</text:span><text:span text:style-name="T41"> </text:span><text:span text:style-name="T53">ﭘ</text:span><text:span text:style-name="T41"> </text:span><text:span text:style-name="T53">ﭙ</text:span><text:span text:style-name="T41"> </text:span><text:span text:style-name="T53">ﭚ</text:span><text:span text:style-name="T41"> </text:span><text:span text:style-name="T53">ﭛ</text:span><text:span text:style-name="T53">ﭜ</text:span><text:span text:style-name="T41"> </text:span><text:span text:style-name="T53">ﭝ</text:span><text:span text:style-name="T41"> </text:span><text:span text:style-name="T53">ﭞ</text:span><text:span text:style-name="T41"> </text:span><text:span text:style-name="T53">ﭟ</text:span><text:span text:style-name="T41"> </text:span><text:span text:style-name="T53">ﭠ</text:span><text:span text:style-name="T41"> </text:span><text:span text:style-name="T53">ﭡ</text:span><text:span text:style-name="T41"> </text:span><text:span text:style-name="T53">ﭢ</text:span><text:span text:style-name="T41"> </text:span><text:span text:style-name="T53">ﭣ</text:span><text:span text:style-name="T41"> </text:span><text:span text:style-name="T53">ﭤ</text:span><text:span text:style-name="T41"> </text:span><text:span text:style-name="T53">ﭥ</text:span><text:span text:style-name="T41"> </text:span><text:span text:style-name="T53">ﭦ</text:span><text:span text:style-name="T41"> </text:span><text:span text:style-name="T53">ﭧ</text:span><text:span text:style-name="T53">ﭨ</text:span><text:span text:style-name="T41"> </text:span><text:span text:style-name="T53">ﭩ</text:span><text:span text:style-name="T41"> </text:span><text:span text:style-name="T53">ﭪ</text:span><text:span text:style-name="T41"> </text:span><text:span text:style-name="T53">ﭫ</text:span><text:span text:style-name="T41"> </text:span><text:span text:style-name="T53">ﭬ</text:span><text:span text:style-name="T41"> </text:span><text:span text:style-name="T53">ﭭ</text:span><text:span text:style-name="T41"> </text:span><text:span text:style-name="T53">ﭮ</text:span><text:span text:style-name="T41"> </text:span><text:span text:style-name="T53">ﭯ</text:span><text:span text:style-name="T41"> </text:span><text:span text:style-name="T53">ﭰ</text:span><text:span text:style-name="T41"> </text:span><text:span text:style-name="T53">ﭱ</text:span><text:span text:style-name="T41"> </text:span><text:span text:style-name="T53">ﭲ</text:span><text:span text:style-name="T41"> </text:span><text:span text:style-name="T53">ﭳ</text:span><text:span text:style-name="T41"> </text:span><text:span text:style-name="T53">ﭴ</text:span><text:span text:style-name="T41"> </text:span><text:span text:style-name="T53">ﭵ</text:span><text:span text:style-name="T41"> </text:span><text:span text:style-name="T53">ﭶ</text:span><text:span text:style-name="T41"> </text:span><text:span text:style-name="T53">ﭷ</text:span><text:span text:style-name="T41"> </text:span><text:span text:style-name="T53">ﭸ</text:span><text:span text:style-name="T41"> </text:span><text:span text:style-name="T53">ﭹ</text:span><text:span text:style-name="T41"> </text:span><text:span text:style-name="T53">ﭺ</text:span><text:span text:style-name="T41"> </text:span><text:span text:style-name="T53">ﭻ</text:span><text:span text:style-name="T41"> </text:span><text:span text:style-name="T53">ﭼ</text:span><text:span text:style-name="T53">ﭽ</text:span><text:span text:style-name="T41"> </text:span><text:span text:style-name="T53">ﭾ</text:span><text:span text:style-name="T41"> </text:span><text:span text:style-name="T53">ﭿ</text:span><text:span text:style-name="T41"> </text:span><text:span text:style-name="T53">ﮀ</text:span><text:span text:style-name="T41"> </text:span><text:span text:style-name="T53">ﮁ</text:span><text:span text:style-name="T41"> </text:span><text:span text:style-name="T53">ﮂ</text:span><text:span text:style-name="T41"> </text:span><text:span text:style-name="T53">ﮃ</text:span><text:span text:style-name="T41"> </text:span><text:span text:style-name="T53">ﮄ</text:span><text:span text:style-name="T41"> </text:span><text:span text:style-name="T53">ﮅ</text:span><text:span text:style-name="T41"> </text:span><text:span text:style-name="T53">ﮆ</text:span><text:span text:style-name="T41"> </text:span><text:span text:style-name="T53">ﮇ</text:span><text:span text:style-name="T41"> </text:span><text:span text:style-name="T53">ﮈ</text:span><text:span text:style-name="T41"> </text:span><text:span text:style-name="T53">ﮉ</text:span><text:span text:style-name="T41"> </text:span><text:span text:style-name="T53">ﮊ</text:span><text:span text:style-name="T41"> </text:span><text:span text:style-name="T53">ﮋ</text:span><text:span text:style-name="T41"> </text:span><text:span text:style-name="T53">ﮌ</text:span><text:span text:style-name="T41"> </text:span><text:span text:style-name="T53">ﮍ</text:span><text:span text:style-name="T53">ﮎ</text:span><text:span text:style-name="T41"> </text:span><text:span text:style-name="T53">ﮏ</text:span><text:span text:style-name="T41"> </text:span><text:span text:style-name="T53">ﮐ</text:span><text:span text:style-name="T41"> </text:span><text:span text:style-name="T53">ﮑ</text:span><text:span text:style-name="T41"> </text:span><text:span text:style-name="T53">ﮒ</text:span><text:span text:style-name="T41"> </text:span><text:span text:style-name="T53">ﮓ</text:span><text:span text:style-name="T41"> </text:span><text:span text:style-name="T53">ﮔ</text:span><text:span text:style-name="T41"> </text:span><text:span text:style-name="T53">ﮕ</text:span><text:span text:style-name="T41"> </text:span><text:span text:style-name="T53">ﮖ</text:span><text:span text:style-name="T53">ﮗ</text:span><text:span text:style-name="T41"> </text:span><text:span text:style-name="T53">ﮘ</text:span><text:span text:style-name="T41"> </text:span><text:span text:style-name="T53">ﮙ</text:span><text:span text:style-name="T41"> </text:span><text:span text:style-name="T53">ﮚ</text:span><text:span text:style-name="T41"> </text:span><text:span text:style-name="T53">ﮛ</text:span><text:span text:style-name="T41"> </text:span><text:span text:style-name="T53">ﮜ</text:span><text:span text:style-name="T53">ﮝ</text:span><text:span text:style-name="T41"> </text:span><text:span text:style-name="T53">ﮞ</text:span><text:span text:style-name="T41"> </text:span><text:span text:style-name="T53">ﮟ</text:span><text:span text:style-name="T41"> </text:span><text:span text:style-name="T53">ﮠ</text:span><text:span text:style-name="T53">ﮡ</text:span><text:span text:style-name="T41"> </text:span><text:span text:style-name="T53">ﮢ</text:span><text:span text:style-name="T41"> </text:span><text:span text:style-name="T53">ﮣ</text:span><text:span text:style-name="T41"> </text:span><text:span text:style-name="T53">ﮤ</text:span><text:span text:style-name="T41"> </text:span><text:span text:style-name="T53">ﮥ</text:span><text:span text:style-name="T41"> </text:span><text:span text:style-name="T53">ﮦ</text:span><text:span text:style-name="T41"> </text:span><text:span text:style-name="T53">ﮧ</text:span><text:span text:style-name="T53">ﮨ</text:span><text:span text:style-name="T41"> </text:span><text:span text:style-name="T53">ﮩ</text:span><text:span text:style-name="T41"> </text:span><text:span text:style-name="T53">ﮪ</text:span><text:span text:style-name="T41"> </text:span><text:span text:style-name="T53">ﮫ</text:span><text:span text:style-name="T41"> </text:span><text:span text:style-name="T53">ﮬ</text:span><text:span text:style-name="T41"> </text:span><text:span text:style-name="T53">ﮭ</text:span><text:span text:style-name="T53">ﮮ</text:span><text:span text:style-name="T41"> </text:span><text:span text:style-name="T53">ﮯ</text:span><text:span text:style-name="T41"> </text:span><text:span text:style-name="T53">ﮰ</text:span><text:span text:style-name="T41"> </text:span><text:span text:style-name="T53">ﮱ</text:span><text:span text:style-name="T41"> </text:span><text:span text:style-name="T53">ﯓ</text:span><text:span text:style-name="T41"> </text:span><text:span text:style-name="T53">ﯔ</text:span><text:span text:style-name="T41"> </text:span><text:span text:style-name="T53">ﯕ</text:span><text:span text:style-name="T41"> </text:span><text:span text:style-name="T53">ﯖ</text:span><text:span text:style-name="T41"> </text:span><text:span text:style-name="T53">ﯗ</text:span><text:span text:style-name="T41"> </text:span><text:span text:style-name="T53">ﯘ</text:span><text:span text:style-name="T41"> </text:span><text:span text:style-name="T53">ﯙ</text:span><text:span text:style-name="T41"> </text:span><text:span text:style-name="T53">ﯚ</text:span><text:span text:style-name="T41"> </text:span><text:span text:style-name="T53">ﯛ</text:span><text:span text:style-name="T41"> </text:span><text:span text:style-name="T53">ﯜ</text:span><text:span text:style-name="T41"> </text:span><text:span text:style-name="T53">ﯝ</text:span><text:span text:style-name="T41"> </text:span><text:span text:style-name="T53">ﯞ</text:span><text:span text:style-name="T53">ﯟ</text:span><text:span text:style-name="T41"> </text:span><text:span text:style-name="T53">ﯠ</text:span><text:span text:style-name="T41"> </text:span><text:span text:style-name="T53">ﯡ</text:span><text:span text:style-name="T41"> </text:span><text:span text:style-name="T53">ﯢ</text:span><text:span text:style-name="T41"> </text:span><text:span text:style-name="T53">ﯣ</text:span><text:span text:style-name="T41"> </text:span><text:span text:style-name="T53">ﯤ</text:span><text:span text:style-name="T41"> </text:span><text:span text:style-name="T53">ﯥ</text:span><text:span text:style-name="T41"> </text:span><text:span text:style-name="T53">ﯦ</text:span><text:span text:style-name="T41"> </text:span><text:span text:style-name="T53">ﯧ</text:span><text:span text:style-name="T41"> </text:span><text:span text:style-name="T53">ﯨ</text:span><text:span text:style-name="T41"> </text:span><text:span text:style-name="T53">ﯩ</text:span><text:span text:style-name="T41"> </text:span><text:span text:style-name="T53">ﯪ</text:span><text:span text:style-name="T41"> </text:span><text:span text:style-name="T53">ﯫ</text:span><text:span text:style-name="T53">ﯬ</text:span><text:span text:style-name="T41"> </text:span><text:span text:style-name="T53">ﯭ</text:span><text:span text:style-name="T41"> </text:span><text:span text:style-name="T53">ﯮ</text:span><text:span text:style-name="T41"> </text:span><text:span text:style-name="T53">ﯯ</text:span><text:span text:style-name="T41"> </text:span><text:span text:style-name="T53">ﯰ</text:span><text:span text:style-name="T41"> </text:span><text:span text:style-name="T53">ﯱ</text:span><text:span text:style-name="T53">ﯲ</text:span><text:span text:style-name="T41"> </text:span><text:span text:style-name="T53">ﯳ</text:span><text:span text:style-name="T41"> </text:span><text:span text:style-name="T53">ﯴ</text:span><text:span text:style-name="T41"> </text:span><text:span text:style-name="T53">ﯵ</text:span><text:span text:style-name="T41"> </text:span><text:span text:style-name="T53">ﯶ</text:span><text:span text:style-name="T41"> </text:span><text:span text:style-name="T53">ﯷ</text:span><text:span text:style-name="T41"> </text:span><text:span text:style-name="T53">ﯸ</text:span><text:span text:style-name="T41"> </text:span><text:span text:style-name="T53">ﯹ</text:span><text:span text:style-name="T41"> </text:span><text:span text:style-name="T53">ﯺ</text:span><text:span text:style-name="T41"> </text:span><text:span text:style-name="T53">ﯻ</text:span><text:span text:style-name="T41"> </text:span><text:span text:style-name="T53">ﯼ</text:span><text:span text:style-name="T41"> </text:span><text:span text:style-name="T53">ﯽ</text:span><text:span text:style-name="T41"> </text:span><text:span text:style-name="T53">ﯾ</text:span><text:span text:style-name="T41"> </text:span><text:span text:style-name="T53">ﯿ</text:span><text:span text:style-name="T41"> </text:span><text:span text:style-name="T53">ﰀ</text:span><text:span text:style-name="T41"> </text:span><text:span text:style-name="T53">ﰁ</text:span><text:span text:style-name="T41"> </text:span><text:span text:style-name="T53">ﰂ</text:span><text:span text:style-name="T41"> </text:span><text:span text:style-name="T53">ﰃ</text:span><text:span text:style-name="T41"> </text:span><text:span text:style-name="T53">ﰄ</text:span><text:span text:style-name="T41"> </text:span><text:span text:style-name="T53">ﰅ</text:span><text:span text:style-name="T53">ﰆ</text:span><text:span text:style-name="T41"> </text:span><text:span text:style-name="T53">ﰇ</text:span><text:span text:style-name="T41"> </text:span><text:span text:style-name="T53">ﰈ</text:span><text:span text:style-name="T41"> </text:span><text:span text:style-name="T53">ﰉ</text:span><text:span text:style-name="T41"> </text:span><text:span text:style-name="T53">ﰊ</text:span><text:span text:style-name="T41"> </text:span><text:span text:style-name="T53">ﰋ</text:span><text:span text:style-name="T41"> </text:span><text:span text:style-name="T53">ﰌ</text:span><text:span text:style-name="T41"> </text:span><text:span text:style-name="T53">ﰍ</text:span><text:span text:style-name="T41"> </text:span><text:span text:style-name="T53">ﰎ</text:span><text:span text:style-name="T41"> </text:span><text:span text:style-name="T53">ﰏ</text:span><text:span text:style-name="T41"> </text:span><text:span text:style-name="T53">ﰐ</text:span><text:span text:style-name="T41"> </text:span><text:span text:style-name="T53">ﰑ</text:span><text:span text:style-name="T41"> </text:span><text:span text:style-name="T53">ﰒ</text:span><text:span text:style-name="T41"> </text:span><text:span text:style-name="T53">ﰓ</text:span><text:span text:style-name="T53">ﰔ</text:span><text:span text:style-name="T41"> </text:span><text:span text:style-name="T53">ﰕ</text:span><text:span text:style-name="T41"> </text:span><text:span text:style-name="T53">ﰖ</text:span><text:span text:style-name="T41"> </text:span><text:span text:style-name="T53">ﰗ</text:span><text:span text:style-name="T41"> </text:span><text:span text:style-name="T53">ﰘ</text:span><text:span text:style-name="T41"> </text:span><text:span text:style-name="T53">ﰙ</text:span><text:span text:style-name="T41"> </text:span><text:span text:style-name="T53">ﰚ</text:span><text:span text:style-name="T41"> </text:span><text:span text:style-name="T53">ﰛ</text:span></text:p>
      <text:p text:style-name="P21"><text:span text:style-name="T55">ﭑ</text:span><text:span text:style-name="T41"> </text:span><text:span text:style-name="T55">ﭒ</text:span><text:span text:style-name="T41"> </text:span><text:span text:style-name="T55">ﭓ</text:span><text:span text:style-name="T41"> </text:span><text:span text:style-name="T55">ﭔ</text:span><text:span text:style-name="T41"> </text:span><text:span text:style-name="T55">ﭕ</text:span><text:span text:style-name="T41"> </text:span><text:span text:style-name="T55">ﭖ</text:span><text:span text:style-name="T41"> </text:span><text:span text:style-name="T55">ﭗ</text:span></text:p>
      <text:p text:style-name="P28"><text:span text:style-name="T55">ﭘ</text:span><text:span text:style-name="T41"> </text:span><text:span text:style-name="T55">ﭙ</text:span><text:span text:style-name="T41"> </text:span><text:span text:style-name="T55">ﭚ</text:span><text:span text:style-name="T55">ﭛ</text:span><text:span text:style-name="T41"> </text:span><text:span text:style-name="T55">ﭜ</text:span><text:span text:style-name="T41"> </text:span><text:span text:style-name="T55">ﭝ</text:span><text:span text:style-name="T41"> </text:span><text:span text:style-name="T55">ﭞ</text:span><text:span text:style-name="T41"> </text:span><text:span text:style-name="T55">ﭟ</text:span><text:span text:style-name="T55">ﭠ</text:span><text:span text:style-name="T41"> </text:span><text:span text:style-name="T55">ﭡ</text:span><text:span text:style-name="T41"> </text:span><text:span text:style-name="T55">ﭢ</text:span><text:span text:style-name="T41"> </text:span><text:span text:style-name="T55">ﭣ</text:span><text:span text:style-name="T41"> </text:span><text:span text:style-name="T55">ﭤ</text:span><text:span text:style-name="T41"> </text:span><text:span text:style-name="T55">ﭥ</text:span><text:span text:style-name="T41"> </text:span><text:span text:style-name="T55">ﭦ</text:span><text:span text:style-name="T55">ﭧ</text:span><text:span text:style-name="T41"> </text:span><text:span text:style-name="T55">ﭨ</text:span><text:span text:style-name="T41"> </text:span><text:span text:style-name="T55">ﭩ</text:span><text:span text:style-name="T41"> </text:span><text:span text:style-name="T55">ﭪ</text:span><text:span text:style-name="T41"> </text:span><text:span text:style-name="T55">ﭫ</text:span><text:span text:style-name="T41"> </text:span><text:span text:style-name="T55">ﭬ</text:span><text:span text:style-name="T55">ﭭ</text:span><text:span text:style-name="T41"> </text:span><text:span text:style-name="T55">ﭮ</text:span><text:span text:style-name="T41"> </text:span><text:span text:style-name="T55">ﭯ</text:span><text:span text:style-name="T41"> </text:span><text:span text:style-name="T55">ﭰ</text:span><text:span text:style-name="T41"> </text:span><text:span text:style-name="T55">ﭱ</text:span><text:span text:style-name="T41"> </text:span><text:span text:style-name="T55">ﭲ</text:span><text:span text:style-name="T41"> </text:span><text:span text:style-name="T55">ﭳ</text:span><text:span text:style-name="T41"> </text:span><text:span text:style-name="T55">ﭴ</text:span><text:span text:style-name="T41"> </text:span><text:span text:style-name="T55">ﭵ</text:span><text:span text:style-name="T41"> </text:span><text:span text:style-name="T55">ﭶ</text:span><text:span text:style-name="T41"> </text:span><text:span text:style-name="T55">ﭷ</text:span><text:span text:style-name="T41"> </text:span><text:span text:style-name="T55">ﭸ</text:span><text:span text:style-name="T41"> </text:span><text:span text:style-name="T55">ﭹ</text:span><text:span text:style-name="T55">ﭺ</text:span><text:span text:style-name="T41"> </text:span><text:span text:style-name="T55">ﭻ</text:span><text:span text:style-name="T41"> </text:span><text:span text:style-name="T55">ﭼ</text:span><text:span text:style-name="T41"> </text:span><text:span text:style-name="T55">ﭽ</text:span><text:span text:style-name="T41"> </text:span><text:span text:style-name="T55">ﭾ</text:span><text:span text:style-name="T41"> </text:span><text:span text:style-name="T55">ﭿ</text:span><text:span text:style-name="T41"> </text:span><text:span text:style-name="T55">ﮀ</text:span><text:span text:style-name="T41"> </text:span><text:span text:style-name="T55">ﮁ</text:span><text:span text:style-name="T41"> </text:span><text:span text:style-name="T55">ﮂ</text:span><text:span text:style-name="T41"> </text:span><text:span text:style-name="T55">ﮃ</text:span><text:span text:style-name="T41"> </text:span><text:span text:style-name="T55">ﮄ</text:span><text:span text:style-name="T41"> </text:span><text:span text:style-name="T55">ﮅ</text:span><text:span text:style-name="T41"> </text:span><text:span text:style-name="T55">ﮆ</text:span><text:span text:style-name="T41"> </text:span><text:span text:style-name="T55">ﮇ</text:span><text:span text:style-name="T41"> </text:span><text:span text:style-name="T55">ﮈ</text:span><text:span text:style-name="T41"> </text:span><text:span text:style-name="T55">ﮉ</text:span><text:span text:style-name="T41"> </text:span><text:span text:style-name="T55">ﮊ</text:span><text:span text:style-name="T41"> </text:span><text:span text:style-name="T55">ﮋ</text:span><text:span text:style-name="T41"> </text:span><text:span text:style-name="T55">ﮌ</text:span><text:span text:style-name="T41"> </text:span><text:span text:style-name="T55">ﮍ</text:span><text:span text:style-name="T41"> </text:span><text:span text:style-name="T55">ﮎ</text:span><text:span text:style-name="T41"> </text:span><text:span text:style-name="T55">ﮏ</text:span><text:span text:style-name="T41"> </text:span><text:span text:style-name="T55">ﮐ</text:span><text:span text:style-name="T41"> </text:span><text:span text:style-name="T55">ﮑ</text:span><text:span text:style-name="T55">ﮒ</text:span><text:span text:style-name="T41"> </text:span><text:span text:style-name="T55">ﮓ</text:span><text:span text:style-name="T41"> </text:span><text:span text:style-name="T55">ﮔ</text:span><text:span text:style-name="T41"> </text:span><text:span text:style-name="T55">ﮕ</text:span><text:span text:style-name="T41"> </text:span><text:span text:style-name="T55">ﮖ</text:span><text:span text:style-name="T41"> </text:span><text:span text:style-name="T55">ﮗ</text:span><text:span text:style-name="T41"> </text:span><text:span text:style-name="T55">ﮘ</text:span><text:span text:style-name="T41"> </text:span><text:span text:style-name="T55">ﮙ</text:span><text:span text:style-name="T41"> </text:span><text:span text:style-name="T55">ﮚ</text:span><text:span text:style-name="T41"> </text:span><text:span text:style-name="T55">ﮛ</text:span><text:span text:style-name="T41"> </text:span><text:span text:style-name="T55">ﮜ</text:span><text:span text:style-name="T55">ﮝ</text:span><text:span text:style-name="T41"> </text:span><text:span text:style-name="T55">ﮞ</text:span><text:span text:style-name="T41"> </text:span><text:span text:style-name="T55">ﮟ</text:span><text:span text:style-name="T41"> </text:span><text:span text:style-name="T55">ﮠ</text:span><text:span text:style-name="T41"> </text:span><text:span text:style-name="T55">ﮡ</text:span><text:span text:style-name="T55">ﮢ</text:span><text:span text:style-name="T41"> </text:span><text:span text:style-name="T55">ﮣ</text:span><text:span text:style-name="T41"> </text:span><text:span text:style-name="T55">ﮤ</text:span><text:span text:style-name="T41"> </text:span><text:span text:style-name="T55">ﮥ</text:span><text:span text:style-name="T41"> </text:span><text:span text:style-name="T55">ﮦ</text:span><text:span text:style-name="T41"> </text:span><text:span text:style-name="T55">ﮧ</text:span><text:span text:style-name="T41"> </text:span><text:span text:style-name="T55">ﮨ</text:span><text:span text:style-name="T41"> </text:span><text:span text:style-name="T55">ﮩ</text:span><text:span text:style-name="T41"> </text:span><text:span text:style-name="T55">ﮪ</text:span><text:span text:style-name="T41"> </text:span><text:span text:style-name="T55">ﮫ</text:span><text:span text:style-name="T41"> </text:span><text:span text:style-name="T55">ﮬ</text:span><text:span text:style-name="T41"> </text:span><text:span text:style-name="T55">ﮭ</text:span><text:span text:style-name="T41"> </text:span><text:span text:style-name="T55">ﮮ</text:span><text:span text:style-name="T55">ﮯ</text:span><text:span text:style-name="T41"> </text:span><text:span text:style-name="T55">ﮰ</text:span><text:span text:style-name="T41"> </text:span><text:span text:style-name="T55">ﮱ</text:span><text:span text:style-name="T41"> </text:span><text:span text:style-name="T55">ﯓ</text:span><text:span text:style-name="T41"> </text:span><text:span text:style-name="T55">ﯔ</text:span><text:span text:style-name="T41"> </text:span><text:span text:style-name="T55">ﯕ</text:span><text:span text:style-name="T55">ﯖ</text:span><text:span text:style-name="T41"> </text:span><text:span text:style-name="T55">ﯗ</text:span><text:span text:style-name="T41"> </text:span><text:span text:style-name="T55">ﯘ</text:span><text:span text:style-name="T41"> </text:span><text:span text:style-name="T55">ﯙ</text:span><text:span text:style-name="T41"> </text:span><text:span text:style-name="T55">ﯚ</text:span><text:span text:style-name="T41"> </text:span><text:span text:style-name="T55">ﯛ</text:span><text:span text:style-name="T41"> </text:span><text:span text:style-name="T55">ﯜ</text:span><text:span text:style-name="T55">ﯝ</text:span><text:span text:style-name="T41"> </text:span><text:span text:style-name="T55">ﯞ</text:span><text:span text:style-name="T41"> </text:span><text:span text:style-name="T55">ﯟ</text:span><text:span text:style-name="T41"> </text:span><text:span text:style-name="T55">ﯠ</text:span><text:span text:style-name="T41"> </text:span><text:span text:style-name="T55">ﯡ</text:span><text:span text:style-name="T41"> </text:span><text:span text:style-name="T55">ﯢ</text:span><text:span text:style-name="T55">ﯣ</text:span><text:span text:style-name="T41"> </text:span><text:span text:style-name="T55">ﯤ</text:span><text:span text:style-name="T41"> </text:span><text:span text:style-name="T55">ﯥ</text:span><text:span text:style-name="T41"> </text:span><text:span text:style-name="T55">ﯦ</text:span><text:span text:style-name="T41"> </text:span><text:span text:style-name="T55">ﯧ</text:span><text:span text:style-name="T41"> </text:span><text:span text:style-name="T55">ﯨ</text:span><text:span text:style-name="T41"> </text:span><text:span text:style-name="T55">ﯩ</text:span><text:span text:style-name="T41"> </text:span><text:span text:style-name="T55">ﯪ</text:span><text:span text:style-name="T41"> </text:span><text:span text:style-name="T55">ﯫ</text:span><text:span text:style-name="T55">ﯬ</text:span><text:span text:style-name="T41"> </text:span><text:span text:style-name="T55">ﯭ</text:span><text:span text:style-name="T41"> </text:span><text:span text:style-name="T55">ﯮ</text:span><text:span text:style-name="T41"> </text:span><text:span text:style-name="T55">ﯯ</text:span><text:span text:style-name="T41"> </text:span><text:span text:style-name="T55">ﯰ</text:span><text:span text:style-name="T55">ﯱ</text:span><text:span text:style-name="T41"> </text:span><text:span text:style-name="T55">ﯲ</text:span><text:span text:style-name="T41"> </text:span><text:span text:style-name="T55">ﯳ</text:span><text:span text:style-name="T41"> </text:span><text:span text:style-name="T55">ﯴ</text:span><text:span text:style-name="T41"> </text:span><text:span text:style-name="T55">ﯵ</text:span><text:span text:style-name="T41"> </text:span><text:span text:style-name="T55">ﯶ</text:span><text:span text:style-name="T41"> </text:span><text:span text:style-name="T55">ﯷ</text:span><text:span text:style-name="T41"> </text:span><text:span text:style-name="T55">ﯸ</text:span><text:span text:style-name="T41"> </text:span><text:span text:style-name="T55">ﯹ</text:span><text:span text:style-name="T41"> </text:span><text:span text:style-name="T55">ﯺ</text:span><text:span text:style-name="T41"> </text:span><text:span text:style-name="T55">ﯻ</text:span><text:span text:style-name="T55">ﯼ</text:span><text:span text:style-name="T41"> </text:span><text:span text:style-name="T55">ﯽ</text:span><text:span text:style-name="T41"> </text:span><text:span text:style-name="T55">ﯾ</text:span><text:span text:style-name="T41"> </text:span><text:span text:style-name="T55">ﯿ</text:span><text:span text:style-name="T41"> </text:span><text:span text:style-name="T55">ﰀ</text:span><text:span text:style-name="T41"> </text:span><text:span text:style-name="T55">ﰁ</text:span><text:span text:style-name="T41"> </text:span><text:span text:style-name="T55">ﰂ</text:span><text:span text:style-name="T41"> </text:span><text:span text:style-name="T55">ﰃ</text:span><text:span text:style-name="T41"> </text:span><text:span text:style-name="T55">ﰄ</text:span><text:span text:style-name="T41"> </text:span><text:span text:style-name="T55">ﰅ</text:span><text:span text:style-name="T41"> </text:span><text:span text:style-name="T55">ﰆ</text:span><text:span text:style-name="T41"> </text:span><text:span text:style-name="T55">ﰇ</text:span><text:span text:style-name="T41"> </text:span><text:span text:style-name="T55">ﰈ</text:span><text:span text:style-name="T41"> </text:span><text:span text:style-name="T55">ﰉ</text:span><text:span text:style-name="T55">ﰊ</text:span><text:span text:style-name="T41"> </text:span><text:span text:style-name="T55">ﰋ</text:span><text:span text:style-name="T41"> </text:span><text:span text:style-name="T55">ﰌ</text:span><text:span text:style-name="T41"> </text:span><text:span text:style-name="T55">ﰍ</text:span><text:span text:style-name="T41"> </text:span><text:span text:style-name="T55">ﰎ</text:span><text:span text:style-name="T41"> </text:span><text:span text:style-name="T55">ﰏ</text:span><text:span text:style-name="T41"> </text:span><text:span text:style-name="T55">ﰐ</text:span><text:span text:style-name="T41"> </text:span><text:span text:style-name="T55">ﰑ</text:span><text:span text:style-name="T41"> </text:span><text:span text:style-name="T55">ﰒ</text:span><text:span text:style-name="T41"> </text:span><text:span text:style-name="T55">ﰓ</text:span></text:p>
      <text:p text:style-name="P22"><text:span text:style-name="T58">ﭑ</text:span><text:span text:style-name="T41"> </text:span><text:span text:style-name="T58">ﭒ</text:span><text:span text:style-name="T41"> </text:span><text:span text:style-name="T58">ﭓ</text:span><text:span text:style-name="T41"> </text:span><text:span text:style-name="T58">ﭔ</text:span><text:span text:style-name="T41"> </text:span><text:span text:style-name="T58">ﭕ</text:span><text:span text:style-name="T41"> </text:span><text:span text:style-name="T58">ﭖ</text:span><text:span text:style-name="T41"> </text:span><text:span text:style-name="T58">ﭗ</text:span><text:span text:style-name="T41"> </text:span><text:span text:style-name="T58">ﭘ</text:span><text:span text:style-name="T41"> </text:span><text:span text:style-name="T58">ﭙ</text:span><text:span text:style-name="T41"> </text:span><text:span text:style-name="T58">ﭚ</text:span><text:span text:style-name="T58">ﭛ</text:span><text:span text:style-name="T41"> </text:span><text:span text:style-name="T58">ﭜ</text:span><text:span text:style-name="T41"> </text:span><text:span text:style-name="T58">ﭝ</text:span><text:span text:style-name="T41"> </text:span><text:span text:style-name="T58">ﭞ</text:span><text:span text:style-name="T41"> </text:span><text:span text:style-name="T58">ﭟ</text:span><text:span text:style-name="T41"> </text:span><text:span text:style-name="T58">ﭠ</text:span><text:span text:style-name="T41"> </text:span><text:span text:style-name="T58">ﭡ</text:span><text:span text:style-name="T41"> </text:span><text:span text:style-name="T58">ﭢ</text:span><text:span text:style-name="T41"> </text:span><text:span text:style-name="T58">ﭣ</text:span><text:span text:style-name="T41"> </text:span><text:span text:style-name="T58">ﭤ</text:span><text:span text:style-name="T41"> </text:span><text:span text:style-name="T58">ﭥ</text:span><text:span text:style-name="T41"> </text:span><text:span text:style-name="T58">ﭦ</text:span><text:span text:style-name="T58">ﭧ</text:span><text:span text:style-name="T41"> </text:span><text:span text:style-name="T58">ﭨ</text:span><text:span text:style-name="T41"> </text:span><text:span text:style-name="T58">ﭩ</text:span><text:span text:style-name="T41"> </text:span><text:span text:style-name="T58">ﭪ</text:span><text:span text:style-name="T41"> </text:span><text:span text:style-name="T58">ﭫ</text:span><text:span text:style-name="T41"> </text:span><text:span text:style-name="T58">ﭬ</text:span><text:span text:style-name="T41"> </text:span><text:span text:style-name="T58">ﭭ</text:span><text:span text:style-name="T41"> </text:span><text:span text:style-name="T58">ﭮ</text:span><text:span text:style-name="T41"> </text:span><text:span text:style-name="T58">ﭯ</text:span><text:span text:style-name="T41"> </text:span><text:span text:style-name="T58">ﭰ</text:span><text:span text:style-name="T41"> </text:span><text:span text:style-name="T58">ﭱ</text:span><text:span text:style-name="T41"> </text:span><text:span text:style-name="T58">ﭲ</text:span><text:span text:style-name="T41"> </text:span><text:span text:style-name="T58">ﭳ</text:span><text:span text:style-name="T41"> </text:span><text:span text:style-name="T58">ﭴ</text:span><text:span text:style-name="T41"> </text:span><text:span text:style-name="T58">ﭵ</text:span><text:span text:style-name="T41"> </text:span><text:span text:style-name="T58">ﭶ</text:span><text:span text:style-name="T41"> </text:span><text:span text:style-name="T58">ﭷ</text:span><text:span text:style-name="T41"> </text:span><text:span text:style-name="T58">ﭸ</text:span><text:span text:style-name="T41"> </text:span><text:span text:style-name="T58">ﭹ</text:span><text:span text:style-name="T58">ﭺ</text:span><text:span text:style-name="T41"> </text:span><text:span text:style-name="T58">ﭻ</text:span><text:span text:style-name="T41"> </text:span><text:span text:style-name="T58">ﭼ</text:span><text:span text:style-name="T41"> </text:span><text:span text:style-name="T58">ﭽ</text:span><text:span text:style-name="T41"> </text:span><text:span text:style-name="T58">ﭾ</text:span><text:span text:style-name="T41"> </text:span><text:span text:style-name="T58">ﭿ</text:span><text:span text:style-name="T41"> </text:span><text:span text:style-name="T58">ﮀ</text:span><text:span text:style-name="T41"> </text:span><text:span text:style-name="T58">ﮁ</text:span><text:span text:style-name="T41"> </text:span><text:span text:style-name="T58">ﮂ</text:span><text:span text:style-name="T41"> </text:span><text:span text:style-name="T58">ﮃ</text:span><text:span text:style-name="T41"> </text:span><text:span text:style-name="T58">ﮄ</text:span><text:span text:style-name="T41"> </text:span><text:span text:style-name="T58">ﮅ</text:span><text:span text:style-name="T41"> </text:span><text:span text:style-name="T58">ﮆ</text:span><text:span text:style-name="T41"> </text:span><text:span text:style-name="T58">ﮇ</text:span><text:span text:style-name="T58">ﮈ</text:span><text:span text:style-name="T41"> </text:span><text:span text:style-name="T58">ﮉ</text:span><text:span text:style-name="T41"> </text:span><text:span text:style-name="T58">ﮊ</text:span><text:span text:style-name="T41"> </text:span><text:span text:style-name="T58">ﮋ</text:span><text:span text:style-name="T41"> </text:span><text:span text:style-name="T58">ﮌ</text:span><text:span text:style-name="T41"> </text:span><text:span text:style-name="T58">ﮍ</text:span><text:span text:style-name="T41"> </text:span><text:span text:style-name="T58">ﮎ</text:span><text:span text:style-name="T41"> </text:span><text:span text:style-name="T58">ﮏ</text:span><text:span text:style-name="T41"> </text:span><text:span text:style-name="T58">ﮐ</text:span><text:span text:style-name="T58">ﮑ</text:span><text:span text:style-name="T41"> </text:span><text:span text:style-name="T58">ﮒ</text:span><text:span text:style-name="T41"> </text:span><text:span text:style-name="T58">ﮓ</text:span><text:span text:style-name="T41"> </text:span><text:span text:style-name="T58">ﮔ</text:span><text:span text:style-name="T41"> </text:span><text:span text:style-name="T58">ﮕ</text:span><text:span text:style-name="T41"> </text:span><text:span text:style-name="T58">ﮖ</text:span><text:span text:style-name="T41"> </text:span><text:span text:style-name="T58">ﮗ</text:span><text:span text:style-name="T41"> </text:span><text:span text:style-name="T58">ﮘ</text:span><text:span text:style-name="T41"> </text:span><text:span text:style-name="T58">ﮙ</text:span><text:span text:style-name="T58">ﮚ</text:span><text:span text:style-name="T41"> </text:span><text:span text:style-name="T58">ﮛ</text:span></text:p>
      <text:p text:style-name="P29"><text:span text:style-name="T58">ﮜ</text:span><text:span text:style-name="T41"> </text:span><text:span text:style-name="T58">ﮝ</text:span><text:span text:style-name="T41"> </text:span><text:span text:style-name="T58">ﮞ</text:span><text:span text:style-name="T41"> </text:span><text:span text:style-name="T58">ﮟ</text:span><text:span text:style-name="T41"> </text:span><text:span text:style-name="T58">ﮠ</text:span><text:span text:style-name="T41"> </text:span><text:span text:style-name="T58">ﮡ</text:span><text:span text:style-name="T41"> </text:span><text:span text:style-name="T58">ﮢ</text:span><text:span text:style-name="T41"> </text:span><text:span text:style-name="T58">ﮣ</text:span><text:span text:style-name="T41"> </text:span><text:span text:style-name="T58">ﮤ</text:span><text:span text:style-name="T41"> </text:span><text:span text:style-name="T58">ﮥ</text:span><text:span text:style-name="T41"> </text:span><text:span text:style-name="T58">ﮦ</text:span><text:span text:style-name="T41"> </text:span><text:span text:style-name="T58">ﮧ</text:span><text:span text:style-name="T41"> </text:span><text:span text:style-name="T58">ﮨ</text:span><text:span text:style-name="T41"> </text:span><text:span text:style-name="T58">ﮩ</text:span><text:span text:style-name="T41"> </text:span><text:span text:style-name="T58">ﮪ</text:span><text:span text:style-name="T41"> </text:span><text:span text:style-name="T58">ﮫ</text:span><text:span text:style-name="T41"> </text:span><text:span text:style-name="T58">ﮬ</text:span><text:span text:style-name="T41"> </text:span><text:span text:style-name="T58">ﮭ</text:span><text:span text:style-name="T58">ﮮ</text:span><text:span text:style-name="T41"> </text:span><text:span text:style-name="T58">ﮯ</text:span><text:span text:style-name="T41"> </text:span><text:span text:style-name="T58">ﮰ</text:span><text:span text:style-name="T41"> </text:span><text:span text:style-name="T58">ﮱ</text:span><text:span text:style-name="T41"> </text:span><text:span text:style-name="T58">ﯓ</text:span><text:span text:style-name="T41"> </text:span><text:span text:style-name="T58">ﯔ</text:span><text:span text:style-name="T41"> </text:span><text:span text:style-name="T58">ﯕ</text:span><text:span text:style-name="T41"> </text:span><text:span text:style-name="T58">ﯖ</text:span><text:span text:style-name="T41"> </text:span><text:span text:style-name="T58">ﯗ</text:span><text:span text:style-name="T41"> </text:span><text:span text:style-name="T58">ﯘ</text:span><text:span text:style-name="T58">ﯙ</text:span><text:span text:style-name="T41"> </text:span><text:span text:style-name="T58">ﯚ</text:span><text:span text:style-name="T41"> </text:span><text:span text:style-name="T58">ﯛ</text:span><text:span text:style-name="T41"> </text:span><text:span text:style-name="T58">ﯜ</text:span><text:span text:style-name="T41"> </text:span><text:span text:style-name="T58">ﯝ</text:span><text:span text:style-name="T41"> </text:span><text:span text:style-name="T58">ﯞ</text:span><text:span text:style-name="T41"> </text:span><text:span text:style-name="T58">ﯟ</text:span><text:span text:style-name="T41"> </text:span><text:span text:style-name="T58">ﯠ</text:span><text:span text:style-name="T41"> </text:span><text:span text:style-name="T58">ﯡ</text:span><text:span text:style-name="T41"> </text:span><text:span text:style-name="T58">ﯢ</text:span><text:span text:style-name="T41"> </text:span><text:span text:style-name="T58">ﯣ</text:span><text:span text:style-name="T41"> </text:span><text:span text:style-name="T58">ﯤ</text:span><text:span text:style-name="T41"> </text:span><text:span text:style-name="T58">ﯥ</text:span><text:span text:style-name="T41"> </text:span><text:span text:style-name="T58">ﯦ</text:span><text:span text:style-name="T41"> </text:span><text:span text:style-name="T58">ﯧ</text:span><text:span text:style-name="T41"> </text:span><text:span text:style-name="T58">ﯨ</text:span><text:span text:style-name="T41"> </text:span><text:span text:style-name="T58">ﯩ</text:span><text:span text:style-name="T41"> </text:span><text:span text:style-name="T58">ﯪ</text:span><text:span text:style-name="T41"> </text:span><text:span text:style-name="T58">ﯫ</text:span><text:span text:style-name="T41"> </text:span><text:span text:style-name="T58">ﯬ</text:span><text:span text:style-name="T41"> </text:span><text:span text:style-name="T58">ﯭ</text:span></text:p>
      <text:p text:style-name="P29"><text:span text:style-name="T58">ﯮ</text:span><text:span text:style-name="T41"> </text:span><text:span text:style-name="T58">ﯯ</text:span><text:span text:style-name="T41"> </text:span><text:span text:style-name="T58">ﯰ</text:span><text:span text:style-name="T41"> </text:span><text:span text:style-name="T58">ﯱ</text:span><text:span text:style-name="T41"> </text:span><text:span text:style-name="T58">ﯲ</text:span><text:span text:style-name="T41"> </text:span><text:span text:style-name="T58">ﯳ</text:span><text:span text:style-name="T58">ﯴ</text:span><text:span text:style-name="T41"> </text:span><text:span text:style-name="T58">ﯵ</text:span><text:span text:style-name="T41"> </text:span><text:span text:style-name="T58">ﯶ</text:span><text:span text:style-name="T41"> </text:span><text:span text:style-name="T58">ﯷ</text:span><text:span text:style-name="T41"> </text:span><text:span text:style-name="T58">ﯸ</text:span><text:span text:style-name="T58">ﯹ</text:span><text:span text:style-name="T41"> </text:span><text:span text:style-name="T58">ﯺ</text:span><text:span text:style-name="T41"> </text:span><text:span text:style-name="T58">ﯻ</text:span><text:span text:style-name="T41"> </text:span><text:span text:style-name="T58">ﯼ</text:span><text:span text:style-name="T41"> </text:span><text:span text:style-name="T58">ﯽ</text:span><text:span text:style-name="T58">ﯾ</text:span><text:span text:style-name="T41"> </text:span><text:span text:style-name="T58">ﯿ</text:span><text:span text:style-name="T41"> </text:span><text:span text:style-name="T58">ﰀ</text:span><text:span text:style-name="T41"> </text:span><text:span text:style-name="T58">ﰁ</text:span><text:span text:style-name="T41"> </text:span><text:span text:style-name="T58">ﰂ</text:span><text:span text:style-name="T41"> </text:span><text:span text:style-name="T58">ﰃ</text:span><text:span text:style-name="T41"> </text:span><text:span text:style-name="T58">ﰄ</text:span></text:p>
      <text:p text:style-name="P23"><text:span text:style-name="T60">ﭑ</text:span><text:span text:style-name="T41"> </text:span><text:span text:style-name="T60">ﭒ</text:span><text:span text:style-name="T41"> </text:span><text:span text:style-name="T60">ﭓ</text:span><text:span text:style-name="T41"> </text:span><text:span text:style-name="T60">ﭔ</text:span><text:span text:style-name="T41"> </text:span><text:span text:style-name="T60">ﭕ</text:span><text:span text:style-name="T41"> </text:span><text:span text:style-name="T60">ﭖ</text:span><text:span text:style-name="T41"> </text:span><text:span text:style-name="T60">ﭗ</text:span><text:span text:style-name="T41"> </text:span><text:span text:style-name="T60">ﭘ</text:span><text:span text:style-name="T41"> </text:span><text:span text:style-name="T60">ﭙ</text:span><text:span text:style-name="T41"> </text:span><text:span text:style-name="T60">ﭚ</text:span><text:span text:style-name="T41"> </text:span><text:span text:style-name="T60">ﭛ</text:span><text:span text:style-name="T41"> </text:span><text:span text:style-name="T60">ﭜ</text:span><text:span text:style-name="T41"> </text:span><text:span text:style-name="T60">ﭝ</text:span><text:span text:style-name="T41"> </text:span><text:span text:style-name="T60">ﭞ</text:span><text:span text:style-name="T60">ﭟ</text:span><text:span text:style-name="T41"> </text:span><text:span text:style-name="T60">ﭠ</text:span><text:span text:style-name="T41"> </text:span><text:span text:style-name="T60">ﭡ</text:span><text:span text:style-name="T41"> </text:span><text:span text:style-name="T60">ﭢ</text:span><text:span text:style-name="T41"> </text:span><text:span text:style-name="T60">ﭣ</text:span><text:span text:style-name="T41"> </text:span><text:span text:style-name="T60">ﭤ</text:span><text:span text:style-name="T41"> </text:span><text:span text:style-name="T60">ﭥ</text:span><text:span text:style-name="T41"> </text:span><text:span text:style-name="T60">ﭦ</text:span><text:span text:style-name="T41"> </text:span><text:span text:style-name="T60">ﭧ</text:span><text:span text:style-name="T41"> </text:span><text:span text:style-name="T60">ﭨ</text:span><text:span text:style-name="T41"> </text:span><text:span text:style-name="T60">ﭩ</text:span><text:span text:style-name="T41"> </text:span><text:span text:style-name="T60">ﭪ</text:span><text:span text:style-name="T41"> </text:span><text:span text:style-name="T60">ﭫ</text:span><text:span text:style-name="T41"> </text:span><text:span text:style-name="T60">ﭬ</text:span><text:span text:style-name="T41"> </text:span><text:span text:style-name="T60">ﭭ</text:span><text:span text:style-name="T41"> </text:span><text:span text:style-name="T60">ﭮ</text:span><text:span text:style-name="T41"> </text:span><text:span text:style-name="T60">ﭯ</text:span><text:span text:style-name="T41"> </text:span><text:span text:style-name="T60">ﭰ</text:span><text:span text:style-name="T41"> </text:span><text:span text:style-name="T60">ﭱ</text:span><text:span text:style-name="T41"> </text:span><text:span text:style-name="T60">ﭲ</text:span><text:span text:style-name="T41"> </text:span><text:span text:style-name="T60">ﭳ</text:span><text:span text:style-name="T41"> </text:span><text:span text:style-name="T60">ﭴ</text:span><text:span text:style-name="T41"> </text:span><text:span text:style-name="T60">ﭵ</text:span><text:span text:style-name="T41"> </text:span><text:span text:style-name="T60">ﭶ</text:span><text:span text:style-name="T60">ﭷ</text:span><text:span text:style-name="T41"> </text:span><text:span text:style-name="T60">ﭸ</text:span><text:span text:style-name="T41"> </text:span><text:span text:style-name="T60">ﭹ</text:span><text:span text:style-name="T41"> </text:span><text:span text:style-name="T60">ﭺ</text:span><text:span text:style-name="T41"> </text:span><text:span text:style-name="T60">ﭻ</text:span><text:span text:style-name="T41"> </text:span><text:span text:style-name="T60">ﭼ</text:span><text:span text:style-name="T41"> </text:span><text:span text:style-name="T60">ﭽ</text:span><text:span text:style-name="T41"> </text:span><text:span text:style-name="T60">ﭾ</text:span><text:span text:style-name="T41"> </text:span><text:span text:style-name="T60">ﭿ</text:span><text:span text:style-name="T41"> </text:span><text:span text:style-name="T60">ﮀ</text:span><text:span text:style-name="T41"> </text:span><text:span text:style-name="T60">ﮁ</text:span><text:span text:style-name="T41"> </text:span><text:span text:style-name="T60">ﮂ</text:span><text:span text:style-name="T41"> </text:span><text:span text:style-name="T60">ﮃ</text:span><text:span text:style-name="T60">ﮄ</text:span><text:span text:style-name="T41"> </text:span><text:span text:style-name="T60">ﮅ</text:span><text:span text:style-name="T41"> </text:span><text:span text:style-name="T60">ﮆ</text:span><text:span text:style-name="T41"> </text:span><text:span text:style-name="T60">ﮇ</text:span><text:span text:style-name="T41"> </text:span><text:span text:style-name="T60">ﮈ</text:span><text:span text:style-name="T41"> </text:span><text:span text:style-name="T60">ﮉ</text:span><text:span text:style-name="T41"> </text:span><text:span text:style-name="T60">ﮊ</text:span><text:span text:style-name="T41"> </text:span><text:span text:style-name="T60">ﮋ</text:span><text:span text:style-name="T60">ﮌ</text:span><text:span text:style-name="T41"> </text:span><text:span text:style-name="T60">ﮍ</text:span><text:span text:style-name="T41"> </text:span><text:span text:style-name="T60">ﮎ</text:span><text:span text:style-name="T41"> </text:span><text:span text:style-name="T60">ﮏ</text:span><text:span text:style-name="T41"> </text:span><text:span text:style-name="T60">ﮐ</text:span><text:span text:style-name="T41"> </text:span><text:span text:style-name="T60">ﮑ</text:span><text:span text:style-name="T41"> </text:span><text:span text:style-name="T60">ﮒ</text:span><text:span text:style-name="T41"> </text:span><text:span text:style-name="T60">ﮓ</text:span><text:span text:style-name="T41"> </text:span><text:span text:style-name="T60">ﮔ</text:span><text:span text:style-name="T41"> </text:span><text:span text:style-name="T60">ﮕ</text:span><text:span text:style-name="T41"> </text:span><text:span text:style-name="T60">ﮖ</text:span><text:span text:style-name="T41"> </text:span><text:span text:style-name="T60">ﮗ</text:span><text:span text:style-name="T41"> </text:span><text:span text:style-name="T60">ﮘ</text:span><text:span text:style-name="T41"> </text:span><text:span text:style-name="T60">ﮙ</text:span><text:span text:style-name="T41"> </text:span><text:span text:style-name="T60">ﮚ</text:span><text:span text:style-name="T41"> </text:span><text:span text:style-name="T60">ﮛ</text:span><text:span text:style-name="T41"> </text:span><text:span text:style-name="T60">ﮜ</text:span><text:span text:style-name="T41"> </text:span><text:span text:style-name="T60">ﮝ</text:span><text:span text:style-name="T41"> </text:span><text:span text:style-name="T60">ﮞ</text:span><text:span text:style-name="T41"> </text:span><text:span text:style-name="T60">ﮟ</text:span><text:span text:style-name="T41"> </text:span><text:span text:style-name="T60">ﮠ</text:span><text:span text:style-name="T41"> </text:span><text:span text:style-name="T60">ﮡ</text:span><text:span text:style-name="T41"> </text:span><text:span text:style-name="T60">ﮢ</text:span><text:span text:style-name="T41"> </text:span><text:span text:style-name="T60">ﮣ</text:span><text:span text:style-name="T41"> </text:span><text:span text:style-name="T60">ﮤ</text:span><text:span text:style-name="T41"> </text:span><text:span text:style-name="T60">ﮥ</text:span><text:span text:style-name="T41"> </text:span><text:span text:style-name="T60">ﮦ</text:span><text:span text:style-name="T41"> </text:span><text:span text:style-name="T60">ﮧ</text:span><text:span text:style-name="T41"> </text:span><text:span text:style-name="T60">ﮨ</text:span><text:span text:style-name="T41"> </text:span><text:span text:style-name="T60">ﮩ</text:span><text:span text:style-name="T41"> </text:span><text:span text:style-name="T60">ﮪ</text:span><text:span text:style-name="T60">ﮫ</text:span><text:span text:style-name="T41"> </text:span><text:span text:style-name="T60">ﮬ</text:span><text:span text:style-name="T41"> </text:span><text:span text:style-name="T60">ﮭ</text:span><text:span text:style-name="T41"> </text:span><text:span text:style-name="T60">ﮮ</text:span><text:span text:style-name="T41"> </text:span><text:span text:style-name="T60">ﮯ</text:span><text:span text:style-name="T41"> </text:span><text:span text:style-name="T60">ﮰ</text:span><text:span text:style-name="T41"> </text:span><text:span text:style-name="T60">ﮱ</text:span><text:span text:style-name="T41"> </text:span><text:span text:style-name="T60">ﯓ</text:span><text:span text:style-name="T41"> </text:span><text:span text:style-name="T60">ﯔ</text:span><text:span text:style-name="T41"> </text:span><text:span text:style-name="T60">ﯕ</text:span><text:span text:style-name="T41"> </text:span><text:span text:style-name="T60">ﯖ</text:span><text:span text:style-name="T41"> </text:span><text:span text:style-name="T60">ﯗ</text:span><text:span text:style-name="T41"> </text:span><text:span text:style-name="T60">ﯘ</text:span><text:span text:style-name="T41"> </text:span><text:span text:style-name="T60">ﯙ</text:span><text:span text:style-name="T41"> </text:span><text:span text:style-name="T60">ﯚ</text:span><text:span text:style-name="T41"> </text:span><text:span text:style-name="T60">ﯛ</text:span><text:span text:style-name="T41"> </text:span><text:span text:style-name="T60">ﯜ</text:span><text:span text:style-name="T41"> </text:span><text:span text:style-name="T60">ﯝ</text:span><text:span text:style-name="T41"> </text:span><text:span text:style-name="T60">ﯞ</text:span><text:span text:style-name="T41"> </text:span><text:span text:style-name="T60">ﯟ</text:span><text:span text:style-name="T41"> </text:span><text:span text:style-name="T60">ﯠ</text:span><text:span text:style-name="T41"> </text:span><text:span text:style-name="T60">ﯡ</text:span><text:span text:style-name="T41"> </text:span><text:span text:style-name="T60">ﯢ</text:span><text:span text:style-name="T41"> </text:span><text:span text:style-name="T60">ﯣ</text:span></text:p>
      <text:p text:style-name="P30"><text:span text:style-name="T60">ﯤ</text:span><text:span text:style-name="T41"> </text:span><text:span text:style-name="T60">ﯥ</text:span><text:span text:style-name="T41"> </text:span><text:span text:style-name="T60">ﯦ</text:span><text:span text:style-name="T41"> </text:span><text:span text:style-name="T60">ﯧ</text:span><text:span text:style-name="T41"> </text:span><text:span text:style-name="T60">ﯨ</text:span><text:span text:style-name="T41"> </text:span><text:span text:style-name="T60">ﯩ</text:span><text:span text:style-name="T41"> </text:span><text:span text:style-name="T60">ﯪ</text:span><text:span text:style-name="T41"> </text:span><text:span text:style-name="T60">ﯫ</text:span><text:span text:style-name="T41"> </text:span><text:span text:style-name="T60">ﯬ</text:span><text:span text:style-name="T41"> </text:span><text:span text:style-name="T60">ﯭ</text:span><text:span text:style-name="T60">ﯮ</text:span><text:span text:style-name="T41"> </text:span><text:span text:style-name="T60">ﯯ</text:span><text:span text:style-name="T41"> </text:span><text:span text:style-name="T60">ﯰ</text:span><text:span text:style-name="T41"> </text:span><text:span text:style-name="T60">ﯱ</text:span><text:span text:style-name="T41"> </text:span><text:span text:style-name="T60">ﯲ</text:span><text:span text:style-name="T41"> </text:span><text:span text:style-name="T60">ﯳ</text:span><text:span text:style-name="T41"> </text:span><text:span text:style-name="T60">ﯴ</text:span></text:p>
      <text:p text:style-name="P24"><text:span text:style-name="T63">ﭑ</text:span><text:span text:style-name="T41"> </text:span><text:span text:style-name="T63">ﭒ</text:span><text:span text:style-name="T41"> </text:span><text:span text:style-name="T63">ﭓ</text:span><text:span text:style-name="T41"> </text:span><text:span text:style-name="T63">ﭔ</text:span><text:span text:style-name="T41"> </text:span><text:span text:style-name="T63">ﭕ</text:span><text:span text:style-name="T41"> </text:span><text:span text:style-name="T63">ﭖ</text:span><text:span text:style-name="T41"> </text:span><text:span text:style-name="T63">ﭗ</text:span><text:span text:style-name="T41"> </text:span><text:span text:style-name="T63">ﭘ</text:span><text:span text:style-name="T41"> </text:span><text:span text:style-name="T63">ﭙ</text:span><text:span text:style-name="T41"> </text:span><text:span text:style-name="T63">ﭚ</text:span><text:span text:style-name="T41"> </text:span><text:span text:style-name="T63">ﭛ</text:span><text:span text:style-name="T41"> </text:span><text:span text:style-name="T63">ﭜ</text:span><text:span text:style-name="T41"> </text:span><text:span text:style-name="T63">ﭝ</text:span><text:span text:style-name="T41"> </text:span><text:span text:style-name="T63">ﭞ</text:span><text:span text:style-name="T41"> </text:span><text:span text:style-name="T63">ﭟ</text:span><text:span text:style-name="T41"> </text:span><text:span text:style-name="T63">ﭠ</text:span><text:span text:style-name="T41"> </text:span><text:span text:style-name="T63">ﭡ</text:span><text:span text:style-name="T41"> </text:span><text:span text:style-name="T63">ﭢ</text:span><text:span text:style-name="T41"> </text:span><text:span text:style-name="T63">ﭣ</text:span><text:span text:style-name="T41"> </text:span><text:span text:style-name="T63">ﭤ</text:span><text:span text:style-name="T41"> </text:span><text:span text:style-name="T63">ﭥ</text:span><text:span text:style-name="T63">ﭦ</text:span><text:span text:style-name="T41"> </text:span><text:span text:style-name="T63">ﭧ</text:span><text:span text:style-name="T41"> </text:span><text:span text:style-name="T63">ﭨ</text:span><text:span text:style-name="T41"> </text:span><text:span text:style-name="T63">ﭩ</text:span><text:span text:style-name="T41"> </text:span><text:span text:style-name="T63">ﭪ</text:span><text:span text:style-name="T41"> </text:span><text:span text:style-name="T63">ﭫ</text:span><text:span text:style-name="T41"> </text:span><text:span text:style-name="T63">ﭬ</text:span><text:span text:style-name="T41"> </text:span><text:span text:style-name="T63">ﭭ</text:span><text:span text:style-name="T41"> </text:span><text:span text:style-name="T63">ﭮ</text:span><text:span text:style-name="T41"> </text:span><text:span text:style-name="T63">ﭯ</text:span><text:span text:style-name="T63">ﭰ</text:span><text:span text:style-name="T41"> </text:span><text:span text:style-name="T63">ﭱ</text:span><text:span text:style-name="T41"> </text:span><text:span text:style-name="T63">ﭲ</text:span><text:span text:style-name="T41"> </text:span><text:span text:style-name="T63">ﭳ</text:span><text:span text:style-name="T41"> </text:span><text:span text:style-name="T63">ﭴ</text:span><text:span text:style-name="T41"> </text:span><text:span text:style-name="T63">ﭵ</text:span><text:span text:style-name="T41"> </text:span><text:span text:style-name="T63">ﭶ</text:span><text:span text:style-name="T41"> </text:span><text:span text:style-name="T63">ﭷ</text:span><text:span text:style-name="T41"> </text:span><text:span text:style-name="T63">ﭸ</text:span><text:span text:style-name="T41"> </text:span><text:span text:style-name="T63">ﭹ</text:span><text:span text:style-name="T41"> </text:span><text:span text:style-name="T63">ﭺ</text:span><text:span text:style-name="T41"> </text:span><text:span text:style-name="T63">ﭻ</text:span><text:span text:style-name="T41"> </text:span><text:span text:style-name="T63">ﭼ</text:span><text:span text:style-name="T41"> </text:span><text:span text:style-name="T63">ﭽ</text:span><text:span text:style-name="T63">ﭾ</text:span><text:span text:style-name="T41"> </text:span><text:span text:style-name="T63">ﭿ</text:span><text:span text:style-name="T41"> </text:span><text:span text:style-name="T63">ﮀ</text:span><text:span text:style-name="T41"> </text:span><text:span text:style-name="T63">ﮁ</text:span><text:span text:style-name="T41"> </text:span><text:span text:style-name="T63">ﮂ</text:span><text:span text:style-name="T41"> </text:span><text:span text:style-name="T63">ﮃ</text:span><text:span text:style-name="T41"> </text:span><text:span text:style-name="T63">ﮄ</text:span><text:span text:style-name="T41"> </text:span><text:span text:style-name="T63">ﮅ</text:span><text:span text:style-name="T41"> </text:span><text:span text:style-name="T63">ﮆ</text:span><text:span text:style-name="T63">ﮇ</text:span><text:span text:style-name="T41"> </text:span><text:span text:style-name="T63">ﮈ</text:span><text:span text:style-name="T41"> </text:span><text:span text:style-name="T63">ﮉ</text:span><text:span text:style-name="T41"> </text:span><text:span text:style-name="T63">ﮊ</text:span><text:span text:style-name="T41"> </text:span><text:span text:style-name="T63">ﮋ</text:span><text:span text:style-name="T41"> </text:span><text:span text:style-name="T63">ﮌ</text:span><text:span text:style-name="T41"> </text:span><text:span text:style-name="T63">ﮍ</text:span><text:span text:style-name="T41"> </text:span><text:span text:style-name="T63">ﮎ</text:span><text:span text:style-name="T41"> </text:span><text:span text:style-name="T63">ﮏ</text:span><text:span text:style-name="T41"> </text:span><text:span text:style-name="T63">ﮐ</text:span><text:span text:style-name="T41"> </text:span><text:span text:style-name="T63">ﮑ</text:span><text:span text:style-name="T41"> </text:span><text:span text:style-name="T63">ﮒ</text:span><text:span text:style-name="T41"> </text:span><text:span text:style-name="T63">ﮓ</text:span><text:span text:style-name="T41"> </text:span><text:span text:style-name="T63">ﮔ</text:span><text:span text:style-name="T41"> </text:span><text:span text:style-name="T63">ﮕ</text:span><text:span text:style-name="T63">ﮖ</text:span><text:span text:style-name="T41"> </text:span><text:span text:style-name="T63">ﮗ</text:span><text:span text:style-name="T41"> </text:span><text:span text:style-name="T63">ﮘ</text:span><text:span text:style-name="T41"> </text:span><text:span text:style-name="T63">ﮙ</text:span><text:span text:style-name="T41"> </text:span><text:span text:style-name="T63">ﮚ</text:span><text:span text:style-name="T41"> </text:span><text:span text:style-name="T63">ﮛ</text:span><text:span text:style-name="T41"> </text:span><text:span text:style-name="T63">ﮜ</text:span><text:span text:style-name="T41"> </text:span><text:span text:style-name="T63">ﮝ</text:span><text:span text:style-name="T41"> </text:span><text:span text:style-name="T63">ﮞ</text:span><text:span text:style-name="T41"> </text:span><text:span text:style-name="T63">ﮟ</text:span><text:span text:style-name="T41"> </text:span><text:span text:style-name="T63">ﮠ</text:span><text:span text:style-name="T41"> </text:span><text:span text:style-name="T63">ﮡ</text:span><text:span text:style-name="T41"> </text:span><text:span text:style-name="T63">ﮢ</text:span><text:span text:style-name="T41"> </text:span><text:span text:style-name="T63">ﮣ</text:span><text:span text:style-name="T41"> </text:span><text:span text:style-name="T63">ﮤ</text:span><text:span text:style-name="T41"> </text:span><text:span text:style-name="T63">ﮥ</text:span><text:span text:style-name="T63">ﮦ</text:span><text:span text:style-name="T41"> </text:span><text:span text:style-name="T63">ﮧ</text:span><text:span text:style-name="T41"> </text:span><text:span text:style-name="T63">ﮨ</text:span><text:span text:style-name="T41"> </text:span><text:span text:style-name="T63">ﮩ</text:span><text:span text:style-name="T41"> </text:span><text:span text:style-name="T63">ﮪ</text:span><text:span text:style-name="T41"> </text:span><text:span text:style-name="T63">ﮫ</text:span><text:span text:style-name="T41"> </text:span><text:span text:style-name="T63">ﮬ</text:span><text:span text:style-name="T41"> </text:span><text:span text:style-name="T63">ﮭ</text:span><text:span text:style-name="T41"> </text:span><text:span text:style-name="T63">ﮮ</text:span><text:span text:style-name="T41"> </text:span><text:span text:style-name="T63">ﮯ</text:span><text:span text:style-name="T41"> </text:span><text:span text:style-name="T63">ﮰ</text:span><text:span text:style-name="T63">ﮱ</text:span><text:span text:style-name="T41"> </text:span><text:span text:style-name="T63">ﯓ</text:span><text:span text:style-name="T41"> </text:span><text:span text:style-name="T63">ﯔ</text:span><text:span text:style-name="T41"> </text:span><text:span text:style-name="T63">ﯕ</text:span><text:span text:style-name="T41"> </text:span><text:span text:style-name="T63">ﯖ</text:span><text:span text:style-name="T41"> </text:span><text:span text:style-name="T63">ﯗ</text:span><text:span text:style-name="T63">ﯘ</text:span><text:span text:style-name="T41"> </text:span><text:span text:style-name="T63">ﯙ</text:span><text:span text:style-name="T41"> </text:span><text:span text:style-name="T63">ﯚ</text:span><text:span text:style-name="T41"> </text:span><text:span text:style-name="T63">ﯛ</text:span><text:span text:style-name="T41"> </text:span><text:span text:style-name="T63">ﯜ</text:span><text:span text:style-name="T41"> </text:span><text:span text:style-name="T63">ﯝ</text:span><text:span text:style-name="T41"> </text:span><text:span text:style-name="T63">ﯞ</text:span><text:span text:style-name="T41"> </text:span><text:span text:style-name="T63">ﯟ</text:span><text:span text:style-name="T41"> </text:span><text:span text:style-name="T63">ﯠ</text:span><text:span text:style-name="T41"> </text:span><text:span text:style-name="T63">ﯡ</text:span><text:span text:style-name="T41"> </text:span><text:span text:style-name="T63">ﯢ</text:span><text:span text:style-name="T41"> </text:span><text:span text:style-name="T63">ﯣ</text:span><text:span text:style-name="T41"> </text:span><text:span text:style-name="T63">ﯤ</text:span><text:span text:style-name="T41"> </text:span><text:span text:style-name="T63">ﯥ</text:span><text:span text:style-name="T41"> </text:span><text:span text:style-name="T63">ﯦ</text:span><text:span text:style-name="T41"> </text:span><text:span text:style-name="T63">ﯧ</text:span><text:span text:style-name="T41"> </text:span><text:span text:style-name="T63">ﯨ</text:span><text:span text:style-name="T41"> </text:span><text:span text:style-name="T63">ﯩ</text:span><text:span text:style-name="T41"> </text:span><text:span text:style-name="T63">ﯪ</text:span><text:span text:style-name="T41"> </text:span><text:span text:style-name="T63">ﯫ</text:span><text:span text:style-name="T41"> </text:span><text:span text:style-name="T63">ﯬ</text:span><text:span text:style-name="T41"> </text:span><text:span text:style-name="T63">ﯭ</text:span><text:span text:style-name="T41"> </text:span><text:span text:style-name="T63">ﯮ</text:span><text:span text:style-name="T41"> </text:span><text:span text:style-name="T63">ﯯ</text:span><text:span text:style-name="T41"> </text:span><text:span text:style-name="T63">ﯰ</text:span><text:span text:style-name="T41"> </text:span><text:span text:style-name="T63">ﯱ</text:span><text:span text:style-name="T41"> </text:span><text:span text:style-name="T63">ﯲ</text:span><text:span text:style-name="T63">ﯳ</text:span><text:span text:style-name="T41"> </text:span><text:span text:style-name="T63">ﯴ</text:span><text:span text:style-name="T41"> </text:span><text:span text:style-name="T63">ﯵ</text:span><text:span text:style-name="T41"> </text:span><text:span text:style-name="T63">ﯶ</text:span><text:span text:style-name="T41"> </text:span><text:span text:style-name="T63">ﯷ</text:span><text:span text:style-name="T41"> </text:span><text:span text:style-name="T63">ﯸ</text:span><text:span text:style-name="T41"> </text:span><text:span text:style-name="T63">ﯹ</text:span><text:span text:style-name="T41"> </text:span><text:span text:style-name="T63">ﯺ</text:span><text:span text:style-name="T41"> </text:span><text:span text:style-name="T63">ﯻ</text:span><text:span text:style-name="T41"> </text:span><text:span text:style-name="T63">ﯼ</text:span></text:p>
      <text:p text:style-name="P25"><text:span text:style-name="T65">ﭑ</text:span><text:span text:style-name="T41"> </text:span><text:span text:style-name="T65">ﭒ</text:span><text:span text:style-name="T41"> </text:span><text:span text:style-name="T65">ﭓ</text:span><text:span text:style-name="T41"> </text:span><text:span text:style-name="T65">ﭔ</text:span><text:span text:style-name="T41"> </text:span><text:span text:style-name="T65">ﭕ</text:span><text:span text:style-name="T41"> </text:span><text:span text:style-name="T65">ﭖ</text:span><text:span text:style-name="T41"> </text:span><text:span text:style-name="T65">ﭗ</text:span><text:span text:style-name="T41"> </text:span><text:span text:style-name="T65">ﭘ</text:span><text:span text:style-name="T41"> </text:span><text:span text:style-name="T65">ﭙ</text:span><text:span text:style-name="T41"> </text:span><text:span text:style-name="T65">ﭚ</text:span><text:span text:style-name="T41"> </text:span><text:span text:style-name="T65">ﭛ</text:span><text:span text:style-name="T41"> </text:span><text:span text:style-name="T65">ﭜ</text:span><text:span text:style-name="T41"> </text:span><text:span text:style-name="T65">ﭝ</text:span><text:span text:style-name="T41"> </text:span><text:span text:style-name="T65">ﭞ</text:span><text:span text:style-name="T41"> </text:span><text:span text:style-name="T65">ﭟ</text:span><text:span text:style-name="T41"> </text:span><text:span text:style-name="T65">ﭠ</text:span><text:span text:style-name="T41"> </text:span><text:span text:style-name="T65">ﭡ</text:span><text:span text:style-name="T41"> </text:span><text:span text:style-name="T65">ﭢ</text:span><text:span text:style-name="T41"> </text:span><text:span text:style-name="T65">ﭣ</text:span><text:span text:style-name="T41"> </text:span><text:span text:style-name="T65">ﭤ</text:span><text:span text:style-name="T41"> </text:span><text:span text:style-name="T65">ﭥ</text:span><text:span text:style-name="T41"> </text:span><text:span text:style-name="T65">ﭦ</text:span><text:span text:style-name="T41"> </text:span><text:span text:style-name="T65">ﭧ</text:span><text:span text:style-name="T41"> </text:span><text:span text:style-name="T65">ﭨ</text:span><text:span text:style-name="T65">ﭩ</text:span><text:span text:style-name="T41"> </text:span><text:span text:style-name="T65">ﭪ</text:span><text:span text:style-name="T41"> </text:span><text:span text:style-name="T65">ﭫ</text:span><text:span text:style-name="T41"> </text:span><text:span text:style-name="T65">ﭬ</text:span><text:span text:style-name="T41"> </text:span><text:span text:style-name="T65">ﭭ</text:span><text:span text:style-name="T41"> </text:span><text:span text:style-name="T65">ﭮ</text:span><text:span text:style-name="T65">ﭯ</text:span><text:span text:style-name="T41"> </text:span><text:span text:style-name="T65">ﭰ</text:span><text:span text:style-name="T41"> </text:span><text:span text:style-name="T65">ﭱ</text:span><text:span text:style-name="T41"> </text:span><text:span text:style-name="T65">ﭲ</text:span><text:span text:style-name="T41"> </text:span><text:span text:style-name="T65">ﭳ</text:span><text:span text:style-name="T41"> </text:span><text:span text:style-name="T65">ﭴ</text:span><text:span text:style-name="T41"> </text:span><text:span text:style-name="T65">ﭵ</text:span><text:span text:style-name="T41"> </text:span><text:span text:style-name="T65">ﭶ</text:span><text:span text:style-name="T41"> </text:span><text:span text:style-name="T65">ﭷ</text:span><text:span text:style-name="T41"> </text:span><text:span text:style-name="T65">ﭸ</text:span><text:span text:style-name="T41"> </text:span><text:span text:style-name="T65">ﭹ</text:span><text:span text:style-name="T41"> </text:span><text:span text:style-name="T65">ﭺ</text:span><text:span text:style-name="T41"> </text:span><text:span text:style-name="T65">ﭻ</text:span><text:span text:style-name="T41"> </text:span><text:span text:style-name="T65">ﭼ</text:span><text:span text:style-name="T65">ﭽ</text:span><text:span text:style-name="T41"> </text:span><text:span text:style-name="T65">ﭾ</text:span><text:span text:style-name="T41"> </text:span><text:span text:style-name="T65">ﭿ</text:span><text:span text:style-name="T41"> </text:span><text:span text:style-name="T65">ﮀ</text:span><text:span text:style-name="T41"> </text:span><text:span text:style-name="T65">ﮁ</text:span><text:span text:style-name="T41"> </text:span><text:span text:style-name="T65">ﮂ</text:span><text:span text:style-name="T41"> </text:span><text:span text:style-name="T65">ﮃ</text:span><text:span text:style-name="T41"> </text:span><text:span text:style-name="T65">ﮄ</text:span><text:span text:style-name="T41"> </text:span><text:span text:style-name="T65">ﮅ</text:span><text:span text:style-name="T41"> </text:span><text:span text:style-name="T65">ﮆ</text:span><text:span text:style-name="T41"> </text:span><text:span text:style-name="T65">ﮇ</text:span><text:span text:style-name="T41"> </text:span><text:span text:style-name="T65">ﮈ</text:span><text:span text:style-name="T41"> </text:span><text:span text:style-name="T65">ﮉ</text:span><text:span text:style-name="T41"> </text:span><text:span text:style-name="T65">ﮊ</text:span><text:span text:style-name="T41"> </text:span><text:span text:style-name="T65">ﮋ</text:span><text:span text:style-name="T41"> </text:span><text:span text:style-name="T65">ﮌ</text:span><text:span text:style-name="T65">ﮍ</text:span><text:span text:style-name="T41"> </text:span><text:span text:style-name="T65">ﮎ</text:span><text:span text:style-name="T41"> </text:span><text:span text:style-name="T65">ﮏ</text:span><text:span text:style-name="T41"> </text:span><text:span text:style-name="T65">ﮐ</text:span><text:span text:style-name="T41"> </text:span><text:span text:style-name="T65">ﮑ</text:span><text:span text:style-name="T41"> </text:span><text:span text:style-name="T65">ﮒ</text:span><text:span text:style-name="T41"> </text:span><text:span text:style-name="T65">ﮓ</text:span><text:span text:style-name="T41"> </text:span><text:span text:style-name="T65">ﮔ</text:span><text:span text:style-name="T41"> </text:span><text:span text:style-name="T65">ﮕ</text:span><text:span text:style-name="T41"> </text:span><text:span text:style-name="T65">ﮖ</text:span><text:span text:style-name="T41"> </text:span><text:span text:style-name="T65">ﮗ</text:span><text:span text:style-name="T41"> </text:span><text:span text:style-name="T65">ﮘ</text:span><text:span text:style-name="T41"> </text:span><text:span text:style-name="T65">ﮙ</text:span><text:span text:style-name="T41"> </text:span><text:span text:style-name="T65">ﮚ</text:span><text:span text:style-name="T41"> </text:span><text:span text:style-name="T65">ﮛ</text:span><text:span text:style-name="T41"> </text:span><text:span text:style-name="T65">ﮜ</text:span><text:span text:style-name="T41"> </text:span><text:span text:style-name="T65">ﮝ</text:span><text:span text:style-name="T41"> </text:span><text:span text:style-name="T65">ﮞ</text:span><text:span text:style-name="T41"> </text:span><text:span text:style-name="T65">ﮟ</text:span><text:span text:style-name="T41"> </text:span><text:span text:style-name="T65">ﮠ</text:span><text:span text:style-name="T41"> </text:span><text:span text:style-name="T65">ﮡ</text:span><text:span text:style-name="T41"> </text:span><text:span text:style-name="T65">ﮢ</text:span><text:span text:style-name="T41"> </text:span><text:span text:style-name="T65">ﮣ</text:span><text:span text:style-name="T41"> </text:span><text:span text:style-name="T65">ﮤ</text:span><text:span text:style-name="T41"> </text:span><text:span text:style-name="T65">ﮥ</text:span><text:span text:style-name="T41"> </text:span><text:span text:style-name="T65">ﮦ</text:span><text:span text:style-name="T41"> </text:span><text:span text:style-name="T65">ﮧ</text:span><text:span text:style-name="T41"> </text:span><text:span text:style-name="T65">ﮨ</text:span><text:span text:style-name="T41"> </text:span><text:span text:style-name="T65">ﮩ</text:span><text:span text:style-name="T41"> </text:span><text:span text:style-name="T65">ﮪ</text:span><text:span text:style-name="T41"> </text:span><text:span text:style-name="T65">ﮫ</text:span><text:span text:style-name="T41"> </text:span><text:span text:style-name="T65">ﮬ</text:span><text:span text:style-name="T41"> </text:span><text:span text:style-name="T65">ﮭ</text:span><text:span text:style-name="T41"> </text:span><text:span text:style-name="T65">ﮮ</text:span><text:span text:style-name="T65">ﮯ</text:span><text:span text:style-name="T41"> </text:span><text:span text:style-name="T65">ﮰ</text:span><text:span text:style-name="T41"> </text:span><text:span text:style-name="T65">ﮱ</text:span><text:span text:style-name="T41"> </text:span><text:span text:style-name="T65">ﯓ</text:span><text:span text:style-name="T41"> </text:span><text:span text:style-name="T65">ﯔ</text:span><text:span text:style-name="T41"> </text:span><text:span text:style-name="T65">ﯕ</text:span><text:span text:style-name="T41"> </text:span><text:span text:style-name="T65">ﯖ</text:span><text:span text:style-name="T41"> </text:span><text:span text:style-name="T65">ﯗ</text:span><text:span text:style-name="T41"> </text:span><text:span text:style-name="T65">ﯘ</text:span><text:span text:style-name="T41"> </text:span><text:span text:style-name="T65">ﯙ</text:span><text:span text:style-name="T41"> </text:span><text:span text:style-name="T65">ﯚ</text:span><text:span text:style-name="T41"> </text:span><text:span text:style-name="T65">ﯛ</text:span><text:span text:style-name="T41"> </text:span><text:span text:style-name="T65">ﯜ</text:span><text:span text:style-name="T41"> </text:span><text:span text:style-name="T65">ﯝ</text:span><text:span text:style-name="T41"> </text:span><text:span text:style-name="T65">ﯞ</text:span><text:span text:style-name="T41"> </text:span><text:span text:style-name="T65">ﯟ</text:span><text:span text:style-name="T41"> </text:span><text:span text:style-name="T65">ﯠ</text:span><text:span text:style-name="T41"> </text:span><text:span text:style-name="T65">ﯡ</text:span><text:span text:style-name="T41"> </text:span><text:span text:style-name="T65">ﯢ</text:span><text:span text:style-name="T41"> </text:span><text:span text:style-name="T65">ﯣ</text:span><text:span text:style-name="T41"> </text:span><text:span text:style-name="T65">ﯤ</text:span><text:span text:style-name="T41"> </text:span><text:span text:style-name="T65">ﯥ</text:span><text:span text:style-name="T65">ﯦ</text:span><text:span text:style-name="T41"> </text:span><text:span text:style-name="T65">ﯧ</text:span><text:span text:style-name="T41"> </text:span><text:span text:style-name="T65">ﯨ</text:span><text:span text:style-name="T41"> </text:span><text:span text:style-name="T65">ﯩ</text:span><text:span text:style-name="T41"> </text:span><text:span text:style-name="T65">ﯪ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MSI_Z022" svg:font-family="MSI_Z022" style:font-pitch="variable"/>
    <style:font-face style:name="MSI_Z023" svg:font-family="MSI_Z023" style:font-pitch="variable"/>
    <style:font-face style:name="MSI_Z024" svg:font-family="MSI_Z024" style:font-pitch="variable"/>
    <style:font-face style:name="MSI_Z025" svg:font-family="MSI_Z025" style:font-pitch="variable"/>
    <style:font-face style:name="MSI_Z026" svg:font-family="MSI_Z026" style:font-pitch="variable"/>
    <style:font-face style:name="MSI_Z027" svg:font-family="MSI_Z027" style:font-pitch="variable"/>
    <style:font-face style:name="MSI_Z028" svg:font-family="MSI_Z028" style:font-pitch="variable"/>
    <style:font-face style:name="MSI_Z029" svg:font-family="MSI_Z029" style:font-pitch="variable"/>
    <style:font-face style:name="MSI_Z030" svg:font-family="MSI_Z030" style:font-pitch="variable"/>
    <style:font-face style:name="MSI_Z031" svg:font-family="MSI_Z031" style:font-pitch="variable"/>
    <style:font-face style:name="MSI_Z032" svg:font-family="MSI_Z032" style:font-pitch="variable"/>
    <style:font-face style:name="MSI_Z033" svg:font-family="MSI_Z033" style:font-pitch="variable"/>
    <style:font-face style:name="MSI_Z034" svg:font-family="MSI_Z034" style:font-pitch="variable"/>
    <style:font-face style:name="MSI_Z035" svg:font-family="MSI_Z035" style:font-pitch="variable"/>
    <style:font-face style:name="MSI_Z036" svg:font-family="MSI_Z036" style:font-pitch="variable"/>
    <style:font-face style:name="MSI_Z037" svg:font-family="MSI_Z037" style:font-pitch="variable"/>
    <style:font-face style:name="MSI_Z038" svg:font-family="MSI_Z038" style:font-pitch="variable"/>
    <style:font-face style:name="MSI_Z039" svg:font-family="MSI_Z039" style:font-pitch="variable"/>
    <style:font-face style:name="MSI_Z040" svg:font-family="MSI_Z040" style:font-pitch="variable"/>
    <style:font-face style:name="MSI_Z041" svg:font-family="MSI_Z04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P019" svg:font-family="QCF_P019" style:font-family-generic="roman" style:font-pitch="variable"/>
    <style:font-face style:name="QCF_P022" svg:font-family="QCF_P022" style:font-family-generic="roman" style:font-pitch="variable"/>
    <style:font-face style:name="QCF_P023" svg:font-family="QCF_P023" style:font-family-generic="roman" style:font-pitch="variable"/>
    <style:font-face style:name="QCF_P024" svg:font-family="QCF_P024" style:font-family-generic="roman" style:font-pitch="variable"/>
    <style:font-face style:name="QCF_P025" svg:font-family="QCF_P025" style:font-family-generic="roman" style:font-pitch="variable"/>
    <style:font-face style:name="QCF_P026" svg:font-family="QCF_P026" style:font-family-generic="roman" style:font-pitch="variable"/>
    <style:font-face style:name="QCF_P027" svg:font-family="QCF_P027" style:font-family-generic="roman" style:font-pitch="variable"/>
    <style:font-face style:name="QCF_P028" svg:font-family="QCF_P028" style:font-family-generic="roman" style:font-pitch="variable"/>
    <style:font-face style:name="QCF_P029" svg:font-family="QCF_P029" style:font-family-generic="roman" style:font-pitch="variable"/>
    <style:font-face style:name="QCF_P030" svg:font-family="QCF_P030" style:font-family-generic="roman" style:font-pitch="variable"/>
    <style:font-face style:name="QCF_P031" svg:font-family="QCF_P031" style:font-family-generic="roman" style:font-pitch="variable"/>
    <style:font-face style:name="QCF_P032" svg:font-family="QCF_P032" style:font-family-generic="roman" style:font-pitch="variable"/>
    <style:font-face style:name="QCF_P033" svg:font-family="QCF_P033" style:font-family-generic="roman" style:font-pitch="variable"/>
    <style:font-face style:name="QCF_P034" svg:font-family="QCF_P034" style:font-family-generic="roman" style:font-pitch="variable"/>
    <style:font-face style:name="QCF_P035" svg:font-family="QCF_P035" style:font-family-generic="roman" style:font-pitch="variable"/>
    <style:font-face style:name="QCF_P036" svg:font-family="QCF_P036" style:font-family-generic="roman" style:font-pitch="variable"/>
    <style:font-face style:name="QCF_P037" svg:font-family="QCF_P037" style:font-family-generic="roman" style:font-pitch="variable"/>
    <style:font-face style:name="QCF_P038" svg:font-family="QCF_P038" style:font-family-generic="roman" style:font-pitch="variable"/>
    <style:font-face style:name="QCF_P039" svg:font-family="QCF_P039" style:font-family-generic="roman" style:font-pitch="variable"/>
    <style:font-face style:name="QCF_P040" svg:font-family="QCF_P040" style:font-family-generic="roman" style:font-pitch="variable"/>
    <style:font-face style:name="QCF_P041" svg:font-family="QCF_P04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page-layout style:name="Mpm1" style:page-usage="mirrored">
      <style:page-layout-properties fo:page-width="6in" fo:page-height="10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5T08:24:30.462285225</meta:creation-date>
    <dc:date>2020-03-05T10:27:32.268902871</dc:date>
    <meta:editing-duration>PT1H51M53S</meta:editing-duration>
    <meta:editing-cycles>26</meta:editing-cycles>
    <meta:generator>LibreOffice/6.3.5.2$Linux_X86_64 LibreOffice_project/30$Build-2</meta:generator>
    <meta:document-statistic meta:table-count="0" meta:image-count="0" meta:object-count="0" meta:page-count="21" meta:paragraph-count="35" meta:word-count="2695" meta:character-count="5584" meta:non-whitespace-character-count="2916"/>
  </office:meta>
</office:document-meta>
</file>